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39.66pt"/>
    </style:style>
    <style:style style:name="co3" style:family="table-column">
      <style:table-column-properties fo:break-before="auto" style:column-width="186.49pt"/>
    </style:style>
    <style:style style:name="co4" style:family="table-column">
      <style:table-column-properties fo:break-before="auto" style:column-width="145.19pt"/>
    </style:style>
    <style:style style:name="co5" style:family="table-column">
      <style:table-column-properties fo:break-before="auto" style:column-width="119.06pt"/>
    </style:style>
    <style:style style:name="co6" style:family="table-column">
      <style:table-column-properties fo:break-before="auto" style:column-width="122.26pt"/>
    </style:style>
    <style:style style:name="co7" style:family="table-column">
      <style:table-column-properties fo:break-before="auto" style:column-width="12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xell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277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b008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emme/Vrouw&quot;;&quot;Homme/Man&quot;;&quot;X&quot;;&quot;Pas une personne/Geen persoon&quot;)" table:allow-empty-cell="true" table:display-list="unsorted" table:base-cell-address="ixelles.F1"/>
      </table:content-validations>
      <table:table table:name="ixell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 de rue</text:p>
          </table:table-cell>
          <table:table-cell table:style-name="ce1" office:value-type="string" calcext:value-type="string">
            <text:p>straatnaam</text:p>
          </table:table-cell>
          <table:table-cell table:style-name="ce1" office:value-type="string" calcext:value-type="string">
            <text:p>wikidata (personne/persoon)</text:p>
          </table:table-cell>
          <table:table-cell table:style-name="ce1" table:content-validation-name="val1" office:value-type="string" calcext:value-type="string">
            <text:p>Genre/Gender</text:p>
          </table:table-cell>
          <table:table-cell table:style-name="ce1" office:value-type="string" calcext:value-type="string">
            <text:p>Link Wikipedia (si pas Wikidata/Indien geen Wikidata</text:p>
          </table:table-cell>
          <table:table-cell table:style-name="ce1" office:value-type="string" calcext:value-type="string">
            <text:p>Note/Nota</text:p>
          </table:table-cell>
          <table:table-cell table:style-name="ce1" office:value-type="string" calcext:value-type="string">
            <text:p>OpenStreetMap</text:p>
          </table:table-cell>
          <table:table-cell table:style-name="ce10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6021" calcext:value-type="float">
            <text:p>2966021</text:p>
          </table:table-cell>
          <table:table-cell table:style-name="ce2" office:value-type="string" calcext:value-type="string">
            <text:p>Rue François Stroobant</text:p>
          </table:table-cell>
          <table:table-cell table:style-name="ce2" office:value-type="string" calcext:value-type="string">
            <text:p>François Stroobantstraat</text:p>
          </table:table-cell>
          <table:table-cell table:style-name="ce2" office:value-type="string" calcext:value-type="string">
            <text:p>Q145120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2];&quot;/&quot;;[.B2])" office:value-type="string" office:string-value="https://osm.org/relation/2966021" calcext:value-type="string">
            <text:p>https://osm.org/relation/29660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9745" calcext:value-type="float">
            <text:p>2979745</text:p>
          </table:table-cell>
          <table:table-cell table:style-name="ce2" office:value-type="string" calcext:value-type="string">
            <text:p>Rue Emmanuel Van Driessche</text:p>
          </table:table-cell>
          <table:table-cell table:style-name="ce2" office:value-type="string" calcext:value-type="string">
            <text:p>Emmanuel Van Driesschestraat</text:p>
          </table:table-cell>
          <table:table-cell table:style-name="ce3" office:value-type="string" calcext:value-type="string">
            <text:p>Q248238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3];&quot;/&quot;;[.B3])" office:value-type="string" office:string-value="https://osm.org/relation/2979745" calcext:value-type="string">
            <text:p>https://osm.org/relation/29797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9746" calcext:value-type="float">
            <text:p>2979746</text:p>
          </table:table-cell>
          <table:table-cell table:style-name="ce2" office:value-type="string" calcext:value-type="string">
            <text:p>Rue Fernand Neuray</text:p>
          </table:table-cell>
          <table:table-cell table:style-name="ce2" office:value-type="string" calcext:value-type="string">
            <text:p>Fernand Neuraystraat</text:p>
          </table:table-cell>
          <table:table-cell table:style-name="ce3" office:value-type="string" calcext:value-type="string">
            <text:p>Q306928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4];&quot;/&quot;;[.B4])" office:value-type="string" office:string-value="https://osm.org/relation/2979746" calcext:value-type="string">
            <text:p>https://osm.org/relation/29797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4989" calcext:value-type="float">
            <text:p>3014989</text:p>
          </table:table-cell>
          <table:table-cell table:style-name="ce2" office:value-type="string" calcext:value-type="string">
            <text:p>Rue de Theux</text:p>
          </table:table-cell>
          <table:table-cell table:style-name="ce2" office:value-type="string" calcext:value-type="string">
            <text:p>de Theuxstraat</text:p>
          </table:table-cell>
          <table:table-cell table:style-name="ce2" office:value-type="string" calcext:value-type="string">
            <text:p>Q66133926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Barthélemy-Théodore</text:p>
          </table:table-cell>
          <table:table-cell table:style-name="ce8" table:formula="of:=CONCATENATE(&quot;https://osm.org/&quot;;[.A5];&quot;/&quot;;[.B5])" office:value-type="string" office:string-value="https://osm.org/relation/3014989" calcext:value-type="string">
            <text:p>https://osm.org/relation/30149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5074" calcext:value-type="float">
            <text:p>3015074</text:p>
          </table:table-cell>
          <table:table-cell table:style-name="ce2" office:value-type="string" calcext:value-type="string">
            <text:p>Rue Général Capiaumont</text:p>
          </table:table-cell>
          <table:table-cell table:style-name="ce2" office:value-type="string" calcext:value-type="string">
            <text:p>Generaal Capiaumontstraat</text:p>
          </table:table-cell>
          <table:table-cell table:style-name="ce2" office:value-type="string" calcext:value-type="string">
            <text:p>Q8542979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</text:p>
          </table:table-cell>
          <table:table-cell table:style-name="ce2" office:value-type="string" calcext:value-type="string">
            <text:p>Alexis-Adolphe</text:p>
          </table:table-cell>
          <table:table-cell table:style-name="ce8" table:formula="of:=CONCATENATE(&quot;https://osm.org/&quot;;[.A6];&quot;/&quot;;[.B6])" office:value-type="string" office:string-value="https://osm.org/relation/3015074" calcext:value-type="string">
            <text:p>https://osm.org/relation/30150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5097" calcext:value-type="float">
            <text:p>3015097</text:p>
          </table:table-cell>
          <table:table-cell table:style-name="ce2" office:value-type="string" calcext:value-type="string">
            <text:p>Rue du Brochet</text:p>
          </table:table-cell>
          <table:table-cell table:style-name="ce2" office:value-type="string" calcext:value-type="string">
            <text:p>Sno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7];&quot;/&quot;;[.B7])" office:value-type="string" office:string-value="https://osm.org/relation/3015097" calcext:value-type="string">
            <text:p>https://osm.org/relation/30150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201" calcext:value-type="float">
            <text:p>3017201</text:p>
          </table:table-cell>
          <table:table-cell table:style-name="ce2" office:value-type="string" calcext:value-type="string">
            <text:p>Rue de l'Orient</text:p>
          </table:table-cell>
          <table:table-cell table:style-name="ce2" office:value-type="string" calcext:value-type="string">
            <text:p>Morgenlan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];&quot;/&quot;;[.B8])" office:value-type="string" office:string-value="https://osm.org/relation/3017201" calcext:value-type="string">
            <text:p>https://osm.org/relation/30172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251" calcext:value-type="float">
            <text:p>3017251</text:p>
          </table:table-cell>
          <table:table-cell table:style-name="ce2" office:value-type="string" calcext:value-type="string">
            <text:p>Rue Gray</text:p>
          </table:table-cell>
          <table:table-cell table:style-name="ce2" office:value-type="string" calcext:value-type="string">
            <text:p>Graystraat</text:p>
          </table:table-cell>
          <table:table-cell table:style-name="ce2" office:value-type="string" calcext:value-type="string">
            <text:p>Q31551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Thomas</text:p>
          </table:table-cell>
          <table:table-cell table:style-name="ce8" table:formula="of:=CONCATENATE(&quot;https://osm.org/&quot;;[.A9];&quot;/&quot;;[.B9])" office:value-type="string" office:string-value="https://osm.org/relation/3017251" calcext:value-type="string">
            <text:p>https://osm.org/relation/30172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252" calcext:value-type="float">
            <text:p>3017252</text:p>
          </table:table-cell>
          <table:table-cell table:style-name="ce2" office:value-type="string" calcext:value-type="string">
            <text:p>Rue du Sceptre</text:p>
          </table:table-cell>
          <table:table-cell table:style-name="ce2" office:value-type="string" calcext:value-type="string">
            <text:p>Skep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0];&quot;/&quot;;[.B10])" office:value-type="string" office:string-value="https://osm.org/relation/3017252" calcext:value-type="string">
            <text:p>https://osm.org/relation/30172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782" calcext:value-type="float">
            <text:p>3020782</text:p>
          </table:table-cell>
          <table:table-cell table:style-name="ce2" office:value-type="string" calcext:value-type="string">
            <text:p>Avenue du Maelbeek</text:p>
          </table:table-cell>
          <table:table-cell table:style-name="ce2" office:value-type="string" calcext:value-type="string">
            <text:p>Maalbee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1];&quot;/&quot;;[.B11])" office:value-type="string" office:string-value="https://osm.org/relation/3020782" calcext:value-type="string">
            <text:p>https://osm.org/relation/30207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6202" calcext:value-type="float">
            <text:p>3076202</text:p>
          </table:table-cell>
          <table:table-cell table:style-name="ce2" office:value-type="string" calcext:value-type="string">
            <text:p>Rue Renier Chalon</text:p>
          </table:table-cell>
          <table:table-cell table:style-name="ce2" office:value-type="string" calcext:value-type="string">
            <text:p>Renier Chalonstraat</text:p>
          </table:table-cell>
          <table:table-cell table:style-name="ce3" office:value-type="string" calcext:value-type="string">
            <text:p>Q342546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2];&quot;/&quot;;[.B12])" office:value-type="string" office:string-value="https://osm.org/relation/3076202" calcext:value-type="string">
            <text:p>https://osm.org/relation/30762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7546" calcext:value-type="float">
            <text:p>3077546</text:p>
          </table:table-cell>
          <table:table-cell table:style-name="ce2" office:value-type="string" calcext:value-type="string">
            <text:p>Rue de la Réforme</text:p>
          </table:table-cell>
          <table:table-cell table:style-name="ce2" office:value-type="string" calcext:value-type="string">
            <text:p>Hervorming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3];&quot;/&quot;;[.B13])" office:value-type="string" office:string-value="https://osm.org/relation/3077546" calcext:value-type="string">
            <text:p>https://osm.org/relation/30775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8542" calcext:value-type="float">
            <text:p>3078542</text:p>
          </table:table-cell>
          <table:table-cell table:style-name="ce2" office:value-type="string" calcext:value-type="string">
            <text:p>Avenue de la Forêt</text:p>
          </table:table-cell>
          <table:table-cell table:style-name="ce2" office:value-type="string" calcext:value-type="string">
            <text:p>Wou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4];&quot;/&quot;;[.B14])" office:value-type="string" office:string-value="https://osm.org/relation/3078542" calcext:value-type="string">
            <text:p>https://osm.org/relation/30785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9666" calcext:value-type="float">
            <text:p>3079666</text:p>
          </table:table-cell>
          <table:table-cell table:style-name="ce2" office:value-type="string" calcext:value-type="string">
            <text:p>Rue de l'Été</text:p>
          </table:table-cell>
          <table:table-cell table:style-name="ce2" office:value-type="string" calcext:value-type="string">
            <text:p>Zom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5];&quot;/&quot;;[.B15])" office:value-type="string" office:string-value="https://osm.org/relation/3079666" calcext:value-type="string">
            <text:p>https://osm.org/relation/30796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1487" calcext:value-type="float">
            <text:p>3081487</text:p>
          </table:table-cell>
          <table:table-cell table:style-name="ce2" office:value-type="string" calcext:value-type="string">
            <text:p>Rue de l'Automne</text:p>
          </table:table-cell>
          <table:table-cell table:style-name="ce2" office:value-type="string" calcext:value-type="string">
            <text:p>Herfs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6];&quot;/&quot;;[.B16])" office:value-type="string" office:string-value="https://osm.org/relation/3081487" calcext:value-type="string">
            <text:p>https://osm.org/relation/30814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1488" calcext:value-type="float">
            <text:p>3081488</text:p>
          </table:table-cell>
          <table:table-cell table:style-name="ce2" office:value-type="string" calcext:value-type="string">
            <text:p>Rue du Printemps</text:p>
          </table:table-cell>
          <table:table-cell table:style-name="ce2" office:value-type="string" calcext:value-type="string">
            <text:p>Lent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7];&quot;/&quot;;[.B17])" office:value-type="string" office:string-value="https://osm.org/relation/3081488" calcext:value-type="string">
            <text:p>https://osm.org/relation/30814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3001" calcext:value-type="float">
            <text:p>3083001</text:p>
          </table:table-cell>
          <table:table-cell table:style-name="ce2" office:value-type="string" calcext:value-type="string">
            <text:p>Rue César Franck</text:p>
          </table:table-cell>
          <table:table-cell table:style-name="ce2" office:value-type="string" calcext:value-type="string">
            <text:p>César Franckstraat</text:p>
          </table:table-cell>
          <table:table-cell table:style-name="ce3" office:value-type="string" calcext:value-type="string">
            <text:p>Q5018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8];&quot;/&quot;;[.B18])" office:value-type="string" office:string-value="https://osm.org/relation/3083001" calcext:value-type="string">
            <text:p>https://osm.org/relation/30830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2673" calcext:value-type="float">
            <text:p>3172673</text:p>
          </table:table-cell>
          <table:table-cell table:style-name="ce2" office:value-type="string" calcext:value-type="string">
            <text:p>Rue de Theux</text:p>
          </table:table-cell>
          <table:table-cell table:style-name="ce2" office:value-type="string" calcext:value-type="string">
            <text:p>de Theuxstraat</text:p>
          </table:table-cell>
          <table:table-cell table:style-name="ce2" office:value-type="string" calcext:value-type="string">
            <text:p>Q66133926</text:p>
          </table:table-cell>
          <table:table-cell table:content-validation-name="val1"/>
          <table:table-cell/>
          <table:table-cell table:style-name="ce2" office:value-type="string" calcext:value-type="string">
            <text:p>Barthélemy-Théodore</text:p>
          </table:table-cell>
          <table:table-cell table:style-name="ce8" table:formula="of:=CONCATENATE(&quot;https://osm.org/&quot;;[.A19];&quot;/&quot;;[.B19])" office:value-type="string" office:string-value="https://osm.org/relation/3172673" calcext:value-type="string">
            <text:p>https://osm.org/relation/31726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2675" calcext:value-type="float">
            <text:p>3172675</text:p>
          </table:table-cell>
          <table:table-cell table:style-name="ce2" office:value-type="string" calcext:value-type="string">
            <text:p>Rue du Château</text:p>
          </table:table-cell>
          <table:table-cell table:style-name="ce2" office:value-type="string" calcext:value-type="string">
            <text:p>Kaste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0];&quot;/&quot;;[.B20])" office:value-type="string" office:string-value="https://osm.org/relation/3172675" calcext:value-type="string">
            <text:p>https://osm.org/relation/31726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4031" calcext:value-type="float">
            <text:p>3174031</text:p>
          </table:table-cell>
          <table:table-cell table:style-name="ce2" office:value-type="string" calcext:value-type="string">
            <text:p>Rue du Vivier</text:p>
          </table:table-cell>
          <table:table-cell table:style-name="ce2" office:value-type="string" calcext:value-type="string">
            <text:p>Visvijv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1];&quot;/&quot;;[.B21])" office:value-type="string" office:string-value="https://osm.org/relation/3174031" calcext:value-type="string">
            <text:p>https://osm.org/relation/31740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4043" calcext:value-type="float">
            <text:p>3174043</text:p>
          </table:table-cell>
          <table:table-cell table:style-name="ce2" office:value-type="string" calcext:value-type="string">
            <text:p>Rue des Deux Ponts</text:p>
          </table:table-cell>
          <table:table-cell table:style-name="ce2" office:value-type="string" calcext:value-type="string">
            <text:p>Tweebrugg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2];&quot;/&quot;;[.B22])" office:value-type="string" office:string-value="https://osm.org/relation/3174043" calcext:value-type="string">
            <text:p>https://osm.org/relation/31740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4046" calcext:value-type="float">
            <text:p>3174046</text:p>
          </table:table-cell>
          <table:table-cell table:style-name="ce2" office:value-type="string" calcext:value-type="string">
            <text:p>Rue des Artisans</text:p>
          </table:table-cell>
          <table:table-cell table:style-name="ce2" office:value-type="string" calcext:value-type="string">
            <text:p>Ambachtslied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23];&quot;/&quot;;[.B23])" office:value-type="string" office:string-value="https://osm.org/relation/3174046" calcext:value-type="string">
            <text:p>https://osm.org/relation/31740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4147" calcext:value-type="float">
            <text:p>3174147</text:p>
          </table:table-cell>
          <table:table-cell table:style-name="ce2" office:value-type="string" calcext:value-type="string">
            <text:p>Rue de la Natation</text:p>
          </table:table-cell>
          <table:table-cell table:style-name="ce2" office:value-type="string" calcext:value-type="string">
            <text:p>Zwemkuns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4];&quot;/&quot;;[.B24])" office:value-type="string" office:string-value="https://osm.org/relation/3174147" calcext:value-type="string">
            <text:p>https://osm.org/relation/31741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4384" calcext:value-type="float">
            <text:p>3174384</text:p>
          </table:table-cell>
          <table:table-cell table:style-name="ce2" office:value-type="string" calcext:value-type="string">
            <text:p>Rue du Brochet</text:p>
          </table:table-cell>
          <table:table-cell table:style-name="ce2" office:value-type="string" calcext:value-type="string">
            <text:p>Sno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5];&quot;/&quot;;[.B25])" office:value-type="string" office:string-value="https://osm.org/relation/3174384" calcext:value-type="string">
            <text:p>https://osm.org/relation/31743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4468" calcext:value-type="float">
            <text:p>3174468</text:p>
          </table:table-cell>
          <table:table-cell table:style-name="ce2" office:value-type="string" calcext:value-type="string">
            <text:p>Rue Gray</text:p>
          </table:table-cell>
          <table:table-cell table:style-name="ce2" office:value-type="string" calcext:value-type="string">
            <text:p>Graystraat</text:p>
          </table:table-cell>
          <table:table-cell table:style-name="ce4" office:value-type="string" calcext:value-type="string">
            <text:p>Q31551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</text:p>
          </table:table-cell>
          <table:table-cell table:style-name="ce2" office:value-type="string" calcext:value-type="string">
            <text:p>Thomas</text:p>
          </table:table-cell>
          <table:table-cell table:style-name="ce8" table:formula="of:=CONCATENATE(&quot;https://osm.org/&quot;;[.A26];&quot;/&quot;;[.B26])" office:value-type="string" office:string-value="https://osm.org/relation/3174468" calcext:value-type="string">
            <text:p>https://osm.org/relation/31744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6434" calcext:value-type="float">
            <text:p>3176434</text:p>
          </table:table-cell>
          <table:table-cell table:style-name="ce2" office:value-type="string" calcext:value-type="string">
            <text:p>Rue Wayenberg</text:p>
          </table:table-cell>
          <table:table-cell table:style-name="ce2" office:value-type="string" calcext:value-type="string">
            <text:p>Waaienbe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7];&quot;/&quot;;[.B27])" office:value-type="string" office:string-value="https://osm.org/relation/3176434" calcext:value-type="string">
            <text:p>https://osm.org/relation/31764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6573" calcext:value-type="float">
            <text:p>3176573</text:p>
          </table:table-cell>
          <table:table-cell table:style-name="ce2" office:value-type="string" calcext:value-type="string">
            <text:p>Rue du Sceptre</text:p>
          </table:table-cell>
          <table:table-cell table:style-name="ce2" office:value-type="string" calcext:value-type="string">
            <text:p>Scep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8];&quot;/&quot;;[.B28])" office:value-type="string" office:string-value="https://osm.org/relation/3176573" calcext:value-type="string">
            <text:p>https://osm.org/relation/31765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6748" calcext:value-type="float">
            <text:p>3176748</text:p>
          </table:table-cell>
          <table:table-cell table:style-name="ce2" office:value-type="string" calcext:value-type="string">
            <text:p>Rue Vandenbroeck</text:p>
          </table:table-cell>
          <table:table-cell table:style-name="ce2" office:value-type="string" calcext:value-type="string">
            <text:p>Vandenbroeck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29];&quot;/&quot;;[.B29])" office:value-type="string" office:string-value="https://osm.org/relation/3176748" calcext:value-type="string">
            <text:p>https://osm.org/relation/31767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6750" calcext:value-type="float">
            <text:p>3176750</text:p>
          </table:table-cell>
          <table:table-cell table:style-name="ce2" office:value-type="string" calcext:value-type="string">
            <text:p>Rue Limauge</text:p>
          </table:table-cell>
          <table:table-cell table:style-name="ce2" office:value-type="string" calcext:value-type="string">
            <text:p>Limaug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30];&quot;/&quot;;[.B30])" office:value-type="string" office:string-value="https://osm.org/relation/3176750" calcext:value-type="string">
            <text:p>https://osm.org/relation/31767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7522" calcext:value-type="float">
            <text:p>3177522</text:p>
          </table:table-cell>
          <table:table-cell table:style-name="ce2" office:value-type="string" calcext:value-type="string">
            <text:p>Chaussée de Wavre</text:p>
          </table:table-cell>
          <table:table-cell table:style-name="ce2" office:value-type="string" calcext:value-type="string">
            <text:p>Waver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31];&quot;/&quot;;[.B31])" office:value-type="string" office:string-value="https://osm.org/relation/3177522" calcext:value-type="string">
            <text:p>https://osm.org/relation/31775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8082" calcext:value-type="float">
            <text:p>3178082</text:p>
          </table:table-cell>
          <table:table-cell table:style-name="ce2" office:value-type="string" calcext:value-type="string">
            <text:p>Rue Jenner</text:p>
          </table:table-cell>
          <table:table-cell table:style-name="ce2" office:value-type="string" calcext:value-type="string">
            <text:p>Jenn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32];&quot;/&quot;;[.B32])" office:value-type="string" office:string-value="https://osm.org/relation/3178082" calcext:value-type="string">
            <text:p>https://osm.org/relation/31780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8229" calcext:value-type="float">
            <text:p>3178229</text:p>
          </table:table-cell>
          <table:table-cell table:style-name="ce2" office:value-type="string" calcext:value-type="string">
            <text:p>Rue Vautier</text:p>
          </table:table-cell>
          <table:table-cell table:style-name="ce2" office:value-type="string" calcext:value-type="string">
            <text:p>Vauti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33];&quot;/&quot;;[.B33])" office:value-type="string" office:string-value="https://osm.org/relation/3178229" calcext:value-type="string">
            <text:p>https://osm.org/relation/31782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8262" calcext:value-type="float">
            <text:p>3178262</text:p>
          </table:table-cell>
          <table:table-cell table:style-name="ce2" office:value-type="string" calcext:value-type="string">
            <text:p>Rue Wiertz</text:p>
          </table:table-cell>
          <table:table-cell table:style-name="ce2" office:value-type="string" calcext:value-type="string">
            <text:p>Wiertzstraat</text:p>
          </table:table-cell>
          <table:table-cell table:style-name="ce5" office:value-type="string" calcext:value-type="string">
            <text:p>Q35297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34];&quot;/&quot;;[.B34])" office:value-type="string" office:string-value="https://osm.org/relation/3178262" calcext:value-type="string">
            <text:p>https://osm.org/relation/31782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8538" calcext:value-type="float">
            <text:p>3178538</text:p>
          </table:table-cell>
          <table:table-cell table:style-name="ce2" office:value-type="string" calcext:value-type="string">
            <text:p>Rue Godecharle</text:p>
          </table:table-cell>
          <table:table-cell table:style-name="ce2" office:value-type="string" calcext:value-type="string">
            <text:p>Godecharl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35];&quot;/&quot;;[.B35])" office:value-type="string" office:string-value="https://osm.org/relation/3178538" calcext:value-type="string">
            <text:p>https://osm.org/relation/31785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8991" calcext:value-type="float">
            <text:p>3178991</text:p>
          </table:table-cell>
          <table:table-cell table:style-name="ce2" office:value-type="string" calcext:value-type="string">
            <text:p>Square de la Résidence</text:p>
          </table:table-cell>
          <table:table-cell table:style-name="ce2" office:value-type="string" calcext:value-type="string">
            <text:p>Residentie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36];&quot;/&quot;;[.B36])" office:value-type="string" office:string-value="https://osm.org/relation/3178991" calcext:value-type="string">
            <text:p>https://osm.org/relation/31789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9334" calcext:value-type="float">
            <text:p>3179334</text:p>
          </table:table-cell>
          <table:table-cell table:style-name="ce2" office:value-type="string" calcext:value-type="string">
            <text:p>Rue du Trône</text:p>
          </table:table-cell>
          <table:table-cell table:style-name="ce2" office:value-type="string" calcext:value-type="string">
            <text:p>Troo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37];&quot;/&quot;;[.B37])" office:value-type="string" office:string-value="https://osm.org/relation/3179334" calcext:value-type="string">
            <text:p>https://osm.org/relation/31793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9502" calcext:value-type="float">
            <text:p>3179502</text:p>
          </table:table-cell>
          <table:table-cell table:style-name="ce2" office:value-type="string" calcext:value-type="string">
            <text:p>Rue d'Idalie</text:p>
          </table:table-cell>
          <table:table-cell table:style-name="ce2" office:value-type="string" calcext:value-type="string">
            <text:p>Idal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38];&quot;/&quot;;[.B38])" office:value-type="string" office:string-value="https://osm.org/relation/3179502" calcext:value-type="string">
            <text:p>https://osm.org/relation/31795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9561" calcext:value-type="float">
            <text:p>3179561</text:p>
          </table:table-cell>
          <table:table-cell table:style-name="ce2" office:value-type="string" calcext:value-type="string">
            <text:p>Clos du Parnasse</text:p>
          </table:table-cell>
          <table:table-cell table:style-name="ce2" office:value-type="string" calcext:value-type="string">
            <text:p>Parnassus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39];&quot;/&quot;;[.B39])" office:value-type="string" office:string-value="https://osm.org/relation/3179561" calcext:value-type="string">
            <text:p>https://osm.org/relation/31795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9646" calcext:value-type="float">
            <text:p>3179646</text:p>
          </table:table-cell>
          <table:table-cell table:style-name="ce2" office:value-type="string" calcext:value-type="string">
            <text:p>Rue du Parnasse</text:p>
          </table:table-cell>
          <table:table-cell table:style-name="ce2" office:value-type="string" calcext:value-type="string">
            <text:p>Parnassu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0];&quot;/&quot;;[.B40])" office:value-type="string" office:string-value="https://osm.org/relation/3179646" calcext:value-type="string">
            <text:p>https://osm.org/relation/31796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9668" calcext:value-type="float">
            <text:p>3179668</text:p>
          </table:table-cell>
          <table:table-cell table:style-name="ce2" office:value-type="string" calcext:value-type="string">
            <text:p>Rue de Trèves</text:p>
          </table:table-cell>
          <table:table-cell table:style-name="ce2" office:value-type="string" calcext:value-type="string">
            <text:p>Tri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1];&quot;/&quot;;[.B41])" office:value-type="string" office:string-value="https://osm.org/relation/3179668" calcext:value-type="string">
            <text:p>https://osm.org/relation/31796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9707" calcext:value-type="float">
            <text:p>3179707</text:p>
          </table:table-cell>
          <table:table-cell table:style-name="ce2" office:value-type="string" calcext:value-type="string">
            <text:p>Rue Montoyer</text:p>
          </table:table-cell>
          <table:table-cell table:style-name="ce2" office:value-type="string" calcext:value-type="string">
            <text:p>Montoyerstraat</text:p>
          </table:table-cell>
          <table:table-cell table:style-name="ce5" office:value-type="string" calcext:value-type="string">
            <text:p>Q32717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42];&quot;/&quot;;[.B42])" office:value-type="string" office:string-value="https://osm.org/relation/3179707" calcext:value-type="string">
            <text:p>https://osm.org/relation/31797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79708" calcext:value-type="float">
            <text:p>3179708</text:p>
          </table:table-cell>
          <table:table-cell table:style-name="ce2" office:value-type="string" calcext:value-type="string">
            <text:p>Rue d'Arlon</text:p>
          </table:table-cell>
          <table:table-cell table:style-name="ce2" office:value-type="string" calcext:value-type="string">
            <text:p>Aarlenstraat</text:p>
          </table:table-cell>
          <table:table-cell table:style-name="ce2" office:value-type="string" calcext:value-type="string">
            <text:p>Q675960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3];&quot;/&quot;;[.B43])" office:value-type="string" office:string-value="https://osm.org/relation/3179708" calcext:value-type="string">
            <text:p>https://osm.org/relation/31797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82974" calcext:value-type="float">
            <text:p>3182974</text:p>
          </table:table-cell>
          <table:table-cell table:style-name="ce2" office:value-type="string" calcext:value-type="string">
            <text:p>Rue Caroly</text:p>
          </table:table-cell>
          <table:table-cell table:style-name="ce2" office:value-type="string" calcext:value-type="string">
            <text:p>Caroly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44];&quot;/&quot;;[.B44])" office:value-type="string" office:string-value="https://osm.org/relation/3182974" calcext:value-type="string">
            <text:p>https://osm.org/relation/31829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88679" calcext:value-type="float">
            <text:p>3188679</text:p>
          </table:table-cell>
          <table:table-cell table:style-name="ce2" office:value-type="string" calcext:value-type="string">
            <text:p>Rue Marie de Bourgogne</text:p>
          </table:table-cell>
          <table:table-cell table:style-name="ce2" office:value-type="string" calcext:value-type="string">
            <text:p>Maria van Bourgondiëstraat</text:p>
          </table:table-cell>
          <table:table-cell table:style-name="ce2" office:value-type="string" calcext:value-type="string">
            <text:p>Q740325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style-name="ce6" office:value-type="string" calcext:value-type="string">
            <text:p><text:a xlink:href="https://fr.wikipedia.org/wiki/Marie_de_Bourgogne_(1386-1422)" xlink:type="simple">https://fr.wikipedia.org/wiki/Marie_de_Bourgogne_(1386-1422)</text:a></text:p>
          </table:table-cell>
          <table:table-cell/>
          <table:table-cell table:style-name="ce8" table:formula="of:=CONCATENATE(&quot;https://osm.org/&quot;;[.A45];&quot;/&quot;;[.B45])" office:value-type="string" office:string-value="https://osm.org/relation/3188679" calcext:value-type="string">
            <text:p>https://osm.org/relation/31886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88682" calcext:value-type="float">
            <text:p>3188682</text:p>
          </table:table-cell>
          <table:table-cell table:style-name="ce2" office:value-type="string" calcext:value-type="string">
            <text:p>Rue du Luxembourg</text:p>
          </table:table-cell>
          <table:table-cell table:style-name="ce2" office:value-type="string" calcext:value-type="string">
            <text:p>Luxembu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6];&quot;/&quot;;[.B46])" office:value-type="string" office:string-value="https://osm.org/relation/3188682" calcext:value-type="string">
            <text:p>https://osm.org/relation/31886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88690" calcext:value-type="float">
            <text:p>3188690</text:p>
          </table:table-cell>
          <table:table-cell table:style-name="ce2" office:value-type="string" calcext:value-type="string">
            <text:p>Rue de Fleurus</text:p>
          </table:table-cell>
          <table:table-cell table:style-name="ce2" office:value-type="string" calcext:value-type="string">
            <text:p>Fleuru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7];&quot;/&quot;;[.B47])" office:value-type="string" office:string-value="https://osm.org/relation/3188690" calcext:value-type="string">
            <text:p>https://osm.org/relation/31886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88691" calcext:value-type="float">
            <text:p>3188691</text:p>
          </table:table-cell>
          <table:table-cell table:style-name="ce2" office:value-type="string" calcext:value-type="string">
            <text:p>Square de Meeûs</text:p>
          </table:table-cell>
          <table:table-cell table:style-name="ce2" office:value-type="string" calcext:value-type="string">
            <text:p>de Meeûssquare</text:p>
          </table:table-cell>
          <table:table-cell table:style-name="ce2" office:value-type="string" calcext:value-type="string">
            <text:p>Q244007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Ferdinand_de_Mee%C3%BBs" xlink:type="simple">https://fr.wikipedia.org/wiki/Ferdinand_de_Mee%C3%BBs</text:a></text:p>
          </table:table-cell>
          <table:table-cell/>
          <table:table-cell table:style-name="ce8" table:formula="of:=CONCATENATE(&quot;https://osm.org/&quot;;[.A48];&quot;/&quot;;[.B48])" office:value-type="string" office:string-value="https://osm.org/relation/3188691" calcext:value-type="string">
            <text:p>https://osm.org/relation/31886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88697" calcext:value-type="float">
            <text:p>3188697</text:p>
          </table:table-cell>
          <table:table-cell table:style-name="ce2" office:value-type="string" calcext:value-type="string">
            <text:p>Place du Luxembourg</text:p>
          </table:table-cell>
          <table:table-cell table:style-name="ce2" office:value-type="string" calcext:value-type="string">
            <text:p>Luxemburg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9];&quot;/&quot;;[.B49])" office:value-type="string" office:string-value="https://osm.org/relation/3188697" calcext:value-type="string">
            <text:p>https://osm.org/relation/31886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88797" calcext:value-type="float">
            <text:p>3188797</text:p>
          </table:table-cell>
          <table:table-cell table:style-name="ce2" office:value-type="string" calcext:value-type="string">
            <text:p>Rue du Champ de Mars</text:p>
          </table:table-cell>
          <table:table-cell table:style-name="ce2" office:value-type="string" calcext:value-type="string">
            <text:p>Marsvel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0];&quot;/&quot;;[.B50])" office:value-type="string" office:string-value="https://osm.org/relation/3188797" calcext:value-type="string">
            <text:p>https://osm.org/relation/31887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88804" calcext:value-type="float">
            <text:p>3188804</text:p>
          </table:table-cell>
          <table:table-cell table:style-name="ce2" office:value-type="string" calcext:value-type="string">
            <text:p>Place du Champ de Mars</text:p>
          </table:table-cell>
          <table:table-cell table:style-name="ce2" office:value-type="string" calcext:value-type="string">
            <text:p>Marsveld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1];&quot;/&quot;;[.B51])" office:value-type="string" office:string-value="https://osm.org/relation/3188804" calcext:value-type="string">
            <text:p>https://osm.org/relation/31888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88911" calcext:value-type="float">
            <text:p>3188911</text:p>
          </table:table-cell>
          <table:table-cell table:style-name="ce2" office:value-type="string" calcext:value-type="string">
            <text:p>Rue d'Édimbourg</text:p>
          </table:table-cell>
          <table:table-cell table:style-name="ce2" office:value-type="string" calcext:value-type="string">
            <text:p>Edinbu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2];&quot;/&quot;;[.B52])" office:value-type="string" office:string-value="https://osm.org/relation/3188911" calcext:value-type="string">
            <text:p>https://osm.org/relation/31889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88912" calcext:value-type="float">
            <text:p>3188912</text:p>
          </table:table-cell>
          <table:table-cell table:style-name="ce2" office:value-type="string" calcext:value-type="string">
            <text:p>Rue de Naples</text:p>
          </table:table-cell>
          <table:table-cell table:style-name="ce2" office:value-type="string" calcext:value-type="string">
            <text:p>Napel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3];&quot;/&quot;;[.B53])" office:value-type="string" office:string-value="https://osm.org/relation/3188912" calcext:value-type="string">
            <text:p>https://osm.org/relation/31889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89149" calcext:value-type="float">
            <text:p>3189149</text:p>
          </table:table-cell>
          <table:table-cell table:style-name="ce2" office:value-type="string" calcext:value-type="string">
            <text:p>Rue d'Alsace-Lorraine</text:p>
          </table:table-cell>
          <table:table-cell table:style-name="ce2" office:value-type="string" calcext:value-type="string">
            <text:p>Elzas-Lotharing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4];&quot;/&quot;;[.B54])" office:value-type="string" office:string-value="https://osm.org/relation/3189149" calcext:value-type="string">
            <text:p>https://osm.org/relation/31891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89482" calcext:value-type="float">
            <text:p>3189482</text:p>
          </table:table-cell>
          <table:table-cell table:style-name="ce2" office:value-type="string" calcext:value-type="string">
            <text:p>Rue de Dublin</text:p>
          </table:table-cell>
          <table:table-cell table:style-name="ce2" office:value-type="string" calcext:value-type="string">
            <text:p>Dubli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5];&quot;/&quot;;[.B55])" office:value-type="string" office:string-value="https://osm.org/relation/3189482" calcext:value-type="string">
            <text:p>https://osm.org/relation/31894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89504" calcext:value-type="float">
            <text:p>3189504</text:p>
          </table:table-cell>
          <table:table-cell table:style-name="ce2" office:value-type="string" calcext:value-type="string">
            <text:p>Rue de Londres</text:p>
          </table:table-cell>
          <table:table-cell table:style-name="ce2" office:value-type="string" calcext:value-type="string">
            <text:p>Lond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6];&quot;/&quot;;[.B56])" office:value-type="string" office:string-value="https://osm.org/relation/3189504" calcext:value-type="string">
            <text:p>https://osm.org/relation/31895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89505" calcext:value-type="float">
            <text:p>3189505</text:p>
          </table:table-cell>
          <table:table-cell table:style-name="ce2" office:value-type="string" calcext:value-type="string">
            <text:p>Rue de Paris</text:p>
          </table:table-cell>
          <table:table-cell table:style-name="ce2" office:value-type="string" calcext:value-type="string">
            <text:p>Parij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7];&quot;/&quot;;[.B57])" office:value-type="string" office:string-value="https://osm.org/relation/3189505" calcext:value-type="string">
            <text:p>https://osm.org/relation/31895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89511" calcext:value-type="float">
            <text:p>3189511</text:p>
          </table:table-cell>
          <table:table-cell table:style-name="ce2" office:value-type="string" calcext:value-type="string">
            <text:p>Place de Londres</text:p>
          </table:table-cell>
          <table:table-cell table:style-name="ce2" office:value-type="string" calcext:value-type="string">
            <text:p>Londen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8];&quot;/&quot;;[.B58])" office:value-type="string" office:string-value="https://osm.org/relation/3189511" calcext:value-type="string">
            <text:p>https://osm.org/relation/31895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89549" calcext:value-type="float">
            <text:p>3189549</text:p>
          </table:table-cell>
          <table:table-cell table:style-name="ce2" office:value-type="string" calcext:value-type="string">
            <text:p>Rue Major René Dubreucq</text:p>
          </table:table-cell>
          <table:table-cell table:style-name="ce2" office:value-type="string" calcext:value-type="string">
            <text:p>Majoor René Dubreucq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59];&quot;/&quot;;[.B59])" office:value-type="string" office:string-value="https://osm.org/relation/3189549" calcext:value-type="string">
            <text:p>https://osm.org/relation/31895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89868" calcext:value-type="float">
            <text:p>3189868</text:p>
          </table:table-cell>
          <table:table-cell table:style-name="ce2" office:value-type="string" calcext:value-type="string">
            <text:p>Chaussée d'Ixelles</text:p>
          </table:table-cell>
          <table:table-cell table:style-name="ce2" office:value-type="string" calcext:value-type="string">
            <text:p>Elsen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60];&quot;/&quot;;[.B60])" office:value-type="string" office:string-value="https://osm.org/relation/3189868" calcext:value-type="string">
            <text:p>https://osm.org/relation/31898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5090" calcext:value-type="float">
            <text:p>3195090</text:p>
          </table:table-cell>
          <table:table-cell table:style-name="ce2" office:value-type="string" calcext:value-type="string">
            <text:p>Rue Francart</text:p>
          </table:table-cell>
          <table:table-cell table:style-name="ce2" office:value-type="string" calcext:value-type="string">
            <text:p>Francar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61];&quot;/&quot;;[.B61])" office:value-type="string" office:string-value="https://osm.org/relation/3195090" calcext:value-type="string">
            <text:p>https://osm.org/relation/31950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5121" calcext:value-type="float">
            <text:p>3195121</text:p>
          </table:table-cell>
          <table:table-cell table:style-name="ce2" office:value-type="string" calcext:value-type="string">
            <text:p>Rue Ernest Solvay</text:p>
          </table:table-cell>
          <table:table-cell table:style-name="ce2" office:value-type="string" calcext:value-type="string">
            <text:p>Ernest Solvaystraat</text:p>
          </table:table-cell>
          <table:table-cell table:style-name="ce3" office:value-type="string" calcext:value-type="string">
            <text:p>Q31166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62];&quot;/&quot;;[.B62])" office:value-type="string" office:string-value="https://osm.org/relation/3195121" calcext:value-type="string">
            <text:p>https://osm.org/relation/31951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5130" calcext:value-type="float">
            <text:p>3195130</text:p>
          </table:table-cell>
          <table:table-cell table:style-name="ce2" office:value-type="string" calcext:value-type="string">
            <text:p>Rue Saint-Boniface</text:p>
          </table:table-cell>
          <table:table-cell table:style-name="ce2" office:value-type="string" calcext:value-type="string">
            <text:p>Sint-Bonifaa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63];&quot;/&quot;;[.B63])" office:value-type="string" office:string-value="https://osm.org/relation/3195130" calcext:value-type="string">
            <text:p>https://osm.org/relation/31951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5223" calcext:value-type="float">
            <text:p>3195223</text:p>
          </table:table-cell>
          <table:table-cell table:style-name="ce2" office:value-type="string" calcext:value-type="string">
            <text:p>Rue de la Paix</text:p>
          </table:table-cell>
          <table:table-cell table:style-name="ce2" office:value-type="string" calcext:value-type="string">
            <text:p>Vre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64];&quot;/&quot;;[.B64])" office:value-type="string" office:string-value="https://osm.org/relation/3195223" calcext:value-type="string">
            <text:p>https://osm.org/relation/31952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5272" calcext:value-type="float">
            <text:p>3195272</text:p>
          </table:table-cell>
          <table:table-cell table:style-name="ce2" office:value-type="string" calcext:value-type="string">
            <text:p>Rue Longue Vie</text:p>
          </table:table-cell>
          <table:table-cell table:style-name="ce2" office:value-type="string" calcext:value-type="string">
            <text:p>Lang-Lev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65];&quot;/&quot;;[.B65])" office:value-type="string" office:string-value="https://osm.org/relation/3195272" calcext:value-type="string">
            <text:p>https://osm.org/relation/31952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5451" calcext:value-type="float">
            <text:p>3195451</text:p>
          </table:table-cell>
          <table:table-cell table:style-name="ce2" office:value-type="string" calcext:value-type="string">
            <text:p>Rue de l'Athénée</text:p>
          </table:table-cell>
          <table:table-cell table:style-name="ce2" office:value-type="string" calcext:value-type="string">
            <text:p>Atheneu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66];&quot;/&quot;;[.B66])" office:value-type="string" office:string-value="https://osm.org/relation/3195451" calcext:value-type="string">
            <text:p>https://osm.org/relation/31954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5463" calcext:value-type="float">
            <text:p>3195463</text:p>
          </table:table-cell>
          <table:table-cell table:style-name="ce2" office:value-type="string" calcext:value-type="string">
            <text:p>Rue Bouré</text:p>
          </table:table-cell>
          <table:table-cell table:style-name="ce2" office:value-type="string" calcext:value-type="string">
            <text:p>Bouré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67];&quot;/&quot;;[.B67])" office:value-type="string" office:string-value="https://osm.org/relation/3195463" calcext:value-type="string">
            <text:p>https://osm.org/relation/31954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5472" calcext:value-type="float">
            <text:p>3195472</text:p>
          </table:table-cell>
          <table:table-cell table:style-name="ce2" office:value-type="string" calcext:value-type="string">
            <text:p>Rue Anoul</text:p>
          </table:table-cell>
          <table:table-cell table:style-name="ce2" office:value-type="string" calcext:value-type="string">
            <text:p>Anou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Famille</text:p>
          </table:table-cell>
          <table:table-cell table:style-name="ce8" table:formula="of:=CONCATENATE(&quot;https://osm.org/&quot;;[.A68];&quot;/&quot;;[.B68])" office:value-type="string" office:string-value="https://osm.org/relation/3195472" calcext:value-type="string">
            <text:p>https://osm.org/relation/31954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6083" calcext:value-type="float">
            <text:p>3196083</text:p>
          </table:table-cell>
          <table:table-cell table:style-name="ce2" office:value-type="string" calcext:value-type="string">
            <text:p>Rue Jules Bouillon</text:p>
          </table:table-cell>
          <table:table-cell table:style-name="ce2" office:value-type="string" calcext:value-type="string">
            <text:p>Jules Bouillo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</text:p>
          </table:table-cell>
          <table:table-cell/>
          <table:table-cell table:style-name="ce8" table:formula="of:=CONCATENATE(&quot;https://osm.org/&quot;;[.A69];&quot;/&quot;;[.B69])" office:value-type="string" office:string-value="https://osm.org/relation/3196083" calcext:value-type="string">
            <text:p>https://osm.org/relation/31960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6788" calcext:value-type="float">
            <text:p>3196788</text:p>
          </table:table-cell>
          <table:table-cell table:style-name="ce2" office:value-type="string" calcext:value-type="string">
            <text:p>Rue de la Tulipe</text:p>
          </table:table-cell>
          <table:table-cell table:style-name="ce2" office:value-type="string" calcext:value-type="string">
            <text:p>Tul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70];&quot;/&quot;;[.B70])" office:value-type="string" office:string-value="https://osm.org/relation/3196788" calcext:value-type="string">
            <text:p>https://osm.org/relation/31967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7011" calcext:value-type="float">
            <text:p>3197011</text:p>
          </table:table-cell>
          <table:table-cell table:style-name="ce2" office:value-type="string" calcext:value-type="string">
            <text:p>Place Fernand Cocq</text:p>
          </table:table-cell>
          <table:table-cell table:style-name="ce2" office:value-type="string" calcext:value-type="string">
            <text:p>Fernand Cocqplein</text:p>
          </table:table-cell>
          <table:table-cell table:style-name="ce5" office:value-type="string" calcext:value-type="string">
            <text:p>Q221827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71];&quot;/&quot;;[.B71])" office:value-type="string" office:string-value="https://osm.org/relation/3197011" calcext:value-type="string">
            <text:p>https://osm.org/relation/31970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8182" calcext:value-type="float">
            <text:p>3198182</text:p>
          </table:table-cell>
          <table:table-cell table:style-name="ce2" office:value-type="string" calcext:value-type="string">
            <text:p>Rue de la Crèche</text:p>
          </table:table-cell>
          <table:table-cell table:style-name="ce2" office:value-type="string" calcext:value-type="string">
            <text:p>Kribb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72];&quot;/&quot;;[.B72])" office:value-type="string" office:string-value="https://osm.org/relation/3198182" calcext:value-type="string">
            <text:p>https://osm.org/relation/31981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3013" calcext:value-type="float">
            <text:p>3203013</text:p>
          </table:table-cell>
          <table:table-cell table:style-name="ce2" office:value-type="string" calcext:value-type="string">
            <text:p>Rue Georges Lorand</text:p>
          </table:table-cell>
          <table:table-cell table:style-name="ce2" office:value-type="string" calcext:value-type="string">
            <text:p>Georges Lorandstraat</text:p>
          </table:table-cell>
          <table:table-cell table:style-name="ce5" office:value-type="string" calcext:value-type="string">
            <text:p>Q310311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73];&quot;/&quot;;[.B73])" office:value-type="string" office:string-value="https://osm.org/relation/3203013" calcext:value-type="string">
            <text:p>https://osm.org/relation/32030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3056" calcext:value-type="float">
            <text:p>3203056</text:p>
          </table:table-cell>
          <table:table-cell table:style-name="ce2" office:value-type="string" calcext:value-type="string">
            <text:p>Rue Goffart</text:p>
          </table:table-cell>
          <table:table-cell table:style-name="ce2" office:value-type="string" calcext:value-type="string">
            <text:p>Goffar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</text:p>
          </table:table-cell>
          <table:table-cell table:style-name="ce2" office:value-type="string" calcext:value-type="string">
            <text:p>Jean-Baptiste</text:p>
          </table:table-cell>
          <table:table-cell table:style-name="ce8" table:formula="of:=CONCATENATE(&quot;https://osm.org/&quot;;[.A74];&quot;/&quot;;[.B74])" office:value-type="string" office:string-value="https://osm.org/relation/3203056" calcext:value-type="string">
            <text:p>https://osm.org/relation/32030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3081" calcext:value-type="float">
            <text:p>3203081</text:p>
          </table:table-cell>
          <table:table-cell table:style-name="ce2" office:value-type="string" calcext:value-type="string">
            <text:p>Rue du Conseil</text:p>
          </table:table-cell>
          <table:table-cell table:style-name="ce2" office:value-type="string" calcext:value-type="string">
            <text:p>Raa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75];&quot;/&quot;;[.B75])" office:value-type="string" office:string-value="https://osm.org/relation/3203081" calcext:value-type="string">
            <text:p>https://osm.org/relation/32030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3574" calcext:value-type="float">
            <text:p>3203574</text:p>
          </table:table-cell>
          <table:table-cell table:style-name="ce2" office:value-type="string" calcext:value-type="string">
            <text:p>Square du Bastion</text:p>
          </table:table-cell>
          <table:table-cell table:style-name="ce2" office:value-type="string" calcext:value-type="string">
            <text:p>Bolwerk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76];&quot;/&quot;;[.B76])" office:value-type="string" office:string-value="https://osm.org/relation/3203574" calcext:value-type="string">
            <text:p>https://osm.org/relation/32035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6086" calcext:value-type="float">
            <text:p>3206086</text:p>
          </table:table-cell>
          <table:table-cell table:style-name="ce2" office:value-type="string" calcext:value-type="string">
            <text:p>Rue Sans Souci</text:p>
          </table:table-cell>
          <table:table-cell table:style-name="ce2" office:value-type="string" calcext:value-type="string">
            <text:p>Sans Souci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77];&quot;/&quot;;[.B77])" office:value-type="string" office:string-value="https://osm.org/relation/3206086" calcext:value-type="string">
            <text:p>https://osm.org/relation/32060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6136" calcext:value-type="float">
            <text:p>3206136</text:p>
          </table:table-cell>
          <table:table-cell table:style-name="ce2" office:value-type="string" calcext:value-type="string">
            <text:p>Rue Van Aa</text:p>
          </table:table-cell>
          <table:table-cell table:style-name="ce2" office:value-type="string" calcext:value-type="string">
            <text:p>Van A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78];&quot;/&quot;;[.B78])" office:value-type="string" office:string-value="https://osm.org/relation/3206136" calcext:value-type="string">
            <text:p>https://osm.org/relation/32061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6317" calcext:value-type="float">
            <text:p>3206317</text:p>
          </table:table-cell>
          <table:table-cell table:style-name="ce2" office:value-type="string" calcext:value-type="string">
            <text:p>Rue du Collège</text:p>
          </table:table-cell>
          <table:table-cell table:style-name="ce2" office:value-type="string" calcext:value-type="string">
            <text:p>Colleg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79];&quot;/&quot;;[.B79])" office:value-type="string" office:string-value="https://osm.org/relation/3206317" calcext:value-type="string">
            <text:p>https://osm.org/relation/32063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6337" calcext:value-type="float">
            <text:p>3206337</text:p>
          </table:table-cell>
          <table:table-cell table:style-name="ce2" office:value-type="string" calcext:value-type="string">
            <text:p>Rue Cans</text:p>
          </table:table-cell>
          <table:table-cell table:style-name="ce2" office:value-type="string" calcext:value-type="string">
            <text:p>Can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0];&quot;/&quot;;[.B80])" office:value-type="string" office:string-value="https://osm.org/relation/3206337" calcext:value-type="string">
            <text:p>https://osm.org/relation/32063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6764" calcext:value-type="float">
            <text:p>3206764</text:p>
          </table:table-cell>
          <table:table-cell table:style-name="ce2" office:value-type="string" calcext:value-type="string">
            <text:p>Rue du Viaduc</text:p>
          </table:table-cell>
          <table:table-cell table:style-name="ce2" office:value-type="string" calcext:value-type="string">
            <text:p>Viaduc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1];&quot;/&quot;;[.B81])" office:value-type="string" office:string-value="https://osm.org/relation/3206764" calcext:value-type="string">
            <text:p>https://osm.org/relation/32067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7920" calcext:value-type="float">
            <text:p>3207920</text:p>
          </table:table-cell>
          <table:table-cell table:style-name="ce2" office:value-type="string" calcext:value-type="string">
            <text:p>Rue de Venise</text:p>
          </table:table-cell>
          <table:table-cell table:style-name="ce2" office:value-type="string" calcext:value-type="string">
            <text:p>Venetië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2];&quot;/&quot;;[.B82])" office:value-type="string" office:string-value="https://osm.org/relation/3207920" calcext:value-type="string">
            <text:p>https://osm.org/relation/32079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8018" calcext:value-type="float">
            <text:p>3208018</text:p>
          </table:table-cell>
          <table:table-cell table:style-name="ce2" office:value-type="string" calcext:value-type="string">
            <text:p>Rue de la Cité</text:p>
          </table:table-cell>
          <table:table-cell table:style-name="ce2" office:value-type="string" calcext:value-type="string">
            <text:p>Woonwij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3];&quot;/&quot;;[.B83])" office:value-type="string" office:string-value="https://osm.org/relation/3208018" calcext:value-type="string">
            <text:p>https://osm.org/relation/32080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8027" calcext:value-type="float">
            <text:p>3208027</text:p>
          </table:table-cell>
          <table:table-cell table:style-name="ce2" office:value-type="string" calcext:value-type="string">
            <text:p>Rue Maes</text:p>
          </table:table-cell>
          <table:table-cell table:style-name="ce2" office:value-type="string" calcext:value-type="string">
            <text:p>Maesstraat</text:p>
          </table:table-cell>
          <table:table-cell table:style-name="ce2" office:value-type="string" calcext:value-type="string">
            <text:p>Q4961900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84];&quot;/&quot;;[.B84])" office:value-type="string" office:string-value="https://osm.org/relation/3208027" calcext:value-type="string">
            <text:p>https://osm.org/relation/32080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8222" calcext:value-type="float">
            <text:p>3208222</text:p>
          </table:table-cell>
          <table:table-cell table:style-name="ce2" office:value-type="string" calcext:value-type="string">
            <text:p>Rue Jean Van Volsem</text:p>
          </table:table-cell>
          <table:table-cell table:style-name="ce2" office:value-type="string" calcext:value-type="string">
            <text:p>Jean Van Volsemstraat</text:p>
          </table:table-cell>
          <table:table-cell table:style-name="ce3" office:value-type="string" calcext:value-type="string">
            <text:p>Q5512922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85];&quot;/&quot;;[.B85])" office:value-type="string" office:string-value="https://osm.org/relation/3208222" calcext:value-type="string">
            <text:p>https://osm.org/relation/32082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8230" calcext:value-type="float">
            <text:p>3208230</text:p>
          </table:table-cell>
          <table:table-cell table:style-name="ce2" office:value-type="string" calcext:value-type="string">
            <text:p>Place Henri Conscience</text:p>
          </table:table-cell>
          <table:table-cell table:style-name="ce2" office:value-type="string" calcext:value-type="string">
            <text:p>Hendrik Conscienceplein</text:p>
          </table:table-cell>
          <table:table-cell table:style-name="ce2" office:value-type="string" calcext:value-type="string">
            <text:p>Q37813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86];&quot;/&quot;;[.B86])" office:value-type="string" office:string-value="https://osm.org/relation/3208230" calcext:value-type="string">
            <text:p>https://osm.org/relation/32082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8497" calcext:value-type="float">
            <text:p>3208497</text:p>
          </table:table-cell>
          <table:table-cell table:style-name="ce2" office:value-type="string" calcext:value-type="string">
            <text:p>Rue Scarron</text:p>
          </table:table-cell>
          <table:table-cell table:style-name="ce2" office:value-type="string" calcext:value-type="string">
            <text:p>Scarronstraat</text:p>
          </table:table-cell>
          <table:table-cell table:style-name="ce2" office:value-type="string" calcext:value-type="string">
            <text:p>Q55172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Paul_Scarron" xlink:type="simple">https://fr.wikipedia.org/wiki/Paul_Scarron</text:a></text:p>
          </table:table-cell>
          <table:table-cell/>
          <table:table-cell table:style-name="ce8" table:formula="of:=CONCATENATE(&quot;https://osm.org/&quot;;[.A87];&quot;/&quot;;[.B87])" office:value-type="string" office:string-value="https://osm.org/relation/3208497" calcext:value-type="string">
            <text:p>https://osm.org/relation/32084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8498" calcext:value-type="float">
            <text:p>3208498</text:p>
          </table:table-cell>
          <table:table-cell table:style-name="ce2" office:value-type="string" calcext:value-type="string">
            <text:p>Rue du Couloir</text:p>
          </table:table-cell>
          <table:table-cell table:style-name="ce2" office:value-type="string" calcext:value-type="string">
            <text:p>Gan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8];&quot;/&quot;;[.B88])" office:value-type="string" office:string-value="https://osm.org/relation/3208498" calcext:value-type="string">
            <text:p>https://osm.org/relation/32084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9294" calcext:value-type="float">
            <text:p>3209294</text:p>
          </table:table-cell>
          <table:table-cell table:style-name="ce2" office:value-type="string" calcext:value-type="string">
            <text:p>Rue de Vergnies</text:p>
          </table:table-cell>
          <table:table-cell table:style-name="ce2" office:value-type="string" calcext:value-type="string">
            <text:p>de Vergniesstraat</text:p>
          </table:table-cell>
          <table:table-cell/>
          <table:table-cell table:style-name="ce2" table:content-validation-name="val1"/>
          <table:table-cell table:style-name="ce2" office:value-type="string" calcext:value-type="string">
            <text:p>Pas de page</text:p>
          </table:table-cell>
          <table:table-cell/>
          <table:table-cell table:style-name="ce8" table:formula="of:=CONCATENATE(&quot;https://osm.org/&quot;;[.A89];&quot;/&quot;;[.B89])" office:value-type="string" office:string-value="https://osm.org/relation/3209294" calcext:value-type="string">
            <text:p>https://osm.org/relation/32092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9310" calcext:value-type="float">
            <text:p>3209310</text:p>
          </table:table-cell>
          <table:table-cell table:style-name="ce2" office:value-type="string" calcext:value-type="string">
            <text:p>Place Raymond Blyckaerts</text:p>
          </table:table-cell>
          <table:table-cell table:style-name="ce2" office:value-type="string" calcext:value-type="string">
            <text:p>Raymond Blyckaertsplein</text:p>
          </table:table-cell>
          <table:table-cell table:style-name="ce2" office:value-type="string" calcext:value-type="string">
            <text:p>Q2703648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90];&quot;/&quot;;[.B90])" office:value-type="string" office:string-value="https://osm.org/relation/3209310" calcext:value-type="string">
            <text:p>https://osm.org/relation/32093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9331" calcext:value-type="float">
            <text:p>3209331</text:p>
          </table:table-cell>
          <table:table-cell table:style-name="ce2" office:value-type="string" calcext:value-type="string">
            <text:p>Rue Maria Malibran</text:p>
          </table:table-cell>
          <table:table-cell table:style-name="ce2" office:value-type="string" calcext:value-type="string">
            <text:p>Maria Malibranstraat</text:p>
          </table:table-cell>
          <table:table-cell table:style-name="ce2" office:value-type="string" calcext:value-type="string">
            <text:p>Q232783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8" table:formula="of:=CONCATENATE(&quot;https://osm.org/&quot;;[.A91];&quot;/&quot;;[.B91])" office:value-type="string" office:string-value="https://osm.org/relation/3209331" calcext:value-type="string">
            <text:p>https://osm.org/relation/32093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0522" calcext:value-type="float">
            <text:p>3210522</text:p>
          </table:table-cell>
          <table:table-cell table:style-name="ce2" office:value-type="string" calcext:value-type="string">
            <text:p>Avenue de la Toison d'Or</text:p>
          </table:table-cell>
          <table:table-cell table:style-name="ce2" office:value-type="string" calcext:value-type="string">
            <text:p>Gulden-Vlie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92];&quot;/&quot;;[.B92])" office:value-type="string" office:string-value="https://osm.org/relation/3210522" calcext:value-type="string">
            <text:p>https://osm.org/relation/32105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0877" calcext:value-type="float">
            <text:p>3210877</text:p>
          </table:table-cell>
          <table:table-cell table:style-name="ce2" office:value-type="string" calcext:value-type="string">
            <text:p>Rue Capitaine Crespel</text:p>
          </table:table-cell>
          <table:table-cell table:style-name="ce2" office:value-type="string" calcext:value-type="string">
            <text:p>Kapitein Crespel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</text:p>
          </table:table-cell>
          <table:table-cell/>
          <table:table-cell table:style-name="ce8" table:formula="of:=CONCATENATE(&quot;https://osm.org/&quot;;[.A93];&quot;/&quot;;[.B93])" office:value-type="string" office:string-value="https://osm.org/relation/3210877" calcext:value-type="string">
            <text:p>https://osm.org/relation/32108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1026" calcext:value-type="float">
            <text:p>3211026</text:p>
          </table:table-cell>
          <table:table-cell table:style-name="ce2" office:value-type="string" calcext:value-type="string">
            <text:p>Rue Wéry</text:p>
          </table:table-cell>
          <table:table-cell table:style-name="ce2" office:value-type="string" calcext:value-type="string">
            <text:p>Wérystraat</text:p>
          </table:table-cell>
          <table:table-cell table:style-name="ce5" office:value-type="string" calcext:value-type="string">
            <text:p>Q410781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94];&quot;/&quot;;[.B94])" office:value-type="string" office:string-value="https://osm.org/relation/3211026" calcext:value-type="string">
            <text:p>https://osm.org/relation/32110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2100" calcext:value-type="float">
            <text:p>3212100</text:p>
          </table:table-cell>
          <table:table-cell table:style-name="ce2" office:value-type="string" calcext:value-type="string">
            <text:p>Avenue de la Couronne</text:p>
          </table:table-cell>
          <table:table-cell table:style-name="ce2" office:value-type="string" calcext:value-type="string">
            <text:p>Kroo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95];&quot;/&quot;;[.B95])" office:value-type="string" office:string-value="https://osm.org/relation/3212100" calcext:value-type="string">
            <text:p>https://osm.org/relation/3212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3302" calcext:value-type="float">
            <text:p>3213302</text:p>
          </table:table-cell>
          <table:table-cell table:style-name="ce2" office:value-type="string" calcext:value-type="string">
            <text:p>Rue Marie-Henriette</text:p>
          </table:table-cell>
          <table:table-cell table:style-name="ce2" office:value-type="string" calcext:value-type="string">
            <text:p>Maria-Hendrikastraat</text:p>
          </table:table-cell>
          <table:table-cell table:style-name="ce2" office:value-type="string" calcext:value-type="string">
            <text:p>Q234047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style-name="ce6" office:value-type="string" calcext:value-type="string">
            <text:p><text:a xlink:href="https://fr.wikipedia.org/wiki/Marie-Henriette_de_Habsbourg-Lorraine" xlink:type="simple">https://fr.wikipedia.org/wiki/Marie-Henriette_de_Habsbourg-Lorraine</text:a></text:p>
          </table:table-cell>
          <table:table-cell/>
          <table:table-cell table:style-name="ce8" table:formula="of:=CONCATENATE(&quot;https://osm.org/&quot;;[.A96];&quot;/&quot;;[.B96])" office:value-type="string" office:string-value="https://osm.org/relation/3213302" calcext:value-type="string">
            <text:p>https://osm.org/relation/32133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3308" calcext:value-type="float">
            <text:p>3213308</text:p>
          </table:table-cell>
          <table:table-cell table:style-name="ce2" office:value-type="string" calcext:value-type="string">
            <text:p>Rue Clémentine</text:p>
          </table:table-cell>
          <table:table-cell table:style-name="ce2" office:value-type="string" calcext:value-type="string">
            <text:p>Clementinestraat</text:p>
          </table:table-cell>
          <table:table-cell table:style-name="ce2" office:value-type="string" calcext:value-type="string">
            <text:p>Q3265527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style-name="ce2" office:value-type="string" calcext:value-type="string">
            <text:p>Pas de page Wikipédia</text:p>
            <text:p/>
          </table:table-cell>
          <table:table-cell/>
          <table:table-cell table:style-name="ce8" table:formula="of:=CONCATENATE(&quot;https://osm.org/&quot;;[.A97];&quot;/&quot;;[.B97])" office:value-type="string" office:string-value="https://osm.org/relation/3213308" calcext:value-type="string">
            <text:p>https://osm.org/relation/32133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3319" calcext:value-type="float">
            <text:p>3213319</text:p>
          </table:table-cell>
          <table:table-cell table:style-name="ce2" office:value-type="string" calcext:value-type="string">
            <text:p>Rue Kerckx</text:p>
          </table:table-cell>
          <table:table-cell table:style-name="ce2" office:value-type="string" calcext:value-type="string">
            <text:p>Kerckx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ierre </text:p>
          </table:table-cell>
          <table:table-cell table:style-name="ce8" table:formula="of:=CONCATENATE(&quot;https://osm.org/&quot;;[.A98];&quot;/&quot;;[.B98])" office:value-type="string" office:string-value="https://osm.org/relation/3213319" calcext:value-type="string">
            <text:p>https://osm.org/relation/32133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3337" calcext:value-type="float">
            <text:p>3213337</text:p>
          </table:table-cell>
          <table:table-cell table:style-name="ce2" office:value-type="string" calcext:value-type="string">
            <text:p>Petite Rue Malibran</text:p>
          </table:table-cell>
          <table:table-cell table:style-name="ce2" office:value-type="string" calcext:value-type="string">
            <text:p>Korte Malibranstraat</text:p>
          </table:table-cell>
          <table:table-cell table:style-name="ce2" office:value-type="string" calcext:value-type="string">
            <text:p>Q232783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8" table:formula="of:=CONCATENATE(&quot;https://osm.org/&quot;;[.A99];&quot;/&quot;;[.B99])" office:value-type="string" office:string-value="https://osm.org/relation/3213337" calcext:value-type="string">
            <text:p>https://osm.org/relation/32133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3338" calcext:value-type="float">
            <text:p>3213338</text:p>
          </table:table-cell>
          <table:table-cell table:style-name="ce2" office:value-type="string" calcext:value-type="string">
            <text:p>Rue Dillens</text:p>
          </table:table-cell>
          <table:table-cell table:style-name="ce2" office:value-type="string" calcext:value-type="string">
            <text:p>Dillensstraat</text:p>
          </table:table-cell>
          <table:table-cell table:style-name="ce5" office:value-type="string" calcext:value-type="string">
            <text:p>Q171223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00];&quot;/&quot;;[.B100])" office:value-type="string" office:string-value="https://osm.org/relation/3213338" calcext:value-type="string">
            <text:p>https://osm.org/relation/32133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3416" calcext:value-type="float">
            <text:p>3213416</text:p>
          </table:table-cell>
          <table:table-cell table:style-name="ce2" office:value-type="string" calcext:value-type="string">
            <text:p>Rue des Cygnes</text:p>
          </table:table-cell>
          <table:table-cell table:style-name="ce2" office:value-type="string" calcext:value-type="string">
            <text:p>Zwan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01];&quot;/&quot;;[.B101])" office:value-type="string" office:string-value="https://osm.org/relation/3213416" calcext:value-type="string">
            <text:p>https://osm.org/relation/32134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3433" calcext:value-type="float">
            <text:p>3213433</text:p>
          </table:table-cell>
          <table:table-cell table:style-name="ce2" office:value-type="string" calcext:value-type="string">
            <text:p>Rue de la Digue</text:p>
          </table:table-cell>
          <table:table-cell table:style-name="ce2" office:value-type="string" calcext:value-type="string">
            <text:p>Da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02];&quot;/&quot;;[.B102])" office:value-type="string" office:string-value="https://osm.org/relation/3213433" calcext:value-type="string">
            <text:p>https://osm.org/relation/32134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3438" calcext:value-type="float">
            <text:p>3213438</text:p>
          </table:table-cell>
          <table:table-cell table:style-name="ce2" office:value-type="string" calcext:value-type="string">
            <text:p>Place Eugène Flagey</text:p>
          </table:table-cell>
          <table:table-cell table:style-name="ce2" office:value-type="string" calcext:value-type="string">
            <text:p>Eugène Flageyplein</text:p>
          </table:table-cell>
          <table:table-cell table:style-name="ce3" office:value-type="string" calcext:value-type="string">
            <text:p>Q197861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03];&quot;/&quot;;[.B103])" office:value-type="string" office:string-value="https://osm.org/relation/3213438" calcext:value-type="string">
            <text:p>https://osm.org/relation/32134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4948" calcext:value-type="float">
            <text:p>3214948</text:p>
          </table:table-cell>
          <table:table-cell table:style-name="ce2" office:value-type="string" calcext:value-type="string">
            <text:p>Rue du Serpentin</text:p>
          </table:table-cell>
          <table:table-cell table:style-name="ce2" office:value-type="string" calcext:value-type="string">
            <text:p>Spiraalbu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04];&quot;/&quot;;[.B104])" office:value-type="string" office:string-value="https://osm.org/relation/3214948" calcext:value-type="string">
            <text:p>https://osm.org/relation/32149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4971" calcext:value-type="float">
            <text:p>3214971</text:p>
          </table:table-cell>
          <table:table-cell table:style-name="ce2" office:value-type="string" calcext:value-type="string">
            <text:p>Rue de la Brasserie</text:p>
          </table:table-cell>
          <table:table-cell table:style-name="ce2" office:value-type="string" calcext:value-type="string">
            <text:p>Brouw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05];&quot;/&quot;;[.B105])" office:value-type="string" office:string-value="https://osm.org/relation/3214971" calcext:value-type="string">
            <text:p>https://osm.org/relation/32149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5163" calcext:value-type="float">
            <text:p>3215163</text:p>
          </table:table-cell>
          <table:table-cell table:style-name="ce2" office:value-type="string" calcext:value-type="string">
            <text:p>Rue de la Levure</text:p>
          </table:table-cell>
          <table:table-cell table:style-name="ce2" office:value-type="string" calcext:value-type="string">
            <text:p>Gis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06];&quot;/&quot;;[.B106])" office:value-type="string" office:string-value="https://osm.org/relation/3215163" calcext:value-type="string">
            <text:p>https://osm.org/relation/32151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5353" calcext:value-type="float">
            <text:p>3215353</text:p>
          </table:table-cell>
          <table:table-cell table:style-name="ce2" office:value-type="string" calcext:value-type="string">
            <text:p>Chaussée de Boondael</text:p>
          </table:table-cell>
          <table:table-cell table:style-name="ce2" office:value-type="string" calcext:value-type="string">
            <text:p>Boondaal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07];&quot;/&quot;;[.B107])" office:value-type="string" office:string-value="https://osm.org/relation/3215353" calcext:value-type="string">
            <text:p>https://osm.org/relation/32153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8644" calcext:value-type="float">
            <text:p>3218644</text:p>
          </table:table-cell>
          <table:table-cell table:style-name="ce2" office:value-type="string" calcext:value-type="string">
            <text:p>Avenue du Brésil</text:p>
          </table:table-cell>
          <table:table-cell table:style-name="ce2" office:value-type="string" calcext:value-type="string">
            <text:p>Brazilië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08];&quot;/&quot;;[.B108])" office:value-type="string" office:string-value="https://osm.org/relation/3218644" calcext:value-type="string">
            <text:p>https://osm.org/relation/32186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0652" calcext:value-type="float">
            <text:p>3220652</text:p>
          </table:table-cell>
          <table:table-cell table:style-name="ce2" office:value-type="string" calcext:value-type="string">
            <text:p>Rue du Belvédère</text:p>
          </table:table-cell>
          <table:table-cell table:style-name="ce2" office:value-type="string" calcext:value-type="string">
            <text:p>Belvédèr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09];&quot;/&quot;;[.B109])" office:value-type="string" office:string-value="https://osm.org/relation/3220652" calcext:value-type="string">
            <text:p>https://osm.org/relation/32206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0661" calcext:value-type="float">
            <text:p>3220661</text:p>
          </table:table-cell>
          <table:table-cell table:style-name="ce2" office:value-type="string" calcext:value-type="string">
            <text:p>Rue du Nid</text:p>
          </table:table-cell>
          <table:table-cell table:style-name="ce2" office:value-type="string" calcext:value-type="string">
            <text:p>Nes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10];&quot;/&quot;;[.B110])" office:value-type="string" office:string-value="https://osm.org/relation/3220661" calcext:value-type="string">
            <text:p>https://osm.org/relation/32206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0724" calcext:value-type="float">
            <text:p>3220724</text:p>
          </table:table-cell>
          <table:table-cell table:style-name="ce2" office:value-type="string" calcext:value-type="string">
            <text:p>Rue de la Cuve</text:p>
          </table:table-cell>
          <table:table-cell table:style-name="ce2" office:value-type="string" calcext:value-type="string">
            <text:p>Kui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11];&quot;/&quot;;[.B111])" office:value-type="string" office:string-value="https://osm.org/relation/3220724" calcext:value-type="string">
            <text:p>https://osm.org/relation/32207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0819" calcext:value-type="float">
            <text:p>3220819</text:p>
          </table:table-cell>
          <table:table-cell table:style-name="ce2" office:value-type="string" calcext:value-type="string">
            <text:p>Rue Félix Bovie</text:p>
          </table:table-cell>
          <table:table-cell table:style-name="ce2" office:value-type="string" calcext:value-type="string">
            <text:p>Félix Boviestraat</text:p>
          </table:table-cell>
          <table:table-cell table:style-name="ce2" office:value-type="string" calcext:value-type="string">
            <text:p>Q309238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12];&quot;/&quot;;[.B112])" office:value-type="string" office:string-value="https://osm.org/relation/3220819" calcext:value-type="string">
            <text:p>https://osm.org/relation/32208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0876" calcext:value-type="float">
            <text:p>3220876</text:p>
          </table:table-cell>
          <table:table-cell table:style-name="ce2" office:value-type="string" calcext:value-type="string">
            <text:p>Place Sainte-Croix</text:p>
          </table:table-cell>
          <table:table-cell table:style-name="ce2" office:value-type="string" calcext:value-type="string">
            <text:p>Heilig-Krui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13];&quot;/&quot;;[.B113])" office:value-type="string" office:string-value="https://osm.org/relation/3220876" calcext:value-type="string">
            <text:p>https://osm.org/relation/32208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1410" calcext:value-type="float">
            <text:p>3221410</text:p>
          </table:table-cell>
          <table:table-cell table:style-name="ce2" office:value-type="string" calcext:value-type="string">
            <text:p>Rue Alphonse De Witte</text:p>
          </table:table-cell>
          <table:table-cell table:style-name="ce2" office:value-type="string" calcext:value-type="string">
            <text:p>Alphonse De Wittestraat</text:p>
          </table:table-cell>
          <table:table-cell table:style-name="ce2" office:value-type="string" calcext:value-type="string">
            <text:p>Q5162283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14];&quot;/&quot;;[.B114])" office:value-type="string" office:string-value="https://osm.org/relation/3221410" calcext:value-type="string">
            <text:p>https://osm.org/relation/32214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1545" calcext:value-type="float">
            <text:p>3221545</text:p>
          </table:table-cell>
          <table:table-cell table:style-name="ce2" office:value-type="string" calcext:value-type="string">
            <text:p>Rue Lanfray</text:p>
          </table:table-cell>
          <table:table-cell table:style-name="ce2" office:value-type="string" calcext:value-type="string">
            <text:p>Lanfray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</text:p>
          </table:table-cell>
          <table:table-cell/>
          <table:table-cell table:style-name="ce8" table:formula="of:=CONCATENATE(&quot;https://osm.org/&quot;;[.A115];&quot;/&quot;;[.B115])" office:value-type="string" office:string-value="https://osm.org/relation/3221545" calcext:value-type="string">
            <text:p>https://osm.org/relation/32215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2236" calcext:value-type="float">
            <text:p>3222236</text:p>
          </table:table-cell>
          <table:table-cell table:style-name="ce2" office:value-type="string" calcext:value-type="string">
            <text:p>Rue des Liégeois</text:p>
          </table:table-cell>
          <table:table-cell table:style-name="ce2" office:value-type="string" calcext:value-type="string">
            <text:p>Luikenaa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16];&quot;/&quot;;[.B116])" office:value-type="string" office:string-value="https://osm.org/relation/3222236" calcext:value-type="string">
            <text:p>https://osm.org/relation/32222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2277" calcext:value-type="float">
            <text:p>3222277</text:p>
          </table:table-cell>
          <table:table-cell table:style-name="ce2" office:value-type="string" calcext:value-type="string">
            <text:p>Rue Jean Paquot</text:p>
          </table:table-cell>
          <table:table-cell table:style-name="ce2" office:value-type="string" calcext:value-type="string">
            <text:p>Jean Paquo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</text:p>
          </table:table-cell>
          <table:table-cell/>
          <table:table-cell table:style-name="ce8" table:formula="of:=CONCATENATE(&quot;https://osm.org/&quot;;[.A117];&quot;/&quot;;[.B117])" office:value-type="string" office:string-value="https://osm.org/relation/3222277" calcext:value-type="string">
            <text:p>https://osm.org/relation/32222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2320" calcext:value-type="float">
            <text:p>3222320</text:p>
          </table:table-cell>
          <table:table-cell table:style-name="ce2" office:value-type="string" calcext:value-type="string">
            <text:p>Rue Alfred Giron</text:p>
          </table:table-cell>
          <table:table-cell table:style-name="ce2" office:value-type="string" calcext:value-type="string">
            <text:p>Alfred Giro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18];&quot;/&quot;;[.B118])" office:value-type="string" office:string-value="https://osm.org/relation/3222320" calcext:value-type="string">
            <text:p>https://osm.org/relation/32223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2332" calcext:value-type="float">
            <text:p>3222332</text:p>
          </table:table-cell>
          <table:table-cell table:style-name="ce2" office:value-type="string" calcext:value-type="string">
            <text:p>Rue Alphonse Hottat</text:p>
          </table:table-cell>
          <table:table-cell table:style-name="ce2" office:value-type="string" calcext:value-type="string">
            <text:p>Alphonse Hotta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19];&quot;/&quot;;[.B119])" office:value-type="string" office:string-value="https://osm.org/relation/3222332" calcext:value-type="string">
            <text:p>https://osm.org/relation/32223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2335" calcext:value-type="float">
            <text:p>3222335</text:p>
          </table:table-cell>
          <table:table-cell table:style-name="ce2" office:value-type="string" calcext:value-type="string">
            <text:p>Avenue des Eperons d'Or</text:p>
          </table:table-cell>
          <table:table-cell table:style-name="ce2" office:value-type="string" calcext:value-type="string">
            <text:p>Gulden-Spor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20];&quot;/&quot;;[.B120])" office:value-type="string" office:string-value="https://osm.org/relation/3222335" calcext:value-type="string">
            <text:p>https://osm.org/relation/32223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2356" calcext:value-type="float">
            <text:p>3222356</text:p>
          </table:table-cell>
          <table:table-cell table:style-name="ce2" office:value-type="string" calcext:value-type="string">
            <text:p>Rue Antoine Labarre</text:p>
          </table:table-cell>
          <table:table-cell table:style-name="ce2" office:value-type="string" calcext:value-type="string">
            <text:p>Antoine Labarr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</text:p>
          </table:table-cell>
          <table:table-cell/>
          <table:table-cell table:style-name="ce8" table:formula="of:=CONCATENATE(&quot;https://osm.org/&quot;;[.A121];&quot;/&quot;;[.B121])" office:value-type="string" office:string-value="https://osm.org/relation/3222356" calcext:value-type="string">
            <text:p>https://osm.org/relation/32223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2492" calcext:value-type="float">
            <text:p>3222492</text:p>
          </table:table-cell>
          <table:table-cell table:style-name="ce2" office:value-type="string" calcext:value-type="string">
            <text:p>Rue Borrens</text:p>
          </table:table-cell>
          <table:table-cell table:style-name="ce2" office:value-type="string" calcext:value-type="string">
            <text:p>Borr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</text:p>
          </table:table-cell>
          <table:table-cell/>
          <table:table-cell table:style-name="ce8" table:formula="of:=CONCATENATE(&quot;https://osm.org/&quot;;[.A122];&quot;/&quot;;[.B122])" office:value-type="string" office:string-value="https://osm.org/relation/3222492" calcext:value-type="string">
            <text:p>https://osm.org/relation/32224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2504" calcext:value-type="float">
            <text:p>3222504</text:p>
          </table:table-cell>
          <table:table-cell table:style-name="ce2" office:value-type="string" calcext:value-type="string">
            <text:p>Avenue Auguste Rodin</text:p>
          </table:table-cell>
          <table:table-cell table:style-name="ce2" office:value-type="string" calcext:value-type="string">
            <text:p>Auguste Rodinlaan</text:p>
          </table:table-cell>
          <table:table-cell table:style-name="ce3" office:value-type="string" calcext:value-type="string">
            <text:p>Q3075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23];&quot;/&quot;;[.B123])" office:value-type="string" office:string-value="https://osm.org/relation/3222504" calcext:value-type="string">
            <text:p>https://osm.org/relation/32225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2510" calcext:value-type="float">
            <text:p>3222510</text:p>
          </table:table-cell>
          <table:table-cell table:style-name="ce2" office:value-type="string" calcext:value-type="string">
            <text:p>Place Adolphe Sax</text:p>
          </table:table-cell>
          <table:table-cell table:style-name="ce2" office:value-type="string" calcext:value-type="string">
            <text:p>Adolphe Saxplein</text:p>
          </table:table-cell>
          <table:table-cell table:style-name="ce3" office:value-type="string" calcext:value-type="string">
            <text:p>Q18199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24];&quot;/&quot;;[.B124])" office:value-type="string" office:string-value="https://osm.org/relation/3222510" calcext:value-type="string">
            <text:p>https://osm.org/relation/32225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2511" calcext:value-type="float">
            <text:p>3222511</text:p>
          </table:table-cell>
          <table:table-cell table:style-name="ce2" office:value-type="string" calcext:value-type="string">
            <text:p>Avenue Hergé</text:p>
          </table:table-cell>
          <table:table-cell table:style-name="ce2" office:value-type="string" calcext:value-type="string">
            <text:p>Hergélaan</text:p>
          </table:table-cell>
          <table:table-cell table:style-name="ce2" office:value-type="string" calcext:value-type="string">
            <text:p>Q5298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25];&quot;/&quot;;[.B125])" office:value-type="string" office:string-value="https://osm.org/relation/3222511" calcext:value-type="string">
            <text:p>https://osm.org/relation/32225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2515" calcext:value-type="float">
            <text:p>3222515</text:p>
          </table:table-cell>
          <table:table-cell table:style-name="ce2" office:value-type="string" calcext:value-type="string">
            <text:p>Avenue Marguerite Yourcenar</text:p>
          </table:table-cell>
          <table:table-cell table:style-name="ce2" office:value-type="string" calcext:value-type="string">
            <text:p>Marguerite Yourcenarlaan</text:p>
          </table:table-cell>
          <table:table-cell table:style-name="ce3" office:value-type="string" calcext:value-type="string">
            <text:p>Q163118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8" table:formula="of:=CONCATENATE(&quot;https://osm.org/&quot;;[.A126];&quot;/&quot;;[.B126])" office:value-type="string" office:string-value="https://osm.org/relation/3222515" calcext:value-type="string">
            <text:p>https://osm.org/relation/32225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2522" calcext:value-type="float">
            <text:p>3222522</text:p>
          </table:table-cell>
          <table:table-cell table:style-name="ce2" office:value-type="string" calcext:value-type="string">
            <text:p>Rue Adolphe Mathieu</text:p>
          </table:table-cell>
          <table:table-cell table:style-name="ce2" office:value-type="string" calcext:value-type="string">
            <text:p>Adolphe Mathieustraat</text:p>
          </table:table-cell>
          <table:table-cell table:style-name="ce3" office:value-type="string" calcext:value-type="string">
            <text:p>Q1844839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27];&quot;/&quot;;[.B127])" office:value-type="string" office:string-value="https://osm.org/relation/3222522" calcext:value-type="string">
            <text:p>https://osm.org/relation/32225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2653" calcext:value-type="float">
            <text:p>3222653</text:p>
          </table:table-cell>
          <table:table-cell table:style-name="ce2" office:value-type="string" calcext:value-type="string">
            <text:p>Avenue Guillaume Macau</text:p>
          </table:table-cell>
          <table:table-cell table:style-name="ce2" office:value-type="string" calcext:value-type="string">
            <text:p>Guillaume Macaulaan</text:p>
          </table:table-cell>
          <table:table-cell table:style-name="ce3" office:value-type="string" calcext:value-type="string">
            <text:p>Q8542167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28];&quot;/&quot;;[.B128])" office:value-type="string" office:string-value="https://osm.org/relation/3222653" calcext:value-type="string">
            <text:p>https://osm.org/relation/32226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2708" calcext:value-type="float">
            <text:p>3222708</text:p>
          </table:table-cell>
          <table:table-cell table:style-name="ce2" office:value-type="string" calcext:value-type="string">
            <text:p>Avenue de l'Hippodrome</text:p>
          </table:table-cell>
          <table:table-cell table:style-name="ce2" office:value-type="string" calcext:value-type="string">
            <text:p>Renbaa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29];&quot;/&quot;;[.B129])" office:value-type="string" office:string-value="https://osm.org/relation/3222708" calcext:value-type="string">
            <text:p>https://osm.org/relation/32227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2818" calcext:value-type="float">
            <text:p>3222818</text:p>
          </table:table-cell>
          <table:table-cell table:style-name="ce2" office:value-type="string" calcext:value-type="string">
            <text:p>Rue Guillaume Stocq</text:p>
          </table:table-cell>
          <table:table-cell table:style-name="ce2" office:value-type="string" calcext:value-type="string">
            <text:p>Guillaume Stocqstraat</text:p>
          </table:table-cell>
          <table:table-cell table:style-name="ce2" office:value-type="string" calcext:value-type="string">
            <text:p>Q8542168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30];&quot;/&quot;;[.B130])" office:value-type="string" office:string-value="https://osm.org/relation/3222818" calcext:value-type="string">
            <text:p>https://osm.org/relation/32228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2832" calcext:value-type="float">
            <text:p>3222832</text:p>
          </table:table-cell>
          <table:table-cell table:style-name="ce2" office:value-type="string" calcext:value-type="string">
            <text:p>Rue des Échevins</text:p>
          </table:table-cell>
          <table:table-cell table:style-name="ce2" office:value-type="string" calcext:value-type="string">
            <text:p>Schepen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31];&quot;/&quot;;[.B131])" office:value-type="string" office:string-value="https://osm.org/relation/3222832" calcext:value-type="string">
            <text:p>https://osm.org/relation/32228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2858" calcext:value-type="float">
            <text:p>3222858</text:p>
          </table:table-cell>
          <table:table-cell table:style-name="ce2" office:value-type="string" calcext:value-type="string">
            <text:p>Rue Victor Greyson</text:p>
          </table:table-cell>
          <table:table-cell table:style-name="ce2" office:value-type="string" calcext:value-type="string">
            <text:p>Victor Greysonstraat</text:p>
          </table:table-cell>
          <table:table-cell table:style-name="ce2" office:value-type="string" calcext:value-type="string">
            <text:p>Q8542168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32];&quot;/&quot;;[.B132])" office:value-type="string" office:string-value="https://osm.org/relation/3222858" calcext:value-type="string">
            <text:p>https://osm.org/relation/32228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4276" calcext:value-type="float">
            <text:p>3224276</text:p>
          </table:table-cell>
          <table:table-cell table:style-name="ce2" office:value-type="string" calcext:value-type="string">
            <text:p>Boulevard Général Jacques</text:p>
          </table:table-cell>
          <table:table-cell table:style-name="ce2" office:value-type="string" calcext:value-type="string">
            <text:p>Generaal Jacqueslaan</text:p>
          </table:table-cell>
          <table:table-cell table:style-name="ce3" office:value-type="string" calcext:value-type="string">
            <text:p>Q205791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33];&quot;/&quot;;[.B133])" office:value-type="string" office:string-value="https://osm.org/relation/3224276" calcext:value-type="string">
            <text:p>https://osm.org/relation/32242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4343" calcext:value-type="float">
            <text:p>3224343</text:p>
          </table:table-cell>
          <table:table-cell table:style-name="ce2" office:value-type="string" calcext:value-type="string">
            <text:p>Boulevard de la Plaine</text:p>
          </table:table-cell>
          <table:table-cell table:style-name="ce2" office:value-type="string" calcext:value-type="string">
            <text:p>Plei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34];&quot;/&quot;;[.B134])" office:value-type="string" office:string-value="https://osm.org/relation/3224343" calcext:value-type="string">
            <text:p>https://osm.org/relation/32243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4344" calcext:value-type="float">
            <text:p>3224344</text:p>
          </table:table-cell>
          <table:table-cell table:style-name="ce2" office:value-type="string" calcext:value-type="string">
            <text:p>Carré Capouillet</text:p>
          </table:table-cell>
          <table:table-cell table:style-name="ce2" office:value-type="string" calcext:value-type="string">
            <text:p>Capouilletblo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35];&quot;/&quot;;[.B135])" office:value-type="string" office:string-value="https://osm.org/relation/3224344" calcext:value-type="string">
            <text:p>https://osm.org/relation/32243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4345" calcext:value-type="float">
            <text:p>3224345</text:p>
          </table:table-cell>
          <table:table-cell table:style-name="ce2" office:value-type="string" calcext:value-type="string">
            <text:p>Rue Général Thys</text:p>
          </table:table-cell>
          <table:table-cell table:style-name="ce2" office:value-type="string" calcext:value-type="string">
            <text:p>Generaal Thy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</text:p>
          </table:table-cell>
          <table:table-cell/>
          <table:table-cell table:style-name="ce8" table:formula="of:=CONCATENATE(&quot;https://osm.org/&quot;;[.A136];&quot;/&quot;;[.B136])" office:value-type="string" office:string-value="https://osm.org/relation/3224345" calcext:value-type="string">
            <text:p>https://osm.org/relation/32243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4346" calcext:value-type="float">
            <text:p>3224346</text:p>
          </table:table-cell>
          <table:table-cell table:style-name="ce2" office:value-type="string" calcext:value-type="string">
            <text:p>Avenue Arnaud Fraiteur</text:p>
          </table:table-cell>
          <table:table-cell table:style-name="ce2" office:value-type="string" calcext:value-type="string">
            <text:p>Arnaud Fraiteurlaan</text:p>
          </table:table-cell>
          <table:table-cell table:style-name="ce5" office:value-type="string" calcext:value-type="string">
            <text:p>Q286311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37];&quot;/&quot;;[.B137])" office:value-type="string" office:string-value="https://osm.org/relation/3224346" calcext:value-type="string">
            <text:p>https://osm.org/relation/32243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4366" calcext:value-type="float">
            <text:p>3224366</text:p>
          </table:table-cell>
          <table:table-cell table:style-name="ce2" office:value-type="string" calcext:value-type="string">
            <text:p>Avenue des Saisons</text:p>
          </table:table-cell>
          <table:table-cell table:style-name="ce2" office:value-type="string" calcext:value-type="string">
            <text:p>Jaargetijd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38];&quot;/&quot;;[.B138])" office:value-type="string" office:string-value="https://osm.org/relation/3224366" calcext:value-type="string">
            <text:p>https://osm.org/relation/32243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4400" calcext:value-type="float">
            <text:p>3224400</text:p>
          </table:table-cell>
          <table:table-cell table:style-name="ce2" office:value-type="string" calcext:value-type="string">
            <text:p>Rue Eugène Cattoir</text:p>
          </table:table-cell>
          <table:table-cell table:style-name="ce2" office:value-type="string" calcext:value-type="string">
            <text:p>Eugène Cattoirstraat</text:p>
          </table:table-cell>
          <table:table-cell table:style-name="ce3" office:value-type="string" calcext:value-type="string">
            <text:p>Q8542238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39];&quot;/&quot;;[.B139])" office:value-type="string" office:string-value="https://osm.org/relation/3224400" calcext:value-type="string">
            <text:p>https://osm.org/relation/32244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4403" calcext:value-type="float">
            <text:p>3224403</text:p>
          </table:table-cell>
          <table:table-cell table:style-name="ce2" office:value-type="string" calcext:value-type="string">
            <text:p>Rue Maximilien</text:p>
          </table:table-cell>
          <table:table-cell table:style-name="ce2" office:value-type="string" calcext:value-type="string">
            <text:p>Maximili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40];&quot;/&quot;;[.B140])" office:value-type="string" office:string-value="https://osm.org/relation/3224403" calcext:value-type="string">
            <text:p>https://osm.org/relation/32244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4408" calcext:value-type="float">
            <text:p>3224408</text:p>
          </table:table-cell>
          <table:table-cell table:style-name="ce2" office:value-type="string" calcext:value-type="string">
            <text:p>Boulevard du Triomphe</text:p>
          </table:table-cell>
          <table:table-cell table:style-name="ce2" office:value-type="string" calcext:value-type="string">
            <text:p>Triomf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41];&quot;/&quot;;[.B141])" office:value-type="string" office:string-value="https://osm.org/relation/3224408" calcext:value-type="string">
            <text:p>https://osm.org/relation/32244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5129" calcext:value-type="float">
            <text:p>3225129</text:p>
          </table:table-cell>
          <table:table-cell table:style-name="ce2" office:value-type="string" calcext:value-type="string">
            <text:p>Avenue du Haut Pont</text:p>
          </table:table-cell>
          <table:table-cell table:style-name="ce2" office:value-type="string" calcext:value-type="string">
            <text:p>Hoge Brug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42];&quot;/&quot;;[.B142])" office:value-type="string" office:string-value="https://osm.org/relation/3225129" calcext:value-type="string">
            <text:p>https://osm.org/relation/32251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5136" calcext:value-type="float">
            <text:p>3225136</text:p>
          </table:table-cell>
          <table:table-cell table:style-name="ce2" office:value-type="string" calcext:value-type="string">
            <text:p>Rue Alphonse Renard</text:p>
          </table:table-cell>
          <table:table-cell table:style-name="ce2" office:value-type="string" calcext:value-type="string">
            <text:p>Alphonse Renardstraat</text:p>
          </table:table-cell>
          <table:table-cell table:style-name="ce2" office:value-type="string" calcext:value-type="string">
            <text:p>Q189358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43];&quot;/&quot;;[.B143])" office:value-type="string" office:string-value="https://osm.org/relation/3225136" calcext:value-type="string">
            <text:p>https://osm.org/relation/32251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5137" calcext:value-type="float">
            <text:p>3225137</text:p>
          </table:table-cell>
          <table:table-cell table:style-name="ce2" office:value-type="string" calcext:value-type="string">
            <text:p>Rue Camille Lemonnier</text:p>
          </table:table-cell>
          <table:table-cell table:style-name="ce2" office:value-type="string" calcext:value-type="string">
            <text:p>Camille Lemonnierstraat</text:p>
          </table:table-cell>
          <table:table-cell table:style-name="ce5" office:value-type="string" calcext:value-type="string">
            <text:p>Q215801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44];&quot;/&quot;;[.B144])" office:value-type="string" office:string-value="https://osm.org/relation/3225137" calcext:value-type="string">
            <text:p>https://osm.org/relation/32251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5147" calcext:value-type="float">
            <text:p>3225147</text:p>
          </table:table-cell>
          <table:table-cell table:style-name="ce2" office:value-type="string" calcext:value-type="string">
            <text:p>Avenue Louis Lepoutre</text:p>
          </table:table-cell>
          <table:table-cell table:style-name="ce2" office:value-type="string" calcext:value-type="string">
            <text:p>Louis Lepoutrelaan</text:p>
          </table:table-cell>
          <table:table-cell table:style-name="ce2" office:value-type="string" calcext:value-type="string">
            <text:p>Q8483057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45];&quot;/&quot;;[.B145])" office:value-type="string" office:string-value="https://osm.org/relation/3225147" calcext:value-type="string">
            <text:p>https://osm.org/relation/32251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5150" calcext:value-type="float">
            <text:p>3225150</text:p>
          </table:table-cell>
          <table:table-cell table:style-name="ce2" office:value-type="string" calcext:value-type="string">
            <text:p>Rue Émile Bouilliot</text:p>
          </table:table-cell>
          <table:table-cell table:style-name="ce2" office:value-type="string" calcext:value-type="string">
            <text:p>Émile Bouilliotstraat</text:p>
          </table:table-cell>
          <table:table-cell table:style-name="ce3" office:value-type="string" calcext:value-type="string">
            <text:p>Q8446771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46];&quot;/&quot;;[.B146])" office:value-type="string" office:string-value="https://osm.org/relation/3225150" calcext:value-type="string">
            <text:p>https://osm.org/relation/32251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6258" calcext:value-type="float">
            <text:p>3226258</text:p>
          </table:table-cell>
          <table:table-cell table:style-name="ce2" office:value-type="string" calcext:value-type="string">
            <text:p>Rue Émile Banning</text:p>
          </table:table-cell>
          <table:table-cell table:style-name="ce2" office:value-type="string" calcext:value-type="string">
            <text:p>Émile Banningstraat</text:p>
          </table:table-cell>
          <table:table-cell table:style-name="ce3" office:value-type="string" calcext:value-type="string">
            <text:p>Q86351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47];&quot;/&quot;;[.B147])" office:value-type="string" office:string-value="https://osm.org/relation/3226258" calcext:value-type="string">
            <text:p>https://osm.org/relation/32262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7630" calcext:value-type="float">
            <text:p>3227630</text:p>
          </table:table-cell>
          <table:table-cell table:style-name="ce2" office:value-type="string" calcext:value-type="string">
            <text:p>Rue Élise</text:p>
          </table:table-cell>
          <table:table-cell table:style-name="ce2" office:value-type="string" calcext:value-type="string">
            <text:p>Eliza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8" table:formula="of:=CONCATENATE(&quot;https://osm.org/&quot;;[.A148];&quot;/&quot;;[.B148])" office:value-type="string" office:string-value="https://osm.org/relation/3227630" calcext:value-type="string">
            <text:p>https://osm.org/relation/32276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7704" calcext:value-type="float">
            <text:p>3227704</text:p>
          </table:table-cell>
          <table:table-cell table:style-name="ce2" office:value-type="string" calcext:value-type="string">
            <text:p>Avenue Adolphe Buyl</text:p>
          </table:table-cell>
          <table:table-cell table:style-name="ce2" office:value-type="string" calcext:value-type="string">
            <text:p>Adolphe Buyllaan</text:p>
          </table:table-cell>
          <table:table-cell table:style-name="ce3" office:value-type="string" calcext:value-type="string">
            <text:p>Q282478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49];&quot;/&quot;;[.B149])" office:value-type="string" office:string-value="https://osm.org/relation/3227704" calcext:value-type="string">
            <text:p>https://osm.org/relation/32277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231" calcext:value-type="float">
            <text:p>3228231</text:p>
          </table:table-cell>
          <table:table-cell table:style-name="ce2" office:value-type="string" calcext:value-type="string">
            <text:p>Avenue Maurice</text:p>
          </table:table-cell>
          <table:table-cell table:style-name="ce2" office:value-type="string" calcext:value-type="string">
            <text:p>Maurice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150];&quot;/&quot;;[.B150])" office:value-type="string" office:string-value="https://osm.org/relation/3228231" calcext:value-type="string">
            <text:p>https://osm.org/relation/32282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251" calcext:value-type="float">
            <text:p>3228251</text:p>
          </table:table-cell>
          <table:table-cell table:style-name="ce2" office:value-type="string" calcext:value-type="string">
            <text:p>Avenue Jeanne</text:p>
          </table:table-cell>
          <table:table-cell table:style-name="ce2" office:value-type="string" calcext:value-type="string">
            <text:p>Johannalaa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style-name="ce2" office:value-type="string" calcext:value-type="string">
            <text:p>Pas de page Wikipédia</text:p>
          </table:table-cell>
          <table:table-cell table:style-name="ce6" office:value-type="string" calcext:value-type="string">
            <text:p><text:a xlink:href="http://www.irismonument.be/fr.Ixelles.Avenue_Jeanne.html" xlink:type="simple">http://www.irismonument.be/fr.Ixelles.Avenue_Jeanne.html</text:a></text:p>
          </table:table-cell>
          <table:table-cell table:style-name="ce8" table:formula="of:=CONCATENATE(&quot;https://osm.org/&quot;;[.A151];&quot;/&quot;;[.B151])" office:value-type="string" office:string-value="https://osm.org/relation/3228251" calcext:value-type="string">
            <text:p>https://osm.org/relation/32282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287" calcext:value-type="float">
            <text:p>3228287</text:p>
          </table:table-cell>
          <table:table-cell table:style-name="ce2" office:value-type="string" calcext:value-type="string">
            <text:p>Avenue Ernestine</text:p>
          </table:table-cell>
          <table:table-cell table:style-name="ce2" office:value-type="string" calcext:value-type="string">
            <text:p>Ernestinelaa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style-name="ce2" office:value-type="string" calcext:value-type="string">
            <text:p>Pas de page Wikipédia</text:p>
          </table:table-cell>
          <table:table-cell table:style-name="ce6" office:value-type="string" calcext:value-type="string">
            <text:p><text:a xlink:href="http://www.irismonument.be/fr.Ixelles.Avenue_Maurice.html" xlink:type="simple">http://www.irismonument.be/fr.Ixelles.Avenue_Maurice.html</text:a></text:p>
          </table:table-cell>
          <table:table-cell table:style-name="ce8" table:formula="of:=CONCATENATE(&quot;https://osm.org/&quot;;[.A152];&quot;/&quot;;[.B152])" office:value-type="string" office:string-value="https://osm.org/relation/3228287" calcext:value-type="string">
            <text:p>https://osm.org/relation/32282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308" calcext:value-type="float">
            <text:p>3228308</text:p>
          </table:table-cell>
          <table:table-cell table:style-name="ce2" office:value-type="string" calcext:value-type="string">
            <text:p>Place de la Petite Suisse</text:p>
          </table:table-cell>
          <table:table-cell table:style-name="ce2" office:value-type="string" calcext:value-type="string">
            <text:p>Klein-Zwitserland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53];&quot;/&quot;;[.B153])" office:value-type="string" office:string-value="https://osm.org/relation/3228308" calcext:value-type="string">
            <text:p>https://osm.org/relation/32283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334" calcext:value-type="float">
            <text:p>3228334</text:p>
          </table:table-cell>
          <table:table-cell table:style-name="ce2" office:value-type="string" calcext:value-type="string">
            <text:p>Avenue Général Médecin Derache</text:p>
          </table:table-cell>
          <table:table-cell table:style-name="ce2" office:value-type="string" calcext:value-type="string">
            <text:p>Generaal Geneesheer Derachelaan</text:p>
          </table:table-cell>
          <table:table-cell table:style-name="ce2" office:value-type="string" calcext:value-type="string">
            <text:p>Q8543604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  <text:p/>
          </table:table-cell>
          <table:table-cell/>
          <table:table-cell table:style-name="ce8" table:formula="of:=CONCATENATE(&quot;https://osm.org/&quot;;[.A154];&quot;/&quot;;[.B154])" office:value-type="string" office:string-value="https://osm.org/relation/3228334" calcext:value-type="string">
            <text:p>https://osm.org/relation/32283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403" calcext:value-type="float">
            <text:p>3228403</text:p>
          </table:table-cell>
          <table:table-cell table:style-name="ce2" office:value-type="string" calcext:value-type="string">
            <text:p>Rue des Égyptiens</text:p>
          </table:table-cell>
          <table:table-cell table:style-name="ce2" office:value-type="string" calcext:value-type="string">
            <text:p>Egyptenar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55];&quot;/&quot;;[.B155])" office:value-type="string" office:string-value="https://osm.org/relation/3228403" calcext:value-type="string">
            <text:p>https://osm.org/relation/32284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671" calcext:value-type="float">
            <text:p>3228671</text:p>
          </table:table-cell>
          <table:table-cell table:style-name="ce2" office:value-type="string" calcext:value-type="string">
            <text:p>Avenue Émile de Beco</text:p>
          </table:table-cell>
          <table:table-cell table:style-name="ce2" office:value-type="string" calcext:value-type="string">
            <text:p>Émile de Becolaan</text:p>
          </table:table-cell>
          <table:table-cell table:style-name="ce3" office:value-type="string" calcext:value-type="string">
            <text:p>Q443902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56];&quot;/&quot;;[.B156])" office:value-type="string" office:string-value="https://osm.org/relation/3228671" calcext:value-type="string">
            <text:p>https://osm.org/relation/32286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701" calcext:value-type="float">
            <text:p>3228701</text:p>
          </table:table-cell>
          <table:table-cell table:style-name="ce2" office:value-type="string" calcext:value-type="string">
            <text:p>Rue Léon Cuissez</text:p>
          </table:table-cell>
          <table:table-cell table:style-name="ce2" office:value-type="string" calcext:value-type="string">
            <text:p>Léon Cuissezstraat</text:p>
          </table:table-cell>
          <table:table-cell table:style-name="ce2" office:value-type="string" calcext:value-type="string">
            <text:p>Q8542911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157];&quot;/&quot;;[.B157])" office:value-type="string" office:string-value="https://osm.org/relation/3228701" calcext:value-type="string">
            <text:p>https://osm.org/relation/32287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711" calcext:value-type="float">
            <text:p>3228711</text:p>
          </table:table-cell>
          <table:table-cell table:style-name="ce2" office:value-type="string" calcext:value-type="string">
            <text:p>Rue Gustave Biot</text:p>
          </table:table-cell>
          <table:table-cell table:style-name="ce2" office:value-type="string" calcext:value-type="string">
            <text:p>Gustave Biotstraat</text:p>
          </table:table-cell>
          <table:table-cell table:style-name="ce3" office:value-type="string" calcext:value-type="string">
            <text:p>Q312121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58];&quot;/&quot;;[.B158])" office:value-type="string" office:string-value="https://osm.org/relation/3228711" calcext:value-type="string">
            <text:p>https://osm.org/relation/32287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719" calcext:value-type="float">
            <text:p>3228719</text:p>
          </table:table-cell>
          <table:table-cell table:style-name="ce2" office:value-type="string" calcext:value-type="string">
            <text:p>Rue Augustin Delporte</text:p>
          </table:table-cell>
          <table:table-cell table:style-name="ce2" office:value-type="string" calcext:value-type="string">
            <text:p>Augustin Delportestraat</text:p>
          </table:table-cell>
          <table:table-cell table:style-name="ce3" office:value-type="string" calcext:value-type="string">
            <text:p>Q8542300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59];&quot;/&quot;;[.B159])" office:value-type="string" office:string-value="https://osm.org/relation/3228719" calcext:value-type="string">
            <text:p>https://osm.org/relation/32287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728" calcext:value-type="float">
            <text:p>3228728</text:p>
          </table:table-cell>
          <table:table-cell table:style-name="ce2" office:value-type="string" calcext:value-type="string">
            <text:p>Rue Juliette Wytsman</text:p>
          </table:table-cell>
          <table:table-cell table:style-name="ce2" office:value-type="string" calcext:value-type="string">
            <text:p>Juliette Wytsmanstraat</text:p>
          </table:table-cell>
          <table:table-cell table:style-name="ce3" office:value-type="string" calcext:value-type="string">
            <text:p>Q3189783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8" table:formula="of:=CONCATENATE(&quot;https://osm.org/&quot;;[.A160];&quot;/&quot;;[.B160])" office:value-type="string" office:string-value="https://osm.org/relation/3228728" calcext:value-type="string">
            <text:p>https://osm.org/relation/32287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753" calcext:value-type="float">
            <text:p>3228753</text:p>
          </table:table-cell>
          <table:table-cell table:style-name="ce2" office:value-type="string" calcext:value-type="string">
            <text:p>Rue François Roffiaen</text:p>
          </table:table-cell>
          <table:table-cell table:style-name="ce2" office:value-type="string" calcext:value-type="string">
            <text:p>François Roffiaenstraat</text:p>
          </table:table-cell>
          <table:table-cell table:style-name="ce2" office:value-type="string" calcext:value-type="string">
            <text:p>Q197523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61];&quot;/&quot;;[.B161])" office:value-type="string" office:string-value="https://osm.org/relation/3228753" calcext:value-type="string">
            <text:p>https://osm.org/relation/32287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896" calcext:value-type="float">
            <text:p>3228896</text:p>
          </table:table-cell>
          <table:table-cell table:style-name="ce2" office:value-type="string" calcext:value-type="string">
            <text:p>Rue Fritz Toussaint</text:p>
          </table:table-cell>
          <table:table-cell table:style-name="ce2" office:value-type="string" calcext:value-type="string">
            <text:p>Fritz Toussaintstraat</text:p>
          </table:table-cell>
          <table:table-cell table:style-name="ce3" office:value-type="string" calcext:value-type="string">
            <text:p>Q184378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62];&quot;/&quot;;[.B162])" office:value-type="string" office:string-value="https://osm.org/relation/3228896" calcext:value-type="string">
            <text:p>https://osm.org/relation/32288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899" calcext:value-type="float">
            <text:p>3228899</text:p>
          </table:table-cell>
          <table:table-cell table:style-name="ce2" office:value-type="string" calcext:value-type="string">
            <text:p>Rue Henri Marichal</text:p>
          </table:table-cell>
          <table:table-cell table:style-name="ce2" office:value-type="string" calcext:value-type="string">
            <text:p>Henri Marichalstraat</text:p>
          </table:table-cell>
          <table:table-cell table:style-name="ce2" office:value-type="string" calcext:value-type="string">
            <text:p>Q8542911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163];&quot;/&quot;;[.B163])" office:value-type="string" office:string-value="https://osm.org/relation/3228899" calcext:value-type="string">
            <text:p>https://osm.org/relation/32288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907" calcext:value-type="float">
            <text:p>3228907</text:p>
          </table:table-cell>
          <table:table-cell table:style-name="ce2" office:value-type="string" calcext:value-type="string">
            <text:p>Avenue des Klauwaerts</text:p>
          </table:table-cell>
          <table:table-cell table:style-name="ce2" office:value-type="string" calcext:value-type="string">
            <text:p>Klauwaart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64];&quot;/&quot;;[.B164])" office:value-type="string" office:string-value="https://osm.org/relation/3228907" calcext:value-type="string">
            <text:p>https://osm.org/relation/32289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909" calcext:value-type="float">
            <text:p>3228909</text:p>
          </table:table-cell>
          <table:table-cell table:style-name="ce2" office:value-type="string" calcext:value-type="string">
            <text:p>Avenue Géo Bernier</text:p>
          </table:table-cell>
          <table:table-cell table:style-name="ce2" office:value-type="string" calcext:value-type="string">
            <text:p>Géo Bernierlaan</text:p>
          </table:table-cell>
          <table:table-cell table:style-name="ce2" office:value-type="string" calcext:value-type="string">
            <text:p>Q312725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65];&quot;/&quot;;[.B165])" office:value-type="string" office:string-value="https://osm.org/relation/3228909" calcext:value-type="string">
            <text:p>https://osm.org/relation/32289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912" calcext:value-type="float">
            <text:p>3228912</text:p>
          </table:table-cell>
          <table:table-cell table:style-name="ce2" office:value-type="string" calcext:value-type="string">
            <text:p>Rue du Bourgmestre</text:p>
          </table:table-cell>
          <table:table-cell table:style-name="ce2" office:value-type="string" calcext:value-type="string">
            <text:p>Burgemeest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66];&quot;/&quot;;[.B166])" office:value-type="string" office:string-value="https://osm.org/relation/3228912" calcext:value-type="string">
            <text:p>https://osm.org/relation/32289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916" calcext:value-type="float">
            <text:p>3228916</text:p>
          </table:table-cell>
          <table:table-cell table:style-name="ce2" office:value-type="string" calcext:value-type="string">
            <text:p>Avenue Émile Duray</text:p>
          </table:table-cell>
          <table:table-cell table:style-name="ce2" office:value-type="string" calcext:value-type="string">
            <text:p>Émile Banningstraat</text:p>
          </table:table-cell>
          <table:table-cell table:style-name="ce2" office:value-type="string" calcext:value-type="string">
            <text:p>Q8542379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67];&quot;/&quot;;[.B167])" office:value-type="string" office:string-value="https://osm.org/relation/3228916" calcext:value-type="string">
            <text:p>https://osm.org/relation/32289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926" calcext:value-type="float">
            <text:p>3228926</text:p>
          </table:table-cell>
          <table:table-cell table:style-name="ce2" office:value-type="string" calcext:value-type="string">
            <text:p>Square du Val de la Cambre</text:p>
          </table:table-cell>
          <table:table-cell table:style-name="ce2" office:value-type="string" calcext:value-type="string">
            <text:p>Terkamerendal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68];&quot;/&quot;;[.B168])" office:value-type="string" office:string-value="https://osm.org/relation/3228926" calcext:value-type="string">
            <text:p>https://osm.org/relation/32289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931" calcext:value-type="float">
            <text:p>3228931</text:p>
          </table:table-cell>
          <table:table-cell table:style-name="ce2" office:value-type="string" calcext:value-type="string">
            <text:p>Avenue de la Folle Chanson</text:p>
          </table:table-cell>
          <table:table-cell table:style-name="ce2" office:value-type="string" calcext:value-type="string">
            <text:p>Lied Van Sotternieë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69];&quot;/&quot;;[.B169])" office:value-type="string" office:string-value="https://osm.org/relation/3228931" calcext:value-type="string">
            <text:p>https://osm.org/relation/32289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933" calcext:value-type="float">
            <text:p>3228933</text:p>
          </table:table-cell>
          <table:table-cell table:style-name="ce2" office:value-type="string" calcext:value-type="string">
            <text:p>Rond-Point de l'Étoile</text:p>
          </table:table-cell>
          <table:table-cell table:style-name="ce2" office:value-type="string" calcext:value-type="string">
            <text:p>Sterre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70];&quot;/&quot;;[.B170])" office:value-type="string" office:string-value="https://osm.org/relation/3228933" calcext:value-type="string">
            <text:p>https://osm.org/relation/32289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934" calcext:value-type="float">
            <text:p>3228934</text:p>
          </table:table-cell>
          <table:table-cell table:style-name="ce2" office:value-type="string" calcext:value-type="string">
            <text:p>Avenue du Congo</text:p>
          </table:table-cell>
          <table:table-cell table:style-name="ce2" office:value-type="string" calcext:value-type="string">
            <text:p>Kongo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71];&quot;/&quot;;[.B171])" office:value-type="string" office:string-value="https://osm.org/relation/3228934" calcext:value-type="string">
            <text:p>https://osm.org/relation/32289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935" calcext:value-type="float">
            <text:p>3228935</text:p>
          </table:table-cell>
          <table:table-cell table:style-name="ce2" office:value-type="string" calcext:value-type="string">
            <text:p>Boulevard de la Cambre</text:p>
          </table:table-cell>
          <table:table-cell table:style-name="ce2" office:value-type="string" calcext:value-type="string">
            <text:p>Terkamer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72];&quot;/&quot;;[.B172])" office:value-type="string" office:string-value="https://osm.org/relation/3228935" calcext:value-type="string">
            <text:p>https://osm.org/relation/32289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9917" calcext:value-type="float">
            <text:p>3229917</text:p>
          </table:table-cell>
          <table:table-cell table:style-name="ce2" office:value-type="string" calcext:value-type="string">
            <text:p>Square des Latins</text:p>
          </table:table-cell>
          <table:table-cell table:style-name="ce2" office:value-type="string" calcext:value-type="string">
            <text:p>Latijnen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73];&quot;/&quot;;[.B173])" office:value-type="string" office:string-value="https://osm.org/relation/3229917" calcext:value-type="string">
            <text:p>https://osm.org/relation/32299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9940" calcext:value-type="float">
            <text:p>3229940</text:p>
          </table:table-cell>
          <table:table-cell table:style-name="ce2" office:value-type="string" calcext:value-type="string">
            <text:p>Avenue Brillat-Savarin</text:p>
          </table:table-cell>
          <table:table-cell table:style-name="ce2" office:value-type="string" calcext:value-type="string">
            <text:p>Brillat-Savarinlaan</text:p>
          </table:table-cell>
          <table:table-cell table:style-name="ce2" office:value-type="string" calcext:value-type="string">
            <text:p>Q31302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Jean_Anthelme_Brillat-Savarin" xlink:type="simple">https://fr.wikipedia.org/wiki/Jean_Anthelme_Brillat-Savarin</text:a></text:p>
          </table:table-cell>
          <table:table-cell/>
          <table:table-cell table:style-name="ce8" table:formula="of:=CONCATENATE(&quot;https://osm.org/&quot;;[.A174];&quot;/&quot;;[.B174])" office:value-type="string" office:string-value="https://osm.org/relation/3229940" calcext:value-type="string">
            <text:p>https://osm.org/relation/32299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9949" calcext:value-type="float">
            <text:p>3229949</text:p>
          </table:table-cell>
          <table:table-cell table:style-name="ce2" office:value-type="string" calcext:value-type="string">
            <text:p>Rue des Hellènes</text:p>
          </table:table-cell>
          <table:table-cell table:style-name="ce2" office:value-type="string" calcext:value-type="string">
            <text:p>Hellen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75];&quot;/&quot;;[.B175])" office:value-type="string" office:string-value="https://osm.org/relation/3229949" calcext:value-type="string">
            <text:p>https://osm.org/relation/32299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0002" calcext:value-type="float">
            <text:p>3230002</text:p>
          </table:table-cell>
          <table:table-cell table:style-name="ce2" office:value-type="string" calcext:value-type="string">
            <text:p>Avenue de l'Université</text:p>
          </table:table-cell>
          <table:table-cell table:style-name="ce2" office:value-type="string" calcext:value-type="string">
            <text:p>Hogeschoo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76];&quot;/&quot;;[.B176])" office:value-type="string" office:string-value="https://osm.org/relation/3230002" calcext:value-type="string">
            <text:p>https://osm.org/relation/32300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0659" calcext:value-type="float">
            <text:p>3230659</text:p>
          </table:table-cell>
          <table:table-cell table:style-name="ce2" office:value-type="string" calcext:value-type="string">
            <text:p>Avenue Armand Huysmans</text:p>
          </table:table-cell>
          <table:table-cell table:style-name="ce2" office:value-type="string" calcext:value-type="string">
            <text:p>Armand Huysmanslaan</text:p>
          </table:table-cell>
          <table:table-cell table:style-name="ce3" office:value-type="string" calcext:value-type="string">
            <text:p>Q1131350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77];&quot;/&quot;;[.B177])" office:value-type="string" office:string-value="https://osm.org/relation/3230659" calcext:value-type="string">
            <text:p>https://osm.org/relation/32306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1036" calcext:value-type="float">
            <text:p>3231036</text:p>
          </table:table-cell>
          <table:table-cell table:style-name="ce2" office:value-type="string" calcext:value-type="string">
            <text:p>Square Robert Goldschmidt</text:p>
          </table:table-cell>
          <table:table-cell table:style-name="ce2" office:value-type="string" calcext:value-type="string">
            <text:p>Robert Goldschmidtsquare</text:p>
          </table:table-cell>
          <table:table-cell table:style-name="ce3" office:value-type="string" calcext:value-type="string">
            <text:p>Q118543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78];&quot;/&quot;;[.B178])" office:value-type="string" office:string-value="https://osm.org/relation/3231036" calcext:value-type="string">
            <text:p>https://osm.org/relation/32310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1047" calcext:value-type="float">
            <text:p>3231047</text:p>
          </table:table-cell>
          <table:table-cell table:style-name="ce2" office:value-type="string" calcext:value-type="string">
            <text:p>Avenue Pierre et Marie Curie</text:p>
          </table:table-cell>
          <table:table-cell table:style-name="ce2" office:value-type="string" calcext:value-type="string">
            <text:p>Pierre en Marie Curielaan</text:p>
          </table:table-cell>
          <table:table-cell table:style-name="ce2" office:value-type="string" calcext:value-type="string">
            <text:p>Q374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Pierre_Curie" xlink:type="simple">https://fr.wikipedia.org/wiki/Pierre_Curie</text:a></text:p>
          </table:table-cell>
          <table:table-cell table:style-name="ce2" office:value-type="string" calcext:value-type="string">
            <text:p>Pierre est devant Marie</text:p>
          </table:table-cell>
          <table:table-cell table:style-name="ce8" table:formula="of:=CONCATENATE(&quot;https://osm.org/&quot;;[.A179];&quot;/&quot;;[.B179])" office:value-type="string" office:string-value="https://osm.org/relation/3231047" calcext:value-type="string">
            <text:p>https://osm.org/relation/32310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1269" calcext:value-type="float">
            <text:p>3231269</text:p>
          </table:table-cell>
          <table:table-cell table:style-name="ce2" office:value-type="string" calcext:value-type="string">
            <text:p>Rue Jean Vandeuren</text:p>
          </table:table-cell>
          <table:table-cell table:style-name="ce2" office:value-type="string" calcext:value-type="string">
            <text:p>Jean Vandeurenstraat</text:p>
          </table:table-cell>
          <table:table-cell table:style-name="ce3" office:value-type="string" calcext:value-type="string">
            <text:p>Q8477064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80];&quot;/&quot;;[.B180])" office:value-type="string" office:string-value="https://osm.org/relation/3231269" calcext:value-type="string">
            <text:p>https://osm.org/relation/32312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1270" calcext:value-type="float">
            <text:p>3231270</text:p>
          </table:table-cell>
          <table:table-cell table:style-name="ce2" office:value-type="string" calcext:value-type="string">
            <text:p>Rue Léopold Delbove</text:p>
          </table:table-cell>
          <table:table-cell table:style-name="ce2" office:value-type="string" calcext:value-type="string">
            <text:p>Léopold Delbovestraat</text:p>
          </table:table-cell>
          <table:table-cell table:style-name="ce2" office:value-type="string" calcext:value-type="string">
            <text:p>Q8542536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81];&quot;/&quot;;[.B181])" office:value-type="string" office:string-value="https://osm.org/relation/3231270" calcext:value-type="string">
            <text:p>https://osm.org/relation/32312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1288" calcext:value-type="float">
            <text:p>3231288</text:p>
          </table:table-cell>
          <table:table-cell table:style-name="ce2" office:value-type="string" calcext:value-type="string">
            <text:p>Rue François Dons</text:p>
          </table:table-cell>
          <table:table-cell table:style-name="ce2" office:value-type="string" calcext:value-type="string">
            <text:p>François Donsstraat</text:p>
          </table:table-cell>
          <table:table-cell table:style-name="ce3" office:value-type="string" calcext:value-type="string">
            <text:p>Q8542558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82];&quot;/&quot;;[.B182])" office:value-type="string" office:string-value="https://osm.org/relation/3231288" calcext:value-type="string">
            <text:p>https://osm.org/relation/32312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1307" calcext:value-type="float">
            <text:p>3231307</text:p>
          </table:table-cell>
          <table:table-cell table:style-name="ce2" office:value-type="string" calcext:value-type="string">
            <text:p>Square Valère-Gille</text:p>
          </table:table-cell>
          <table:table-cell table:style-name="ce2" office:value-type="string" calcext:value-type="string">
            <text:p>Valère-Gillesquare</text:p>
          </table:table-cell>
          <table:table-cell table:style-name="ce2" office:value-type="string" calcext:value-type="string">
            <text:p>Q355419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Val%C3%A8re_Gille" xlink:type="simple">https://fr.wikipedia.org/wiki/Val%C3%A8re_Gille</text:a></text:p>
          </table:table-cell>
          <table:table-cell/>
          <table:table-cell table:style-name="ce8" table:formula="of:=CONCATENATE(&quot;https://osm.org/&quot;;[.A183];&quot;/&quot;;[.B183])" office:value-type="string" office:string-value="https://osm.org/relation/3231307" calcext:value-type="string">
            <text:p>https://osm.org/relation/32313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1320" calcext:value-type="float">
            <text:p>3231320</text:p>
          </table:table-cell>
          <table:table-cell table:style-name="ce2" office:value-type="string" calcext:value-type="string">
            <text:p>Square du Solbosch</text:p>
          </table:table-cell>
          <table:table-cell table:style-name="ce2" office:value-type="string" calcext:value-type="string">
            <text:p>Solbos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84];&quot;/&quot;;[.B184])" office:value-type="string" office:string-value="https://osm.org/relation/3231320" calcext:value-type="string">
            <text:p>https://osm.org/relation/32313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1328" calcext:value-type="float">
            <text:p>3231328</text:p>
          </table:table-cell>
          <table:table-cell table:style-name="ce2" office:value-type="string" calcext:value-type="string">
            <text:p>Avenue du Pesage</text:p>
          </table:table-cell>
          <table:table-cell table:style-name="ce2" office:value-type="string" calcext:value-type="string">
            <text:p>Waag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85];&quot;/&quot;;[.B185])" office:value-type="string" office:string-value="https://osm.org/relation/3231328" calcext:value-type="string">
            <text:p>https://osm.org/relation/32313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1342" calcext:value-type="float">
            <text:p>3231342</text:p>
          </table:table-cell>
          <table:table-cell table:style-name="ce2" office:value-type="string" calcext:value-type="string">
            <text:p>Avenue Guillaume Gilbert</text:p>
          </table:table-cell>
          <table:table-cell table:style-name="ce2" office:value-type="string" calcext:value-type="string">
            <text:p>Guillaume Gilbertlaan</text:p>
          </table:table-cell>
          <table:table-cell table:style-name="ce2" office:value-type="string" calcext:value-type="string">
            <text:p>Q1596550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édia</text:p>
          </table:table-cell>
          <table:table-cell/>
          <table:table-cell table:style-name="ce8" table:formula="of:=CONCATENATE(&quot;https://osm.org/&quot;;[.A186];&quot;/&quot;;[.B186])" office:value-type="string" office:string-value="https://osm.org/relation/3231342" calcext:value-type="string">
            <text:p>https://osm.org/relation/32313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1546" calcext:value-type="float">
            <text:p>3231546</text:p>
          </table:table-cell>
          <table:table-cell table:style-name="ce2" office:value-type="string" calcext:value-type="string">
            <text:p>Avenue Général Dossin de Saint-Georges</text:p>
          </table:table-cell>
          <table:table-cell table:style-name="ce2" office:value-type="string" calcext:value-type="string">
            <text:p>Generaal Dossin de Saint-Georgeslaan</text:p>
          </table:table-cell>
          <table:table-cell table:style-name="ce2" office:value-type="string" calcext:value-type="string">
            <text:p>Q305226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87];&quot;/&quot;;[.B187])" office:value-type="string" office:string-value="https://osm.org/relation/3231546" calcext:value-type="string">
            <text:p>https://osm.org/relation/32315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1557" calcext:value-type="float">
            <text:p>3231557</text:p>
          </table:table-cell>
          <table:table-cell table:style-name="ce2" office:value-type="string" calcext:value-type="string">
            <text:p>Avenue des Grenadiers</text:p>
          </table:table-cell>
          <table:table-cell table:style-name="ce2" office:value-type="string" calcext:value-type="string">
            <text:p>Grenadier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88];&quot;/&quot;;[.B188])" office:value-type="string" office:string-value="https://osm.org/relation/3231557" calcext:value-type="string">
            <text:p>https://osm.org/relation/32315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1566" calcext:value-type="float">
            <text:p>3231566</text:p>
          </table:table-cell>
          <table:table-cell table:style-name="ce2" office:value-type="string" calcext:value-type="string">
            <text:p>Clos du Cheval d'Argent</text:p>
          </table:table-cell>
          <table:table-cell table:style-name="ce2" office:value-type="string" calcext:value-type="string">
            <text:p>Zilveren-Paard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89];&quot;/&quot;;[.B189])" office:value-type="string" office:string-value="https://osm.org/relation/3231566" calcext:value-type="string">
            <text:p>https://osm.org/relation/32315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1592" calcext:value-type="float">
            <text:p>3231592</text:p>
          </table:table-cell>
          <table:table-cell table:style-name="ce2" office:value-type="string" calcext:value-type="string">
            <text:p>Rue Volta</text:p>
          </table:table-cell>
          <table:table-cell table:style-name="ce2" office:value-type="string" calcext:value-type="string">
            <text:p>Volt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90];&quot;/&quot;;[.B190])" office:value-type="string" office:string-value="https://osm.org/relation/3231592" calcext:value-type="string">
            <text:p>https://osm.org/relation/32315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1611" calcext:value-type="float">
            <text:p>3231611</text:p>
          </table:table-cell>
          <table:table-cell table:style-name="ce2" office:value-type="string" calcext:value-type="string">
            <text:p>Rue Victor Semet</text:p>
          </table:table-cell>
          <table:table-cell table:style-name="ce2" office:value-type="string" calcext:value-type="string">
            <text:p>Victor Semetstraat</text:p>
          </table:table-cell>
          <table:table-cell table:style-name="ce2" office:value-type="string" calcext:value-type="string">
            <text:p>Q8542936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91];&quot;/&quot;;[.B191])" office:value-type="string" office:string-value="https://osm.org/relation/3231611" calcext:value-type="string">
            <text:p>https://osm.org/relation/32316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1624" calcext:value-type="float">
            <text:p>3231624</text:p>
          </table:table-cell>
          <table:table-cell table:style-name="ce2" office:value-type="string" calcext:value-type="string">
            <text:p>Rue de l'Ordre</text:p>
          </table:table-cell>
          <table:table-cell table:style-name="ce2" office:value-type="string" calcext:value-type="string">
            <text:p>Or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92];&quot;/&quot;;[.B192])" office:value-type="string" office:string-value="https://osm.org/relation/3231624" calcext:value-type="string">
            <text:p>https://osm.org/relation/32316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1637" calcext:value-type="float">
            <text:p>3231637</text:p>
          </table:table-cell>
          <table:table-cell table:style-name="ce2" office:value-type="string" calcext:value-type="string">
            <text:p>Rue de la Probité</text:p>
          </table:table-cell>
          <table:table-cell table:style-name="ce2" office:value-type="string" calcext:value-type="string">
            <text:p>Eerlijkheid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93];&quot;/&quot;;[.B193])" office:value-type="string" office:string-value="https://osm.org/relation/3231637" calcext:value-type="string">
            <text:p>https://osm.org/relation/32316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2364" calcext:value-type="float">
            <text:p>3232364</text:p>
          </table:table-cell>
          <table:table-cell table:style-name="ce2" office:value-type="string" calcext:value-type="string">
            <text:p>Rue des Brebis</text:p>
          </table:table-cell>
          <table:table-cell table:style-name="ce2" office:value-type="string" calcext:value-type="string">
            <text:p>Ooi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94];&quot;/&quot;;[.B194])" office:value-type="string" office:string-value="https://osm.org/relation/3232364" calcext:value-type="string">
            <text:p>https://osm.org/relation/32323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2387" calcext:value-type="float">
            <text:p>3232387</text:p>
          </table:table-cell>
          <table:table-cell table:style-name="ce2" office:value-type="string" calcext:value-type="string">
            <text:p>Place Marie-José</text:p>
          </table:table-cell>
          <table:table-cell table:style-name="ce2" office:value-type="string" calcext:value-type="string">
            <text:p>Marie-Joséplein</text:p>
          </table:table-cell>
          <table:table-cell table:style-name="ce2" office:value-type="string" calcext:value-type="string">
            <text:p>Q72919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8" table:formula="of:=CONCATENATE(&quot;https://osm.org/&quot;;[.A195];&quot;/&quot;;[.B195])" office:value-type="string" office:string-value="https://osm.org/relation/3232387" calcext:value-type="string">
            <text:p>https://osm.org/relation/32323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2390" calcext:value-type="float">
            <text:p>3232390</text:p>
          </table:table-cell>
          <table:table-cell table:style-name="ce2" office:value-type="string" calcext:value-type="string">
            <text:p>Square du Vieux Tilleul</text:p>
          </table:table-cell>
          <table:table-cell table:style-name="ce2" office:value-type="string" calcext:value-type="string">
            <text:p>Oude-Linde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96];&quot;/&quot;;[.B196])" office:value-type="string" office:string-value="https://osm.org/relation/3232390" calcext:value-type="string">
            <text:p>https://osm.org/relation/32323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2933" calcext:value-type="float">
            <text:p>3232933</text:p>
          </table:table-cell>
          <table:table-cell table:style-name="ce2" office:value-type="string" calcext:value-type="string">
            <text:p>Avenue du Derby</text:p>
          </table:table-cell>
          <table:table-cell table:style-name="ce2" office:value-type="string" calcext:value-type="string">
            <text:p>Derby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97];&quot;/&quot;;[.B197])" office:value-type="string" office:string-value="https://osm.org/relation/3232933" calcext:value-type="string">
            <text:p>https://osm.org/relation/32329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2940" calcext:value-type="float">
            <text:p>3232940</text:p>
          </table:table-cell>
          <table:table-cell table:style-name="ce2" office:value-type="string" calcext:value-type="string">
            <text:p>Avenue d'Italie</text:p>
          </table:table-cell>
          <table:table-cell table:style-name="ce2" office:value-type="string" calcext:value-type="string">
            <text:p>Italië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98];&quot;/&quot;;[.B198])" office:value-type="string" office:string-value="https://osm.org/relation/3232940" calcext:value-type="string">
            <text:p>https://osm.org/relation/32329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2943" calcext:value-type="float">
            <text:p>3232943</text:p>
          </table:table-cell>
          <table:table-cell table:style-name="ce2" office:value-type="string" calcext:value-type="string">
            <text:p>Rue Simonau</text:p>
          </table:table-cell>
          <table:table-cell table:style-name="ce2" office:value-type="string" calcext:value-type="string">
            <text:p>Simonau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soit (Q21396067) soit (Q28927557)</text:p>
          </table:table-cell>
          <table:table-cell table:style-name="ce8" table:formula="of:=CONCATENATE(&quot;https://osm.org/&quot;;[.A199];&quot;/&quot;;[.B199])" office:value-type="string" office:string-value="https://osm.org/relation/3232943" calcext:value-type="string">
            <text:p>https://osm.org/relation/32329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2968" calcext:value-type="float">
            <text:p>3232968</text:p>
          </table:table-cell>
          <table:table-cell table:style-name="ce2" office:value-type="string" calcext:value-type="string">
            <text:p>Avenue du Bois de la Cambre</text:p>
          </table:table-cell>
          <table:table-cell table:style-name="ce2" office:value-type="string" calcext:value-type="string">
            <text:p>Terkamerenbo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00];&quot;/&quot;;[.B200])" office:value-type="string" office:string-value="https://osm.org/relation/3232968" calcext:value-type="string">
            <text:p>https://osm.org/relation/32329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2989" calcext:value-type="float">
            <text:p>3232989</text:p>
          </table:table-cell>
          <table:table-cell table:style-name="ce2" office:value-type="string" calcext:value-type="string">
            <text:p>Avenue George Bergmann</text:p>
          </table:table-cell>
          <table:table-cell table:style-name="ce2" office:value-type="string" calcext:value-type="string">
            <text:p>George Bergmannlaan</text:p>
          </table:table-cell>
          <table:table-cell table:style-name="ce2" office:value-type="string" calcext:value-type="string">
            <text:p>Q279581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201];&quot;/&quot;;[.B201])" office:value-type="string" office:string-value="https://osm.org/relation/3232989" calcext:value-type="string">
            <text:p>https://osm.org/relation/32329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014" calcext:value-type="float">
            <text:p>3233014</text:p>
          </table:table-cell>
          <table:table-cell table:style-name="ce2" office:value-type="string" calcext:value-type="string">
            <text:p>Rue du Relais</text:p>
          </table:table-cell>
          <table:table-cell table:style-name="ce2" office:value-type="string" calcext:value-type="string">
            <text:p>Pleis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02];&quot;/&quot;;[.B202])" office:value-type="string" office:string-value="https://osm.org/relation/3233014" calcext:value-type="string">
            <text:p>https://osm.org/relation/32330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026" calcext:value-type="float">
            <text:p>3233026</text:p>
          </table:table-cell>
          <table:table-cell table:style-name="ce2" office:value-type="string" calcext:value-type="string">
            <text:p>Square de Boondael</text:p>
          </table:table-cell>
          <table:table-cell table:style-name="ce2" office:value-type="string" calcext:value-type="string">
            <text:p>Boondaalse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03];&quot;/&quot;;[.B203])" office:value-type="string" office:string-value="https://osm.org/relation/3233026" calcext:value-type="string">
            <text:p>https://osm.org/relation/32330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047" calcext:value-type="float">
            <text:p>3233047</text:p>
          </table:table-cell>
          <table:table-cell table:style-name="ce2" office:value-type="string" calcext:value-type="string">
            <text:p>Rue de la Treille</text:p>
          </table:table-cell>
          <table:table-cell table:style-name="ce2" office:value-type="string" calcext:value-type="string">
            <text:p>Wijnsto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04];&quot;/&quot;;[.B204])" office:value-type="string" office:string-value="https://osm.org/relation/3233047" calcext:value-type="string">
            <text:p>https://osm.org/relation/32330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138" calcext:value-type="float">
            <text:p>3233138</text:p>
          </table:table-cell>
          <table:table-cell table:style-name="ce2" office:value-type="string" calcext:value-type="string">
            <text:p>Rue Louis Ernotte</text:p>
          </table:table-cell>
          <table:table-cell table:style-name="ce2" office:value-type="string" calcext:value-type="string">
            <text:p>Louis Ernottestraat</text:p>
          </table:table-cell>
          <table:table-cell table:style-name="ce2" office:value-type="string" calcext:value-type="string">
            <text:p>Q8542948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205];&quot;/&quot;;[.B205])" office:value-type="string" office:string-value="https://osm.org/relation/3233138" calcext:value-type="string">
            <text:p>https://osm.org/relation/32331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148" calcext:value-type="float">
            <text:p>3233148</text:p>
          </table:table-cell>
          <table:table-cell table:style-name="ce2" office:value-type="string" calcext:value-type="string">
            <text:p>Avenue des Cèpes</text:p>
          </table:table-cell>
          <table:table-cell table:style-name="ce2" office:value-type="string" calcext:value-type="string">
            <text:p>Eekhorentjesbrod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06];&quot;/&quot;;[.B206])" office:value-type="string" office:string-value="https://osm.org/relation/3233148" calcext:value-type="string">
            <text:p>https://osm.org/relation/32331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149" calcext:value-type="float">
            <text:p>3233149</text:p>
          </table:table-cell>
          <table:table-cell table:style-name="ce2" office:value-type="string" calcext:value-type="string">
            <text:p>Clos des Mousserons</text:p>
          </table:table-cell>
          <table:table-cell table:style-name="ce2" office:value-type="string" calcext:value-type="string">
            <text:p>Ridderzwammen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07];&quot;/&quot;;[.B207])" office:value-type="string" office:string-value="https://osm.org/relation/3233149" calcext:value-type="string">
            <text:p>https://osm.org/relation/32331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150" calcext:value-type="float">
            <text:p>3233150</text:p>
          </table:table-cell>
          <table:table-cell table:style-name="ce2" office:value-type="string" calcext:value-type="string">
            <text:p>Rue Schoolgat</text:p>
          </table:table-cell>
          <table:table-cell table:style-name="ce2" office:value-type="string" calcext:value-type="string">
            <text:p>Schoolg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08];&quot;/&quot;;[.B208])" office:value-type="string" office:string-value="https://osm.org/relation/3233150" calcext:value-type="string">
            <text:p>https://osm.org/relation/32331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152" calcext:value-type="float">
            <text:p>3233152</text:p>
          </table:table-cell>
          <table:table-cell table:style-name="ce2" office:value-type="string" calcext:value-type="string">
            <text:p>Chaussée de Boitsfort</text:p>
          </table:table-cell>
          <table:table-cell table:style-name="ce2" office:value-type="string" calcext:value-type="string">
            <text:p>Bosvoord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09];&quot;/&quot;;[.B209])" office:value-type="string" office:string-value="https://osm.org/relation/3233152" calcext:value-type="string">
            <text:p>https://osm.org/relation/32331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155" calcext:value-type="float">
            <text:p>3233155</text:p>
          </table:table-cell>
          <table:table-cell table:style-name="ce2" office:value-type="string" calcext:value-type="string">
            <text:p>Clos Medicis</text:p>
          </table:table-cell>
          <table:table-cell table:style-name="ce2" office:value-type="string" calcext:value-type="string">
            <text:p>Medicis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10];&quot;/&quot;;[.B210])" office:value-type="string" office:string-value="https://osm.org/relation/3233155" calcext:value-type="string">
            <text:p>https://osm.org/relation/32331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156" calcext:value-type="float">
            <text:p>3233156</text:p>
          </table:table-cell>
          <table:table-cell table:style-name="ce2" office:value-type="string" calcext:value-type="string">
            <text:p>Clos des Chanterelles</text:p>
          </table:table-cell>
          <table:table-cell table:style-name="ce2" office:value-type="string" calcext:value-type="string">
            <text:p>Dooierzwammen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11];&quot;/&quot;;[.B211])" office:value-type="string" office:string-value="https://osm.org/relation/3233156" calcext:value-type="string">
            <text:p>https://osm.org/relation/32331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167" calcext:value-type="float">
            <text:p>3233167</text:p>
          </table:table-cell>
          <table:table-cell table:style-name="ce2" office:value-type="string" calcext:value-type="string">
            <text:p>Rue des Mérisiers</text:p>
          </table:table-cell>
          <table:table-cell table:style-name="ce2" office:value-type="string" calcext:value-type="string">
            <text:p>Kriekenbom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12];&quot;/&quot;;[.B212])" office:value-type="string" office:string-value="https://osm.org/relation/3233167" calcext:value-type="string">
            <text:p>https://osm.org/relation/32331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173" calcext:value-type="float">
            <text:p>3233173</text:p>
          </table:table-cell>
          <table:table-cell table:style-name="ce2" office:value-type="string" calcext:value-type="string">
            <text:p>Rue du Buisson</text:p>
          </table:table-cell>
          <table:table-cell table:style-name="ce2" office:value-type="string" calcext:value-type="string">
            <text:p>Braambo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13];&quot;/&quot;;[.B213])" office:value-type="string" office:string-value="https://osm.org/relation/3233173" calcext:value-type="string">
            <text:p>https://osm.org/relation/32331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179" calcext:value-type="float">
            <text:p>3233179</text:p>
          </table:table-cell>
          <table:table-cell table:style-name="ce2" office:value-type="string" calcext:value-type="string">
            <text:p>Avenue du Général de Gaulle</text:p>
          </table:table-cell>
          <table:table-cell table:style-name="ce2" office:value-type="string" calcext:value-type="string">
            <text:p>Generaal de Gaullelaan</text:p>
          </table:table-cell>
          <table:table-cell table:style-name="ce2" office:value-type="string" calcext:value-type="string">
            <text:p>Q204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214];&quot;/&quot;;[.B214])" office:value-type="string" office:string-value="https://osm.org/relation/3233179" calcext:value-type="string">
            <text:p>https://osm.org/relation/32331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187" calcext:value-type="float">
            <text:p>3233187</text:p>
          </table:table-cell>
          <table:table-cell table:style-name="ce2" office:value-type="string" calcext:value-type="string">
            <text:p>Rue Vilain XIIII</text:p>
          </table:table-cell>
          <table:table-cell table:style-name="ce2" office:value-type="string" calcext:value-type="string">
            <text:p>Vilain XIIII-straat</text:p>
          </table:table-cell>
          <table:table-cell table:style-name="ce2" office:value-type="string" calcext:value-type="string">
            <text:p>Q32947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215];&quot;/&quot;;[.B215])" office:value-type="string" office:string-value="https://osm.org/relation/3233187" calcext:value-type="string">
            <text:p>https://osm.org/relation/32331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189" calcext:value-type="float">
            <text:p>3233189</text:p>
          </table:table-cell>
          <table:table-cell table:style-name="ce2" office:value-type="string" calcext:value-type="string">
            <text:p>Rue de la Vallée</text:p>
          </table:table-cell>
          <table:table-cell table:style-name="ce2" office:value-type="string" calcext:value-type="string">
            <text:p>Da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16];&quot;/&quot;;[.B216])" office:value-type="string" office:string-value="https://osm.org/relation/3233189" calcext:value-type="string">
            <text:p>https://osm.org/relation/32331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191" calcext:value-type="float">
            <text:p>3233191</text:p>
          </table:table-cell>
          <table:table-cell table:style-name="ce2" office:value-type="string" calcext:value-type="string">
            <text:p>Rue du Lac</text:p>
          </table:table-cell>
          <table:table-cell table:style-name="ce2" office:value-type="string" calcext:value-type="string">
            <text:p>Me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17];&quot;/&quot;;[.B217])" office:value-type="string" office:string-value="https://osm.org/relation/3233191" calcext:value-type="string">
            <text:p>https://osm.org/relation/32331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193" calcext:value-type="float">
            <text:p>3233193</text:p>
          </table:table-cell>
          <table:table-cell table:style-name="ce2" office:value-type="string" calcext:value-type="string">
            <text:p>Square de Biarritz</text:p>
          </table:table-cell>
          <table:table-cell table:style-name="ce2" office:value-type="string" calcext:value-type="string">
            <text:p>Biarritz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18];&quot;/&quot;;[.B218])" office:value-type="string" office:string-value="https://osm.org/relation/3233193" calcext:value-type="string">
            <text:p>https://osm.org/relation/32331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3207" calcext:value-type="float">
            <text:p>3233207</text:p>
          </table:table-cell>
          <table:table-cell table:style-name="ce2" office:value-type="string" calcext:value-type="string">
            <text:p>Rue Lannoy</text:p>
          </table:table-cell>
          <table:table-cell table:style-name="ce2" office:value-type="string" calcext:value-type="string">
            <text:p>Lannoystraat</text:p>
          </table:table-cell>
          <table:table-cell table:style-name="ce2" office:value-type="string" calcext:value-type="string">
            <text:p>Q317298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219];&quot;/&quot;;[.B219])" office:value-type="string" office:string-value="https://osm.org/relation/3233207" calcext:value-type="string">
            <text:p>https://osm.org/relation/32332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578" calcext:value-type="float">
            <text:p>3234578</text:p>
          </table:table-cell>
          <table:table-cell table:style-name="ce2" office:value-type="string" calcext:value-type="string">
            <text:p>Rue de Stassart</text:p>
          </table:table-cell>
          <table:table-cell table:style-name="ce2" office:value-type="string" calcext:value-type="string">
            <text:p>de Stassartstraat</text:p>
          </table:table-cell>
          <table:table-cell table:style-name="ce2" office:value-type="string" calcext:value-type="string">
            <text:p>Q153869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220];&quot;/&quot;;[.B220])" office:value-type="string" office:string-value="https://osm.org/relation/3234578" calcext:value-type="string">
            <text:p>https://osm.org/relation/32345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579" calcext:value-type="float">
            <text:p>3234579</text:p>
          </table:table-cell>
          <table:table-cell table:style-name="ce2" office:value-type="string" calcext:value-type="string">
            <text:p>Rue des Chevaliers</text:p>
          </table:table-cell>
          <table:table-cell table:style-name="ce2" office:value-type="string" calcext:value-type="string">
            <text:p>Ridd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21];&quot;/&quot;;[.B221])" office:value-type="string" office:string-value="https://osm.org/relation/3234579" calcext:value-type="string">
            <text:p>https://osm.org/relation/32345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692" calcext:value-type="float">
            <text:p>3234692</text:p>
          </table:table-cell>
          <table:table-cell table:style-name="ce2" office:value-type="string" calcext:value-type="string">
            <text:p>Rue des Drapiers</text:p>
          </table:table-cell>
          <table:table-cell table:style-name="ce2" office:value-type="string" calcext:value-type="string">
            <text:p>Lakenwev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22];&quot;/&quot;;[.B222])" office:value-type="string" office:string-value="https://osm.org/relation/3234692" calcext:value-type="string">
            <text:p>https://osm.org/relation/32346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751" calcext:value-type="float">
            <text:p>3234751</text:p>
          </table:table-cell>
          <table:table-cell table:style-name="ce2" office:value-type="string" calcext:value-type="string">
            <text:p>Rue du Prince Royal</text:p>
          </table:table-cell>
          <table:table-cell table:style-name="ce2" office:value-type="string" calcext:value-type="string">
            <text:p>Koninklijke-Pri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223];&quot;/&quot;;[.B223])" office:value-type="string" office:string-value="https://osm.org/relation/3234751" calcext:value-type="string">
            <text:p>https://osm.org/relation/32347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792" calcext:value-type="float">
            <text:p>3234792</text:p>
          </table:table-cell>
          <table:table-cell table:style-name="ce2" office:value-type="string" calcext:value-type="string">
            <text:p>Rue de Berger</text:p>
          </table:table-cell>
          <table:table-cell table:style-name="ce2" office:value-type="string" calcext:value-type="string">
            <text:p>Herd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24];&quot;/&quot;;[.B224])" office:value-type="string" office:string-value="https://osm.org/relation/3234792" calcext:value-type="string">
            <text:p>https://osm.org/relation/32347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806" calcext:value-type="float">
            <text:p>3234806</text:p>
          </table:table-cell>
          <table:table-cell table:style-name="ce2" office:value-type="string" calcext:value-type="string">
            <text:p>Rue Keyenveld</text:p>
          </table:table-cell>
          <table:table-cell table:style-name="ce2" office:value-type="string" calcext:value-type="string">
            <text:p>Keienvel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25];&quot;/&quot;;[.B225])" office:value-type="string" office:string-value="https://osm.org/relation/3234806" calcext:value-type="string">
            <text:p>https://osm.org/relation/32348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841" calcext:value-type="float">
            <text:p>3234841</text:p>
          </table:table-cell>
          <table:table-cell table:style-name="ce2" office:value-type="string" calcext:value-type="string">
            <text:p>Rue du Prince Albert</text:p>
          </table:table-cell>
          <table:table-cell table:style-name="ce2" office:value-type="string" calcext:value-type="string">
            <text:p>Prins Albertstraat</text:p>
          </table:table-cell>
          <table:table-cell table:style-name="ce2" office:value-type="string" calcext:value-type="string">
            <text:p>Q15814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Alfred_Ier_de_Saxe-Cobourg_et_Gotha" xlink:type="simple">https://fr.wikipedia.org/wiki/Alfred_Ier_de_Saxe-Cobourg_et_Gotha</text:a></text:p>
          </table:table-cell>
          <table:table-cell/>
          <table:table-cell table:style-name="ce8" table:formula="of:=CONCATENATE(&quot;https://osm.org/&quot;;[.A226];&quot;/&quot;;[.B226])" office:value-type="string" office:string-value="https://osm.org/relation/3234841" calcext:value-type="string">
            <text:p>https://osm.org/relation/32348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845" calcext:value-type="float">
            <text:p>3234845</text:p>
          </table:table-cell>
          <table:table-cell table:style-name="ce2" office:value-type="string" calcext:value-type="string">
            <text:p>Rue de la Grosse Tour</text:p>
          </table:table-cell>
          <table:table-cell table:style-name="ce2" office:value-type="string" calcext:value-type="string">
            <text:p>Wollendriestor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27];&quot;/&quot;;[.B227])" office:value-type="string" office:string-value="https://osm.org/relation/3234845" calcext:value-type="string">
            <text:p>https://osm.org/relation/32348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853" calcext:value-type="float">
            <text:p>3234853</text:p>
          </table:table-cell>
          <table:table-cell table:style-name="ce2" office:value-type="string" calcext:value-type="string">
            <text:p>Rue de la Concorde</text:p>
          </table:table-cell>
          <table:table-cell table:style-name="ce2" office:value-type="string" calcext:value-type="string">
            <text:p>Eendracht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28];&quot;/&quot;;[.B228])" office:value-type="string" office:string-value="https://osm.org/relation/3234853" calcext:value-type="string">
            <text:p>https://osm.org/relation/32348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857" calcext:value-type="float">
            <text:p>3234857</text:p>
          </table:table-cell>
          <table:table-cell table:style-name="ce2" office:value-type="string" calcext:value-type="string">
            <text:p>Rue Isidore Verheyden</text:p>
          </table:table-cell>
          <table:table-cell table:style-name="ce2" office:value-type="string" calcext:value-type="string">
            <text:p>Isidore Verheydenstraat</text:p>
          </table:table-cell>
          <table:table-cell table:style-name="ce2" office:value-type="string" calcext:value-type="string">
            <text:p>Q201844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Isidore_Verheyden" xlink:type="simple">https://fr.wikipedia.org/wiki/Isidore_Verheyden</text:a></text:p>
          </table:table-cell>
          <table:table-cell/>
          <table:table-cell table:style-name="ce8" table:formula="of:=CONCATENATE(&quot;https://osm.org/&quot;;[.A229];&quot;/&quot;;[.B229])" office:value-type="string" office:string-value="https://osm.org/relation/3234857" calcext:value-type="string">
            <text:p>https://osm.org/relation/32348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867" calcext:value-type="float">
            <text:p>3234867</text:p>
          </table:table-cell>
          <table:table-cell table:style-name="ce2" office:value-type="string" calcext:value-type="string">
            <text:p>Rue du Président</text:p>
          </table:table-cell>
          <table:table-cell table:style-name="ce2" office:value-type="string" calcext:value-type="string">
            <text:p>Voorzitt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230];&quot;/&quot;;[.B230])" office:value-type="string" office:string-value="https://osm.org/relation/3234867" calcext:value-type="string">
            <text:p>https://osm.org/relation/32348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883" calcext:value-type="float">
            <text:p>3234883</text:p>
          </table:table-cell>
          <table:table-cell table:style-name="ce2" office:value-type="string" calcext:value-type="string">
            <text:p>Rue de la Longue Haie</text:p>
          </table:table-cell>
          <table:table-cell table:style-name="ce2" office:value-type="string" calcext:value-type="string">
            <text:p>Lange-Haa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31];&quot;/&quot;;[.B231])" office:value-type="string" office:string-value="https://osm.org/relation/3234883" calcext:value-type="string">
            <text:p>https://osm.org/relation/32348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902" calcext:value-type="float">
            <text:p>3234902</text:p>
          </table:table-cell>
          <table:table-cell table:style-name="ce2" office:value-type="string" calcext:value-type="string">
            <text:p>Rue Jean d'Ardenne</text:p>
          </table:table-cell>
          <table:table-cell table:style-name="ce2" office:value-type="string" calcext:value-type="string">
            <text:p>Jean d'Ardennestraat</text:p>
          </table:table-cell>
          <table:table-cell table:style-name="ce2" office:value-type="string" calcext:value-type="string">
            <text:p>Q8542962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232];&quot;/&quot;;[.B232])" office:value-type="string" office:string-value="https://osm.org/relation/3234902" calcext:value-type="string">
            <text:p>https://osm.org/relation/32349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982" calcext:value-type="float">
            <text:p>3234982</text:p>
          </table:table-cell>
          <table:table-cell table:style-name="ce2" office:value-type="string" calcext:value-type="string">
            <text:p>Rue Souveraine</text:p>
          </table:table-cell>
          <table:table-cell table:style-name="ce2" office:value-type="string" calcext:value-type="string">
            <text:p>Opp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33];&quot;/&quot;;[.B233])" office:value-type="string" office:string-value="https://osm.org/relation/3234982" calcext:value-type="string">
            <text:p>https://osm.org/relation/32349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990" calcext:value-type="float">
            <text:p>3234990</text:p>
          </table:table-cell>
          <table:table-cell table:style-name="ce2" office:value-type="string" calcext:value-type="string">
            <text:p>Rue de l'Arbre Bénit</text:p>
          </table:table-cell>
          <table:table-cell table:style-name="ce2" office:value-type="string" calcext:value-type="string">
            <text:p>Gewijde-Boo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34];&quot;/&quot;;[.B234])" office:value-type="string" office:string-value="https://osm.org/relation/3234990" calcext:value-type="string">
            <text:p>https://osm.org/relation/32349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100" calcext:value-type="float">
            <text:p>3235100</text:p>
          </table:table-cell>
          <table:table-cell table:style-name="ce2" office:value-type="string" calcext:value-type="string">
            <text:p>Rue Mercelis</text:p>
          </table:table-cell>
          <table:table-cell table:style-name="ce2" office:value-type="string" calcext:value-type="string">
            <text:p>Mercelis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style-name="ce7" office:value-type="string" calcext:value-type="string">
            <text:p><text:a xlink:href="http://www.ebru.be/Streets/streets1000/bruxelles-1000e-rue-mercelis.html" xlink:type="simple">http://www.ebru.be/Streets/streets1000/bruxelles-1000e-rue-mercelis.html</text:a></text:p>
          </table:table-cell>
          <table:table-cell/>
          <table:table-cell table:style-name="ce8" table:formula="of:=CONCATENATE(&quot;https://osm.org/&quot;;[.A235];&quot;/&quot;;[.B235])" office:value-type="string" office:string-value="https://osm.org/relation/3235100" calcext:value-type="string">
            <text:p>https://osm.org/relation/3235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123" calcext:value-type="float">
            <text:p>3235123</text:p>
          </table:table-cell>
          <table:table-cell table:style-name="ce2" office:value-type="string" calcext:value-type="string">
            <text:p>Rue de la Croix</text:p>
          </table:table-cell>
          <table:table-cell table:style-name="ce2" office:value-type="string" calcext:value-type="string">
            <text:p>Kru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36];&quot;/&quot;;[.B236])" office:value-type="string" office:string-value="https://osm.org/relation/3235123" calcext:value-type="string">
            <text:p>https://osm.org/relation/32351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129" calcext:value-type="float">
            <text:p>3235129</text:p>
          </table:table-cell>
          <table:table-cell table:style-name="ce2" office:value-type="string" calcext:value-type="string">
            <text:p>Rue du Couvent</text:p>
          </table:table-cell>
          <table:table-cell table:style-name="ce2" office:value-type="string" calcext:value-type="string">
            <text:p>Kloos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37];&quot;/&quot;;[.B237])" office:value-type="string" office:string-value="https://osm.org/relation/3235129" calcext:value-type="string">
            <text:p>https://osm.org/relation/32351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336" calcext:value-type="float">
            <text:p>3235336</text:p>
          </table:table-cell>
          <table:table-cell table:style-name="ce2" office:value-type="string" calcext:value-type="string">
            <text:p>Rue des Champs Elysées</text:p>
          </table:table-cell>
          <table:table-cell table:style-name="ce2" office:value-type="string" calcext:value-type="string">
            <text:p>Elyzeese Veld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38];&quot;/&quot;;[.B238])" office:value-type="string" office:string-value="https://osm.org/relation/3235336" calcext:value-type="string">
            <text:p>https://osm.org/relation/32353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345" calcext:value-type="float">
            <text:p>3235345</text:p>
          </table:table-cell>
          <table:table-cell table:style-name="ce2" office:value-type="string" calcext:value-type="string">
            <text:p>Rue de l'Ermitage</text:p>
          </table:table-cell>
          <table:table-cell table:style-name="ce2" office:value-type="string" calcext:value-type="string">
            <text:p>Klu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39];&quot;/&quot;;[.B239])" office:value-type="string" office:string-value="https://osm.org/relation/3235345" calcext:value-type="string">
            <text:p>https://osm.org/relation/32353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367" calcext:value-type="float">
            <text:p>3235367</text:p>
          </table:table-cell>
          <table:table-cell table:style-name="ce2" office:value-type="string" calcext:value-type="string">
            <text:p>Rue de Hennin</text:p>
          </table:table-cell>
          <table:table-cell table:style-name="ce2" office:value-type="string" calcext:value-type="string">
            <text:p>de Henni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240];&quot;/&quot;;[.B240])" office:value-type="string" office:string-value="https://osm.org/relation/3235367" calcext:value-type="string">
            <text:p>https://osm.org/relation/32353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458" calcext:value-type="float">
            <text:p>3235458</text:p>
          </table:table-cell>
          <table:table-cell table:style-name="ce2" office:value-type="string" calcext:value-type="string">
            <text:p>Rue Paul Spaak</text:p>
          </table:table-cell>
          <table:table-cell table:style-name="ce2" office:value-type="string" calcext:value-type="string">
            <text:p>Paul Spaakstraat</text:p>
          </table:table-cell>
          <table:table-cell table:style-name="ce2" office:value-type="string" calcext:value-type="string">
            <text:p>Q99912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Paul_Spaak" xlink:type="simple">https://fr.wikipedia.org/wiki/Paul_Spaak</text:a></text:p>
          </table:table-cell>
          <table:table-cell/>
          <table:table-cell table:style-name="ce8" table:formula="of:=CONCATENATE(&quot;https://osm.org/&quot;;[.A241];&quot;/&quot;;[.B241])" office:value-type="string" office:string-value="https://osm.org/relation/3235458" calcext:value-type="string">
            <text:p>https://osm.org/relation/32354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580" calcext:value-type="float">
            <text:p>3235580</text:p>
          </table:table-cell>
          <table:table-cell table:style-name="ce2" office:value-type="string" calcext:value-type="string">
            <text:p>Rue Charles Decoster</text:p>
          </table:table-cell>
          <table:table-cell table:style-name="ce2" office:value-type="string" calcext:value-type="string">
            <text:p>Charles Decosterstraat</text:p>
          </table:table-cell>
          <table:table-cell table:style-name="ce2" office:value-type="string" calcext:value-type="string">
            <text:p>Q31517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242];&quot;/&quot;;[.B242])" office:value-type="string" office:string-value="https://osm.org/relation/3235580" calcext:value-type="string">
            <text:p>https://osm.org/relation/32355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581" calcext:value-type="float">
            <text:p>3235581</text:p>
          </table:table-cell>
          <table:table-cell table:style-name="ce2" office:value-type="string" calcext:value-type="string">
            <text:p>Rue Van Elewyck</text:p>
          </table:table-cell>
          <table:table-cell table:style-name="ce2" office:value-type="string" calcext:value-type="string">
            <text:p>Van Elewyck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  <text:p/>
          </table:table-cell>
          <table:table-cell/>
          <table:table-cell table:style-name="ce8" table:formula="of:=CONCATENATE(&quot;https://osm.org/&quot;;[.A243];&quot;/&quot;;[.B243])" office:value-type="string" office:string-value="https://osm.org/relation/3235581" calcext:value-type="string">
            <text:p>https://osm.org/relation/32355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634" calcext:value-type="float">
            <text:p>3235634</text:p>
          </table:table-cell>
          <table:table-cell table:style-name="ce2" office:value-type="string" calcext:value-type="string">
            <text:p>Rue Lesbroussart</text:p>
          </table:table-cell>
          <table:table-cell table:style-name="ce2" office:value-type="string" calcext:value-type="string">
            <text:p>Lesbroussartstraat</text:p>
          </table:table-cell>
          <table:table-cell table:style-name="ce2" office:value-type="string" calcext:value-type="string">
            <text:p>Q338022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Philippe_Lesbroussart" xlink:type="simple">https://fr.wikipedia.org/wiki/Philippe_Lesbroussart</text:a></text:p>
          </table:table-cell>
          <table:table-cell/>
          <table:table-cell table:style-name="ce8" table:formula="of:=CONCATENATE(&quot;https://osm.org/&quot;;[.A244];&quot;/&quot;;[.B244])" office:value-type="string" office:string-value="https://osm.org/relation/3235634" calcext:value-type="string">
            <text:p>https://osm.org/relation/32356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667" calcext:value-type="float">
            <text:p>3235667</text:p>
          </table:table-cell>
          <table:table-cell table:style-name="ce2" office:value-type="string" calcext:value-type="string">
            <text:p>Rue Lens</text:p>
          </table:table-cell>
          <table:table-cell table:style-name="ce2" office:value-type="string" calcext:value-type="string">
            <text:p>Lensstraat</text:p>
          </table:table-cell>
          <table:table-cell table:style-name="ce2" office:value-type="string" calcext:value-type="string">
            <text:p>Q284815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245];&quot;/&quot;;[.B245])" office:value-type="string" office:string-value="https://osm.org/relation/3235667" calcext:value-type="string">
            <text:p>https://osm.org/relation/32356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676" calcext:value-type="float">
            <text:p>3235676</text:p>
          </table:table-cell>
          <table:table-cell table:style-name="ce2" office:value-type="string" calcext:value-type="string">
            <text:p>Rue Dautzenberg</text:p>
          </table:table-cell>
          <table:table-cell table:style-name="ce2" office:value-type="string" calcext:value-type="string">
            <text:p>Dautzenbergstraat</text:p>
          </table:table-cell>
          <table:table-cell table:style-name="ce2" office:value-type="string" calcext:value-type="string">
            <text:p>Q85213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Johan_Michiel_Dautzenberg" xlink:type="simple">https://fr.wikipedia.org/wiki/Johan_Michiel_Dautzenberg</text:a></text:p>
          </table:table-cell>
          <table:table-cell/>
          <table:table-cell table:style-name="ce8" table:formula="of:=CONCATENATE(&quot;https://osm.org/&quot;;[.A246];&quot;/&quot;;[.B246])" office:value-type="string" office:string-value="https://osm.org/relation/3235676" calcext:value-type="string">
            <text:p>https://osm.org/relation/32356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881" calcext:value-type="float">
            <text:p>3235881</text:p>
          </table:table-cell>
          <table:table-cell table:style-name="ce2" office:value-type="string" calcext:value-type="string">
            <text:p>Rue Gachard</text:p>
          </table:table-cell>
          <table:table-cell table:style-name="ce2" office:value-type="string" calcext:value-type="string">
            <text:p>Gachardstraat</text:p>
          </table:table-cell>
          <table:table-cell table:style-name="ce2" office:value-type="string" calcext:value-type="string">
            <text:p>Q55174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247];&quot;/&quot;;[.B247])" office:value-type="string" office:string-value="https://osm.org/relation/3235881" calcext:value-type="string">
            <text:p>https://osm.org/relation/32358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951" calcext:value-type="float">
            <text:p>3235951</text:p>
          </table:table-cell>
          <table:table-cell table:style-name="ce2" office:value-type="string" calcext:value-type="string">
            <text:p>Chaussée de Vleurgat</text:p>
          </table:table-cell>
          <table:table-cell table:style-name="ce2" office:value-type="string" calcext:value-type="string">
            <text:p>Vleurgat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48];&quot;/&quot;;[.B248])" office:value-type="string" office:string-value="https://osm.org/relation/3235951" calcext:value-type="string">
            <text:p>https://osm.org/relation/32359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1803" calcext:value-type="float">
            <text:p>3281803</text:p>
          </table:table-cell>
          <table:table-cell table:style-name="ce2" office:value-type="string" calcext:value-type="string">
            <text:p>Rue de l'Aqueduc</text:p>
          </table:table-cell>
          <table:table-cell table:style-name="ce2" office:value-type="string" calcext:value-type="string">
            <text:p>Waterleiding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49];&quot;/&quot;;[.B249])" office:value-type="string" office:string-value="https://osm.org/relation/3281803" calcext:value-type="string">
            <text:p>https://osm.org/relation/32818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41363" calcext:value-type="float">
            <text:p>3341363</text:p>
          </table:table-cell>
          <table:table-cell table:style-name="ce2" office:value-type="string" calcext:value-type="string">
            <text:p>Chaussée de Waterloo</text:p>
          </table:table-cell>
          <table:table-cell table:style-name="ce2" office:value-type="string" calcext:value-type="string">
            <text:p>Waterloo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50];&quot;/&quot;;[.B250])" office:value-type="string" office:string-value="https://osm.org/relation/3341363" calcext:value-type="string">
            <text:p>https://osm.org/relation/33413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57164" calcext:value-type="float">
            <text:p>3457164</text:p>
          </table:table-cell>
          <table:table-cell table:style-name="ce2" office:value-type="string" calcext:value-type="string">
            <text:p>Chaussée de Waterloo</text:p>
          </table:table-cell>
          <table:table-cell table:style-name="ce2" office:value-type="string" calcext:value-type="string">
            <text:p>Waterloo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51];&quot;/&quot;;[.B251])" office:value-type="string" office:string-value="https://osm.org/relation/3457164" calcext:value-type="string">
            <text:p>https://osm.org/relation/34571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661" calcext:value-type="float">
            <text:p>3491661</text:p>
          </table:table-cell>
          <table:table-cell table:style-name="ce2" office:value-type="string" calcext:value-type="string">
            <text:p>Rue Vautier</text:p>
          </table:table-cell>
          <table:table-cell table:style-name="ce2" office:value-type="string" calcext:value-type="string">
            <text:p>Vauti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252];&quot;/&quot;;[.B252])" office:value-type="string" office:string-value="https://osm.org/relation/3491661" calcext:value-type="string">
            <text:p>https://osm.org/relation/34916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38" calcext:value-type="float">
            <text:p>3491838</text:p>
          </table:table-cell>
          <table:table-cell table:style-name="ce2" office:value-type="string" calcext:value-type="string">
            <text:p>Rue Marie de Bourgogne</text:p>
          </table:table-cell>
          <table:table-cell table:style-name="ce2" office:value-type="string" calcext:value-type="string">
            <text:p>Maria van Bourgondiëstraat</text:p>
          </table:table-cell>
          <table:table-cell table:style-name="ce2" office:value-type="string" calcext:value-type="string">
            <text:p>Q740325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8" table:formula="of:=CONCATENATE(&quot;https://osm.org/&quot;;[.A253];&quot;/&quot;;[.B253])" office:value-type="string" office:string-value="https://osm.org/relation/3491838" calcext:value-type="string">
            <text:p>https://osm.org/relation/34918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40" calcext:value-type="float">
            <text:p>3491840</text:p>
          </table:table-cell>
          <table:table-cell table:style-name="ce2" office:value-type="string" calcext:value-type="string">
            <text:p>Rue d'Arlon</text:p>
          </table:table-cell>
          <table:table-cell table:style-name="ce2" office:value-type="string" calcext:value-type="string">
            <text:p>Aarlenstraat</text:p>
          </table:table-cell>
          <table:table-cell table:style-name="ce2" office:value-type="string" calcext:value-type="string">
            <text:p>Q675960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54];&quot;/&quot;;[.B254])" office:value-type="string" office:string-value="https://osm.org/relation/3491840" calcext:value-type="string">
            <text:p>https://osm.org/relation/34918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41" calcext:value-type="float">
            <text:p>3491841</text:p>
          </table:table-cell>
          <table:table-cell table:style-name="ce2" office:value-type="string" calcext:value-type="string">
            <text:p>Rue d'Egmont</text:p>
          </table:table-cell>
          <table:table-cell table:style-name="ce2" office:value-type="string" calcext:value-type="string">
            <text:p>Egmon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55];&quot;/&quot;;[.B255])" office:value-type="string" office:string-value="https://osm.org/relation/3491841" calcext:value-type="string">
            <text:p>https://osm.org/relation/34918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43" calcext:value-type="float">
            <text:p>3491843</text:p>
          </table:table-cell>
          <table:table-cell table:style-name="ce2" office:value-type="string" calcext:value-type="string">
            <text:p>Rue de Paris</text:p>
          </table:table-cell>
          <table:table-cell table:style-name="ce2" office:value-type="string" calcext:value-type="string">
            <text:p>Parij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56];&quot;/&quot;;[.B256])" office:value-type="string" office:string-value="https://osm.org/relation/3491843" calcext:value-type="string">
            <text:p>https://osm.org/relation/34918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47" calcext:value-type="float">
            <text:p>3491847</text:p>
          </table:table-cell>
          <table:table-cell table:style-name="ce2" office:value-type="string" calcext:value-type="string">
            <text:p>Rue du Champ de Mars</text:p>
          </table:table-cell>
          <table:table-cell table:style-name="ce2" office:value-type="string" calcext:value-type="string">
            <text:p>Marsvel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57];&quot;/&quot;;[.B257])" office:value-type="string" office:string-value="https://osm.org/relation/3491847" calcext:value-type="string">
            <text:p>https://osm.org/relation/34918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49" calcext:value-type="float">
            <text:p>3491849</text:p>
          </table:table-cell>
          <table:table-cell table:style-name="ce2" office:value-type="string" calcext:value-type="string">
            <text:p>Rue du Luxembourg</text:p>
          </table:table-cell>
          <table:table-cell table:style-name="ce2" office:value-type="string" calcext:value-type="string">
            <text:p>Luxembu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58];&quot;/&quot;;[.B258])" office:value-type="string" office:string-value="https://osm.org/relation/3491849" calcext:value-type="string">
            <text:p>https://osm.org/relation/34918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51" calcext:value-type="float">
            <text:p>3491851</text:p>
          </table:table-cell>
          <table:table-cell table:style-name="ce2" office:value-type="string" calcext:value-type="string">
            <text:p>Rue du Trône</text:p>
          </table:table-cell>
          <table:table-cell table:style-name="ce2" office:value-type="string" calcext:value-type="string">
            <text:p>Troo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59];&quot;/&quot;;[.B259])" office:value-type="string" office:string-value="https://osm.org/relation/3491851" calcext:value-type="string">
            <text:p>https://osm.org/relation/34918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52" calcext:value-type="float">
            <text:p>3491852</text:p>
          </table:table-cell>
          <table:table-cell table:style-name="ce2" office:value-type="string" calcext:value-type="string">
            <text:p>Square de Meeûs</text:p>
          </table:table-cell>
          <table:table-cell table:style-name="ce2" office:value-type="string" calcext:value-type="string">
            <text:p>de Meeûssquare</text:p>
          </table:table-cell>
          <table:table-cell table:style-name="ce2" office:value-type="string" calcext:value-type="string">
            <text:p>Q244007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260];&quot;/&quot;;[.B260])" office:value-type="string" office:string-value="https://osm.org/relation/3491852" calcext:value-type="string">
            <text:p>https://osm.org/relation/34918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514" calcext:value-type="float">
            <text:p>3495514</text:p>
          </table:table-cell>
          <table:table-cell table:style-name="ce2" office:value-type="string" calcext:value-type="string">
            <text:p>Boulevard du Triomphe</text:p>
          </table:table-cell>
          <table:table-cell table:style-name="ce2" office:value-type="string" calcext:value-type="string">
            <text:p>Triomf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61];&quot;/&quot;;[.B261])" office:value-type="string" office:string-value="https://osm.org/relation/3495514" calcext:value-type="string">
            <text:p>https://osm.org/relation/34955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518" calcext:value-type="float">
            <text:p>3495518</text:p>
          </table:table-cell>
          <table:table-cell table:style-name="ce2" office:value-type="string" calcext:value-type="string">
            <text:p>Rue Liévin Verstraeten</text:p>
          </table:table-cell>
          <table:table-cell table:style-name="ce2" office:value-type="string" calcext:value-type="string">
            <text:p>Liévin Verstraetenstraat</text:p>
          </table:table-cell>
          <table:table-cell table:style-name="ce2" office:value-type="string" calcext:value-type="string">
            <text:p>Q325740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Li%C3%A9vin_Verstraeten" xlink:type="simple">https://fr.wikipedia.org/wiki/Li%C3%A9vin_Verstraeten</text:a></text:p>
          </table:table-cell>
          <table:table-cell/>
          <table:table-cell table:style-name="ce8" table:formula="of:=CONCATENATE(&quot;https://osm.org/&quot;;[.A262];&quot;/&quot;;[.B262])" office:value-type="string" office:string-value="https://osm.org/relation/3495518" calcext:value-type="string">
            <text:p>https://osm.org/relation/34955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5975878" calcext:value-type="float">
            <text:p>5975878</text:p>
          </table:table-cell>
          <table:table-cell table:style-name="ce2" office:value-type="string" calcext:value-type="string">
            <text:p>Rue Defacqz</text:p>
          </table:table-cell>
          <table:table-cell table:style-name="ce2" office:value-type="string" calcext:value-type="string">
            <text:p>Defacqzstraat</text:p>
          </table:table-cell>
          <table:table-cell table:style-name="ce2" office:value-type="string" calcext:value-type="string">
            <text:p>Q257084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Eug%C3%A8ne_Defacqz" xlink:type="simple">https://fr.wikipedia.org/wiki/Eug%C3%A8ne_Defacqz</text:a></text:p>
          </table:table-cell>
          <table:table-cell/>
          <table:table-cell table:style-name="ce8" table:formula="of:=CONCATENATE(&quot;https://osm.org/&quot;;[.A263];&quot;/&quot;;[.B263])" office:value-type="string" office:string-value="https://osm.org/relation/5975878" calcext:value-type="string">
            <text:p>https://osm.org/relation/59758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5977066" calcext:value-type="float">
            <text:p>5977066</text:p>
          </table:table-cell>
          <table:table-cell table:style-name="ce2" office:value-type="string" calcext:value-type="string">
            <text:p>Rue Defacqz</text:p>
          </table:table-cell>
          <table:table-cell table:style-name="ce2" office:value-type="string" calcext:value-type="string">
            <text:p>Defacqzstraat</text:p>
          </table:table-cell>
          <table:table-cell table:style-name="ce2" office:value-type="string" calcext:value-type="string">
            <text:p>Q257084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Eug%C3%A8ne_Defacqz" xlink:type="simple">https://fr.wikipedia.org/wiki/Eug%C3%A8ne_Defacqz</text:a></text:p>
          </table:table-cell>
          <table:table-cell/>
          <table:table-cell table:style-name="ce8" table:formula="of:=CONCATENATE(&quot;https://osm.org/&quot;;[.A264];&quot;/&quot;;[.B264])" office:value-type="string" office:string-value="https://osm.org/relation/5977066" calcext:value-type="string">
            <text:p>https://osm.org/relation/59770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6005861" calcext:value-type="float">
            <text:p>6005861</text:p>
          </table:table-cell>
          <table:table-cell table:style-name="ce2" office:value-type="string" calcext:value-type="string">
            <text:p>Rue Mercelis</text:p>
          </table:table-cell>
          <table:table-cell table:style-name="ce2" office:value-type="string" calcext:value-type="string">
            <text:p>Mercelis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style-name="ce6" office:value-type="string" calcext:value-type="string">
            <text:p><text:a xlink:href="http://www.ebru.be/Streets/streets1000/bruxelles-1000e-rue-mercelis.html" xlink:type="simple">http://www.ebru.be/Streets/streets1000/bruxelles-1000e-rue-mercelis.html</text:a></text:p>
          </table:table-cell>
          <table:table-cell/>
          <table:table-cell table:style-name="ce8" table:formula="of:=CONCATENATE(&quot;https://osm.org/&quot;;[.A265];&quot;/&quot;;[.B265])" office:value-type="string" office:string-value="https://osm.org/relation/6005861" calcext:value-type="string">
            <text:p>https://osm.org/relation/60058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6618925" calcext:value-type="float">
            <text:p>6618925</text:p>
          </table:table-cell>
          <table:table-cell table:style-name="ce2" office:value-type="string" calcext:value-type="string">
            <text:p>Rue de la Grosse Tour</text:p>
          </table:table-cell>
          <table:table-cell table:style-name="ce2" office:value-type="string" calcext:value-type="string">
            <text:p>Wollendriestore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66];&quot;/&quot;;[.B266])" office:value-type="string" office:string-value="https://osm.org/relation/6618925" calcext:value-type="string">
            <text:p>https://osm.org/relation/66189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704686" calcext:value-type="float">
            <text:p>10704686</text:p>
          </table:table-cell>
          <table:table-cell table:style-name="ce2" office:value-type="string" calcext:value-type="string">
            <text:p>Avenue Roger Lallemand</text:p>
          </table:table-cell>
          <table:table-cell table:style-name="ce2" office:value-type="string" calcext:value-type="string">
            <text:p>Roger Lallemandlaan</text:p>
          </table:table-cell>
          <table:table-cell table:style-name="ce2" office:value-type="string" calcext:value-type="string">
            <text:p>Q46620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267];&quot;/&quot;;[.B267])" office:value-type="string" office:string-value="https://osm.org/relation/10704686" calcext:value-type="string">
            <text:p>https://osm.org/relation/107046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Air Marshal Coningham</text:p>
          </table:table-cell>
          <table:table-cell table:style-name="ce2" office:value-type="string" calcext:value-type="string">
            <text:p>Air Marshal Coninghamlaan</text:p>
          </table:table-cell>
          <table:table-cell table:style-name="ce2" office:value-type="string" calcext:value-type="string">
            <text:p>Q273949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268];&quot;,ixelles&quot;))" office:value-type="string" office:string-value="https://osm.org/search?query=Avenue Air Marshal Coningham,ixelles" calcext:value-type="string">
            <text:p>https://osm.org/search?query=Avenue Air Marshal Coningham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Antoine Depage</text:p>
          </table:table-cell>
          <table:table-cell table:style-name="ce2" office:value-type="string" calcext:value-type="string">
            <text:p>Antoine Depagelaan</text:p>
          </table:table-cell>
          <table:table-cell table:style-name="ce2" office:value-type="string" calcext:value-type="string">
            <text:p>Q224590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269];&quot;,ixelles&quot;))" office:value-type="string" office:string-value="https://osm.org/search?query=Avenue Antoine Depage,ixelles" calcext:value-type="string">
            <text:p>https://osm.org/search?query=Avenue Antoine Depage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Brugmann</text:p>
          </table:table-cell>
          <table:table-cell table:style-name="ce2" office:value-type="string" calcext:value-type="string">
            <text:p>Brugman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270];&quot;,ixelles&quot;))" office:value-type="string" office:string-value="https://osm.org/search?query=Avenue Brugmann,ixelles" calcext:value-type="string">
            <text:p>https://osm.org/search?query=Avenue Brugmann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Legrand</text:p>
          </table:table-cell>
          <table:table-cell table:style-name="ce2" office:value-type="string" calcext:value-type="string">
            <text:p>Legran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Nom de famille générique</text:p>
          </table:table-cell>
          <table:table-cell table:style-name="ce9" table:formula="of:=HYPERLINK(CONCATENATE(&quot;https://osm.org/search?query=&quot;; [.C271];&quot;,ixelles&quot;))" office:value-type="string" office:string-value="https://osm.org/search?query=Avenue Legrand,ixelles" calcext:value-type="string">
            <text:p>https://osm.org/search?query=Avenue Legrand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Molière</text:p>
          </table:table-cell>
          <table:table-cell table:style-name="ce2" office:value-type="string" calcext:value-type="string">
            <text:p>Molièrelaan</text:p>
          </table:table-cell>
          <table:table-cell table:style-name="ce2" office:value-type="string" calcext:value-type="string">
            <text:p>Q68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272];&quot;,ixelles&quot;))" office:value-type="string" office:string-value="https://osm.org/search?query=Avenue Molière,ixelles" calcext:value-type="string">
            <text:p>https://osm.org/search?query=Avenue Molière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Victor Jacobs</text:p>
          </table:table-cell>
          <table:table-cell table:style-name="ce2" office:value-type="string" calcext:value-type="string">
            <text:p>Victor Jacobslaan</text:p>
          </table:table-cell>
          <table:table-cell table:style-name="ce2" office:value-type="string" calcext:value-type="string">
            <text:p>Q3380316</text:p>
            <text:p/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Philippe_Marie_Victor_Jacobs" xlink:type="simple">https://fr.wikipedia.org/wiki/Philippe_Marie_Victor_Jacobs</text:a></text:p>
          </table:table-cell>
          <table:table-cell/>
          <table:table-cell table:style-name="ce9" table:formula="of:=HYPERLINK(CONCATENATE(&quot;https://osm.org/search?query=&quot;; [.C273];&quot;,ixelles&quot;))" office:value-type="string" office:string-value="https://osm.org/search?query=Avenue Victor Jacobs,ixelles" calcext:value-type="string">
            <text:p>https://osm.org/search?query=Avenue Victor Jacobs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Visé</text:p>
          </table:table-cell>
          <table:table-cell table:style-name="ce2" office:value-type="string" calcext:value-type="string">
            <text:p>Visé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274];&quot;,ixelles&quot;))" office:value-type="string" office:string-value="https://osm.org/search?query=Avenue de Visé,ixelles" calcext:value-type="string">
            <text:p>https://osm.org/search?query=Avenue de Visé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'Orée</text:p>
          </table:table-cell>
          <table:table-cell table:style-name="ce2" office:value-type="string" calcext:value-type="string">
            <text:p>Zoo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275];&quot;,ixelles&quot;))" office:value-type="string" office:string-value="https://osm.org/search?query=Avenue de l'Orée,ixelles" calcext:value-type="string">
            <text:p>https://osm.org/search?query=Avenue de l'Orée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Abeilles</text:p>
          </table:table-cell>
          <table:table-cell table:style-name="ce2" office:value-type="string" calcext:value-type="string">
            <text:p>Bij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276];&quot;,ixelles&quot;))" office:value-type="string" office:string-value="https://osm.org/search?query=Avenue des Abeilles,ixelles" calcext:value-type="string">
            <text:p>https://osm.org/search?query=Avenue des Abeilles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Courses</text:p>
          </table:table-cell>
          <table:table-cell table:style-name="ce2" office:value-type="string" calcext:value-type="string">
            <text:p>Wedrenn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277];&quot;,ixelles&quot;))" office:value-type="string" office:string-value="https://osm.org/search?query=Avenue des Courses,ixelles" calcext:value-type="string">
            <text:p>https://osm.org/search?query=Avenue des Courses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Mûriers</text:p>
          </table:table-cell>
          <table:table-cell table:style-name="ce2" office:value-type="string" calcext:value-type="string">
            <text:p>Moerbeziebom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278];&quot;,ixelles&quot;))" office:value-type="string" office:string-value="https://osm.org/search?query=Avenue des Mûriers,ixelles" calcext:value-type="string">
            <text:p>https://osm.org/search?query=Avenue des Mûriers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Phalènes</text:p>
          </table:table-cell>
          <table:table-cell table:style-name="ce2" office:value-type="string" calcext:value-type="string">
            <text:p>Nachtvlinde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279];&quot;,ixelles&quot;))" office:value-type="string" office:string-value="https://osm.org/search?query=Avenue des Phalènes,ixelles" calcext:value-type="string">
            <text:p>https://osm.org/search?query=Avenue des Phalènes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Scarabées</text:p>
          </table:table-cell>
          <table:table-cell table:style-name="ce2" office:value-type="string" calcext:value-type="string">
            <text:p>Keve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280];&quot;,ixelles&quot;))" office:value-type="string" office:string-value="https://osm.org/search?query=Avenue des Scarabées,ixelles" calcext:value-type="string">
            <text:p>https://osm.org/search?query=Avenue des Scarabées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Bois de la Cambre</text:p>
          </table:table-cell>
          <table:table-cell table:style-name="ce2" office:value-type="string" calcext:value-type="string">
            <text:p>Ter Kamerenbo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281];&quot;,ixelles&quot;))" office:value-type="string" office:string-value="https://osm.org/search?query=Avenue du Bois de la Cambre,ixelles" calcext:value-type="string">
            <text:p>https://osm.org/search?query=Avenue du Bois de la Cambre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Chili</text:p>
          </table:table-cell>
          <table:table-cell table:style-name="ce2" office:value-type="string" calcext:value-type="string">
            <text:p>Chili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282];&quot;,ixelles&quot;))" office:value-type="string" office:string-value="https://osm.org/search?query=Avenue du Chili,ixelles" calcext:value-type="string">
            <text:p>https://osm.org/search?query=Avenue du Chili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Deuxième Régiment de Lanciers</text:p>
          </table:table-cell>
          <table:table-cell table:style-name="ce2" office:value-type="string" calcext:value-type="string">
            <text:p>Tweede Lansiers Regiment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283];&quot;,ixelles&quot;))" office:value-type="string" office:string-value="https://osm.org/search?query=Avenue du Deuxième Régiment de Lanciers,ixelles" calcext:value-type="string">
            <text:p>https://osm.org/search?query=Avenue du Deuxième Régiment de Lanciers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Haut-Pont</text:p>
          </table:table-cell>
          <table:table-cell table:style-name="ce2" office:value-type="string" calcext:value-type="string">
            <text:p>Hoge-Brugg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284];&quot;,ixelles&quot;))" office:value-type="string" office:string-value="https://osm.org/search?query=Avenue du Haut-Pont,ixelles" calcext:value-type="string">
            <text:p>https://osm.org/search?query=Avenue du Haut-Pont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Venezuela</text:p>
          </table:table-cell>
          <table:table-cell table:style-name="ce2" office:value-type="string" calcext:value-type="string">
            <text:p>Venezuela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285];&quot;,ixelles&quot;))" office:value-type="string" office:string-value="https://osm.org/search?query=Avenue du Venezuela,ixelles" calcext:value-type="string">
            <text:p>https://osm.org/search?query=Avenue du Venezuela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Louis Schmidt</text:p>
          </table:table-cell>
          <table:table-cell table:style-name="ce2" office:value-type="string" calcext:value-type="string">
            <text:p>Louis Schmidt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286];&quot;,ixelles&quot;))" office:value-type="string" office:string-value="https://osm.org/search?query=Boulevard Louis Schmidt,ixelles" calcext:value-type="string">
            <text:p>https://osm.org/search?query=Boulevard Louis Schmidt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Boitsfort</text:p>
          </table:table-cell>
          <table:table-cell table:style-name="ce2" office:value-type="string" calcext:value-type="string">
            <text:p>Bosvoord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287];&quot;,ixelles&quot;))" office:value-type="string" office:string-value="https://osm.org/search?query=Chaussée de Boitsfort,ixelles" calcext:value-type="string">
            <text:p>https://osm.org/search?query=Chaussée de Boitsfort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Boitsfort</text:p>
          </table:table-cell>
          <table:table-cell table:style-name="ce2" office:value-type="string" calcext:value-type="string">
            <text:p>Bosvoord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288];&quot;,ixelles&quot;))" office:value-type="string" office:string-value="https://osm.org/search?query=Chaussée de Boitsfort,ixelles" calcext:value-type="string">
            <text:p>https://osm.org/search?query=Chaussée de Boitsfort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Chablis</text:p>
          </table:table-cell>
          <table:table-cell table:style-name="ce2" office:value-type="string" calcext:value-type="string">
            <text:p>Windbreuk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289];&quot;,ixelles&quot;))" office:value-type="string" office:string-value="https://osm.org/search?query=Chemin des Chablis,ixelles" calcext:value-type="string">
            <text:p>https://osm.org/search?query=Chemin des Chablis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ours Gordon Bennett</text:p>
          </table:table-cell>
          <table:table-cell table:style-name="ce2" office:value-type="string" calcext:value-type="string">
            <text:p>Gordon Bennettwarand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290];&quot;,ixelles&quot;))" office:value-type="string" office:string-value="https://osm.org/search?query=Cours Gordon Bennett,ixelles" calcext:value-type="string">
            <text:p>https://osm.org/search?query=Cours Gordon Bennett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Galerie de Waterloo</text:p>
          </table:table-cell>
          <table:table-cell table:style-name="ce2" office:value-type="string" calcext:value-type="string">
            <text:p>Waterloogalerij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291];&quot;,ixelles&quot;))" office:value-type="string" office:string-value="https://osm.org/search?query=Galerie de Waterloo,ixelles" calcext:value-type="string">
            <text:p>https://osm.org/search?query=Galerie de Waterloo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arvis de la Trinité</text:p>
          </table:table-cell>
          <table:table-cell table:style-name="ce2" office:value-type="string" calcext:value-type="string">
            <text:p>Drievuldigheidsvoor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292];&quot;,ixelles&quot;))" office:value-type="string" office:string-value="https://osm.org/search?query=Parvis de la Trinité,ixelles" calcext:value-type="string">
            <text:p>https://osm.org/search?query=Parvis de la Trinité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Albert Leemans</text:p>
          </table:table-cell>
          <table:table-cell table:style-name="ce2" office:value-type="string" calcext:value-type="string">
            <text:p>Albert Leemansplein</text:p>
          </table:table-cell>
          <table:table-cell table:style-name="ce2" office:value-type="string" calcext:value-type="string">
            <text:p>Q8542978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Liste_des_bourgmestres_d%27Ixelles" xlink:type="simple">https://fr.wikipedia.org/wiki/Liste_des_bourgmestres_d%27Ixelles</text:a></text:p>
          </table:table-cell>
          <table:table-cell/>
          <table:table-cell table:style-name="ce9" table:formula="of:=HYPERLINK(CONCATENATE(&quot;https://osm.org/search?query=&quot;; [.C293];&quot;,ixelles&quot;))" office:value-type="string" office:string-value="https://osm.org/search?query=Place Albert Leemans,ixelles" calcext:value-type="string">
            <text:p>https://osm.org/search?query=Place Albert Leemans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Charles Graux</text:p>
          </table:table-cell>
          <table:table-cell table:style-name="ce2" office:value-type="string" calcext:value-type="string">
            <text:p>Charles Grauxplein</text:p>
          </table:table-cell>
          <table:table-cell table:style-name="ce2" office:value-type="string" calcext:value-type="string">
            <text:p>Q47251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294];&quot;,ixelles&quot;))" office:value-type="string" office:string-value="https://osm.org/search?query=Place Charles Graux,ixelles" calcext:value-type="string">
            <text:p>https://osm.org/search?query=Place Charles Graux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Georges Brugmann</text:p>
          </table:table-cell>
          <table:table-cell table:style-name="ce2" office:value-type="string" calcext:value-type="string">
            <text:p>Georges Brugmannplein</text:p>
          </table:table-cell>
          <table:table-cell table:style-name="ce3" office:value-type="string" calcext:value-type="string">
            <text:p>Q310238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295];&quot;,ixelles&quot;))" office:value-type="string" office:string-value="https://osm.org/search?query=Place Georges Brugmann,ixelles" calcext:value-type="string">
            <text:p>https://osm.org/search?query=Place Georges Brugmann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u Châtelain</text:p>
          </table:table-cell>
          <table:table-cell table:style-name="ce2" office:value-type="string" calcext:value-type="string">
            <text:p>Kastelein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296];&quot;,ixelles&quot;))" office:value-type="string" office:string-value="https://osm.org/search?query=Place du Châtelain,ixelles" calcext:value-type="string">
            <text:p>https://osm.org/search?query=Place du Châtelain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fricaine</text:p>
          </table:table-cell>
          <table:table-cell table:style-name="ce2" office:value-type="string" calcext:value-type="string">
            <text:p>Afrik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297];&quot;,ixelles&quot;))" office:value-type="string" office:string-value="https://osm.org/search?query=Rue Africaine,ixelles" calcext:value-type="string">
            <text:p>https://osm.org/search?query=Rue Africaine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karova</text:p>
          </table:table-cell>
          <table:table-cell table:style-name="ce2" office:value-type="string" calcext:value-type="string">
            <text:p>Akarov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298];&quot;,ixelles&quot;))" office:value-type="string" office:string-value="https://osm.org/search?query=Rue Akarova,ixelles" calcext:value-type="string">
            <text:p>https://osm.org/search?query=Rue Akarova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méricaine</text:p>
          </table:table-cell>
          <table:table-cell table:style-name="ce2" office:value-type="string" calcext:value-type="string">
            <text:p>Amerikaanse 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299];&quot;,ixelles&quot;))" office:value-type="string" office:string-value="https://osm.org/search?query=Rue Américaine,ixelles" calcext:value-type="string">
            <text:p>https://osm.org/search?query=Rue Américaine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rmand Campenhout</text:p>
          </table:table-cell>
          <table:table-cell table:style-name="ce2" office:value-type="string" calcext:value-type="string">
            <text:p>Armand Campenhoutstraat</text:p>
          </table:table-cell>
          <table:table-cell table:style-name="ce2" office:value-type="string" calcext:value-type="string">
            <text:p>Q8542781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00];&quot;,ixelles&quot;))" office:value-type="string" office:string-value="https://osm.org/search?query=Rue Armand Campenhout,ixelles" calcext:value-type="string">
            <text:p>https://osm.org/search?query=Rue Armand Campenhout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Berkendael</text:p>
          </table:table-cell>
          <table:table-cell table:style-name="ce2" office:value-type="string" calcext:value-type="string">
            <text:p>Berkendaa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01];&quot;,ixelles&quot;))" office:value-type="string" office:string-value="https://osm.org/search?query=Rue Berkendael,ixelles" calcext:value-type="string">
            <text:p>https://osm.org/search?query=Rue Berkendael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Blanche</text:p>
          </table:table-cell>
          <table:table-cell table:style-name="ce2" office:value-type="string" calcext:value-type="string">
            <text:p>Blanch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://www.ebru.be/Streets/streets1000/bruxelles-1000e-rue-blanche.html" xlink:type="simple">http://www.ebru.be/Streets/streets1000/bruxelles-1000e-rue-blanche.html</text:a></text:p>
          </table:table-cell>
          <table:table-cell/>
          <table:table-cell table:style-name="ce9" table:formula="of:=HYPERLINK(CONCATENATE(&quot;https://osm.org/search?query=&quot;; [.C302];&quot;,ixelles&quot;))" office:value-type="string" office:string-value="https://osm.org/search?query=Rue Blanche,ixelles" calcext:value-type="string">
            <text:p>https://osm.org/search?query=Rue Blanche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Buchholtz</text:p>
          </table:table-cell>
          <table:table-cell table:style-name="ce2" office:value-type="string" calcext:value-type="string">
            <text:p>Buchholtz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://www.ebru.be/Streets/streets1050/bruxelles-1050-rue-buchholtz.html" xlink:type="simple">http://www.ebru.be/Streets/streets1050/bruxelles-1050-rue-buchholtz.html</text:a></text:p>
          </table:table-cell>
          <table:table-cell/>
          <table:table-cell table:style-name="ce9" table:formula="of:=HYPERLINK(CONCATENATE(&quot;https://osm.org/search?query=&quot;; [.C303];&quot;,ixelles&quot;))" office:value-type="string" office:string-value="https://osm.org/search?query=Rue Buchholtz,ixelles" calcext:value-type="string">
            <text:p>https://osm.org/search?query=Rue Buchholtz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arwin</text:p>
          </table:table-cell>
          <table:table-cell table:style-name="ce2" office:value-type="string" calcext:value-type="string">
            <text:p>Darwinstraat</text:p>
          </table:table-cell>
          <table:table-cell table:style-name="ce2" office:value-type="string" calcext:value-type="string">
            <text:p>Q103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tr.wikipedia.org/wiki/Charles_Darwin" xlink:type="simple">https://tr.wikipedia.org/wiki/Charles_Darwin</text:a></text:p>
          </table:table-cell>
          <table:table-cell/>
          <table:table-cell table:style-name="ce9" table:formula="of:=HYPERLINK(CONCATENATE(&quot;https://osm.org/search?query=&quot;; [.C304];&quot;,ixelles&quot;))" office:value-type="string" office:string-value="https://osm.org/search?query=Rue Darwin,ixelles" calcext:value-type="string">
            <text:p>https://osm.org/search?query=Rue Darwin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Praetere</text:p>
          </table:table-cell>
          <table:table-cell table:style-name="ce2" office:value-type="string" calcext:value-type="string">
            <text:p>De Praeterestraat</text:p>
          </table:table-cell>
          <table:table-cell table:style-name="ce2" office:value-type="string" calcext:value-type="string">
            <text:p>Q259286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nl.wikipedia.org/wiki/Edmond_de_Pratere" xlink:type="simple">https://nl.wikipedia.org/wiki/Edmond_de_Pratere</text:a></text:p>
          </table:table-cell>
          <table:table-cell/>
          <table:table-cell table:style-name="ce9" table:formula="of:=HYPERLINK(CONCATENATE(&quot;https://osm.org/search?query=&quot;; [.C305];&quot;,ixelles&quot;))" office:value-type="string" office:string-value="https://osm.org/search?query=Rue De Praetere,ixelles" calcext:value-type="string">
            <text:p>https://osm.org/search?query=Rue De Praetere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Edmond Picard</text:p>
          </table:table-cell>
          <table:table-cell table:style-name="ce2" office:value-type="string" calcext:value-type="string">
            <text:p>Edmond Picardstraat</text:p>
          </table:table-cell>
          <table:table-cell table:style-name="ce3" office:value-type="string" calcext:value-type="string">
            <text:p>Q25125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06];&quot;,ixelles&quot;))" office:value-type="string" office:string-value="https://osm.org/search?query=Rue Edmond Picard,ixelles" calcext:value-type="string">
            <text:p>https://osm.org/search?query=Rue Edmond Picard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Edouard Olivier</text:p>
          </table:table-cell>
          <table:table-cell table:style-name="ce2" office:value-type="string" calcext:value-type="string">
            <text:p>Edouard Olivierstraat</text:p>
          </table:table-cell>
          <table:table-cell table:style-name="ce2" office:value-type="string" calcext:value-type="string">
            <text:p>Q8542754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07];&quot;,ixelles&quot;))" office:value-type="string" office:string-value="https://osm.org/search?query=Rue Edouard Olivier,ixelles" calcext:value-type="string">
            <text:p>https://osm.org/search?query=Rue Edouard Olivier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Faider</text:p>
          </table:table-cell>
          <table:table-cell table:style-name="ce2" office:value-type="string" calcext:value-type="string">
            <text:p>Faiderstraat</text:p>
          </table:table-cell>
          <table:table-cell table:style-name="ce2" office:value-type="string" calcext:value-type="string">
            <text:p>Q35892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Charles_Faider" xlink:type="simple">https://fr.wikipedia.org/wiki/Charles_Faider</text:a></text:p>
          </table:table-cell>
          <table:table-cell/>
          <table:table-cell table:style-name="ce9" table:formula="of:=HYPERLINK(CONCATENATE(&quot;https://osm.org/search?query=&quot;; [.C308];&quot;,ixelles&quot;))" office:value-type="string" office:string-value="https://osm.org/search?query=Rue Faider,ixelles" calcext:value-type="string">
            <text:p>https://osm.org/search?query=Rue Faider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Forestière</text:p>
          </table:table-cell>
          <table:table-cell table:style-name="ce2" office:value-type="string" calcext:value-type="string">
            <text:p>Bo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09];&quot;,ixelles&quot;))" office:value-type="string" office:string-value="https://osm.org/search?query=Rue Forestière,ixelles" calcext:value-type="string">
            <text:p>https://osm.org/search?query=Rue Forestière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Fourmois</text:p>
          </table:table-cell>
          <table:table-cell table:style-name="ce2" office:value-type="string" calcext:value-type="string">
            <text:p>Fourmoisstraat</text:p>
          </table:table-cell>
          <table:table-cell table:style-name="ce5" office:value-type="string" calcext:value-type="string">
            <text:p>Q72126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10];&quot;,ixelles&quot;))" office:value-type="string" office:string-value="https://osm.org/search?query=Rue Fourmois,ixelles" calcext:value-type="string">
            <text:p>https://osm.org/search?query=Rue Fourmois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Franz Merjay</text:p>
          </table:table-cell>
          <table:table-cell table:style-name="ce2" office:value-type="string" calcext:value-type="string">
            <text:p>Franz Merjaystraat</text:p>
          </table:table-cell>
          <table:table-cell table:style-name="ce2" office:value-type="string" calcext:value-type="string">
            <text:p>Q8542849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11];&quot;,ixelles&quot;))" office:value-type="string" office:string-value="https://osm.org/search?query=Rue Franz Merjay,ixelles" calcext:value-type="string">
            <text:p>https://osm.org/search?query=Rue Franz Merjay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énéral Lotz</text:p>
          </table:table-cell>
          <table:table-cell table:style-name="ce2" office:value-type="string" calcext:value-type="string">
            <text:p>Generaal Lotzstraat</text:p>
          </table:table-cell>
          <table:table-cell table:style-name="ce2" office:value-type="string" calcext:value-type="string">
            <text:p>Q8542859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12];&quot;,ixelles&quot;))" office:value-type="string" office:string-value="https://osm.org/search?query=Rue Général Lotz,ixelles" calcext:value-type="string">
            <text:p>https://osm.org/search?query=Rue Général Lotz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énéral Patton</text:p>
          </table:table-cell>
          <table:table-cell table:style-name="ce2" office:value-type="string" calcext:value-type="string">
            <text:p>Generaal Pattonstraat</text:p>
          </table:table-cell>
          <table:table-cell table:style-name="ce3" office:value-type="string" calcext:value-type="string">
            <text:p>Q18649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13];&quot;,ixelles&quot;))" office:value-type="string" office:string-value="https://osm.org/search?query=Rue Général Patton,ixelles" calcext:value-type="string">
            <text:p>https://osm.org/search?query=Rue Général Patton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Hector Denis</text:p>
          </table:table-cell>
          <table:table-cell table:style-name="ce2" office:value-type="string" calcext:value-type="string">
            <text:p>Hector Denisstraat</text:p>
          </table:table-cell>
          <table:table-cell table:style-name="ce2" office:value-type="string" calcext:value-type="string">
            <text:p>Q312923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14];&quot;,ixelles&quot;))" office:value-type="string" office:string-value="https://osm.org/search?query=Rue Hector Denis,ixelles" calcext:value-type="string">
            <text:p>https://osm.org/search?query=Rue Hector Denis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ean Chapelié</text:p>
          </table:table-cell>
          <table:table-cell table:style-name="ce2" office:value-type="string" calcext:value-type="string">
            <text:p>Jean Chapeliéstraat</text:p>
          </table:table-cell>
          <table:table-cell table:style-name="ce3" office:value-type="string" calcext:value-type="string">
            <text:p>Q317122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15];&quot;,ixelles&quot;))" office:value-type="string" office:string-value="https://osm.org/search?query=Rue Jean Chapelié,ixelles" calcext:value-type="string">
            <text:p>https://osm.org/search?query=Rue Jean Chapelié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ean-Baptiste Colyns</text:p>
          </table:table-cell>
          <table:table-cell table:style-name="ce2" office:value-type="string" calcext:value-type="string">
            <text:p>Jean-Baptiste Colynsstraat</text:p>
          </table:table-cell>
          <table:table-cell table:style-name="ce2" office:value-type="string" calcext:value-type="string">
            <text:p>Q6083028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16];&quot;,ixelles&quot;))" office:value-type="string" office:string-value="https://osm.org/search?query=Rue Jean-Baptiste Colyns,ixelles" calcext:value-type="string">
            <text:p>https://osm.org/search?query=Rue Jean-Baptiste Colyns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ean-Baptiste Meunier</text:p>
          </table:table-cell>
          <table:table-cell table:style-name="ce2" office:value-type="string" calcext:value-type="string">
            <text:p>Jean-Baptiste Meunierstraat</text:p>
          </table:table-cell>
          <table:table-cell table:style-name="ce3" office:value-type="string" calcext:value-type="string">
            <text:p>Q598547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17];&quot;,ixelles&quot;))" office:value-type="string" office:string-value="https://osm.org/search?query=Rue Jean-Baptiste Meunier,ixelles" calcext:value-type="string">
            <text:p>https://osm.org/search?query=Rue Jean-Baptiste Meunier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oseph Stallaert</text:p>
          </table:table-cell>
          <table:table-cell table:style-name="ce2" office:value-type="string" calcext:value-type="string">
            <text:p>Joseph Stallaertstraat</text:p>
          </table:table-cell>
          <table:table-cell table:style-name="ce2" office:value-type="string" calcext:value-type="string">
            <text:p>Q64560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18];&quot;,ixelles&quot;))" office:value-type="string" office:string-value="https://osm.org/search?query=Rue Joseph Stallaert,ixelles" calcext:value-type="string">
            <text:p>https://osm.org/search?query=Rue Joseph Stallaert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ules Lejeune</text:p>
          </table:table-cell>
          <table:table-cell table:style-name="ce2" office:value-type="string" calcext:value-type="string">
            <text:p>Jules Lejeunestraat</text:p>
          </table:table-cell>
          <table:table-cell table:style-name="ce3" office:value-type="string" calcext:value-type="string">
            <text:p>Q8542710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19];&quot;,ixelles&quot;))" office:value-type="string" office:string-value="https://osm.org/search?query=Rue Jules Lejeune,ixelles" calcext:value-type="string">
            <text:p>https://osm.org/search?query=Rue Jules Lejeune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Kindermans</text:p>
          </table:table-cell>
          <table:table-cell table:style-name="ce2" office:value-type="string" calcext:value-type="string">
            <text:p>Kindermansstraat</text:p>
          </table:table-cell>
          <table:table-cell table:style-name="ce5" office:value-type="string" calcext:value-type="string">
            <text:p>Q316419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20];&quot;,ixelles&quot;))" office:value-type="string" office:string-value="https://osm.org/search?query=Rue Kindermans,ixelles" calcext:value-type="string">
            <text:p>https://osm.org/search?query=Rue Kindermans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Lincoln</text:p>
          </table:table-cell>
          <table:table-cell table:style-name="ce2" office:value-type="string" calcext:value-type="string">
            <text:p>Lincolnstraat</text:p>
          </table:table-cell>
          <table:table-cell table:style-name="ce5" office:value-type="string" calcext:value-type="string">
            <text:p>Q9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Abraham_Lincoln" xlink:type="simple">https://fr.wikipedia.org/wiki/Abraham_Lincoln</text:a></text:p>
          </table:table-cell>
          <table:table-cell/>
          <table:table-cell table:style-name="ce9" table:formula="of:=HYPERLINK(CONCATENATE(&quot;https://osm.org/search?query=&quot;; [.C321];&quot;,ixelles&quot;))" office:value-type="string" office:string-value="https://osm.org/search?query=Rue Lincoln,ixelles" calcext:value-type="string">
            <text:p>https://osm.org/search?query=Rue Lincoln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Louis Hymans</text:p>
          </table:table-cell>
          <table:table-cell table:style-name="ce2" office:value-type="string" calcext:value-type="string">
            <text:p>Louis Hymansstraat</text:p>
          </table:table-cell>
          <table:table-cell table:style-name="ce3" office:value-type="string" calcext:value-type="string">
            <text:p>Q326221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22];&quot;,ixelles&quot;))" office:value-type="string" office:string-value="https://osm.org/search?query=Rue Louis Hymans,ixelles" calcext:value-type="string">
            <text:p>https://osm.org/search?query=Rue Louis Hymans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Léon Jouret</text:p>
          </table:table-cell>
          <table:table-cell table:style-name="ce2" office:value-type="string" calcext:value-type="string">
            <text:p>Léon Jouretstraat</text:p>
          </table:table-cell>
          <table:table-cell table:style-name="ce3" office:value-type="string" calcext:value-type="string">
            <text:p>Q1129462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23];&quot;,ixelles&quot;))" office:value-type="string" office:string-value="https://osm.org/search?query=Rue Léon Jouret,ixelles" calcext:value-type="string">
            <text:p>https://osm.org/search?query=Rue Léon Jouret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ignot Delstanche</text:p>
          </table:table-cell>
          <table:table-cell table:style-name="ce2" office:value-type="string" calcext:value-type="string">
            <text:p>Mignot Delstanchestraat</text:p>
          </table:table-cell>
          <table:table-cell table:style-name="ce3" office:value-type="string" calcext:value-type="string">
            <text:p>Q8542674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24];&quot;,ixelles&quot;))" office:value-type="string" office:string-value="https://osm.org/search?query=Rue Mignot Delstanche,ixelles" calcext:value-type="string">
            <text:p>https://osm.org/search?query=Rue Mignot Delstanche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Paul Lauters</text:p>
          </table:table-cell>
          <table:table-cell table:style-name="ce2" office:value-type="string" calcext:value-type="string">
            <text:p>Paul Lautersstraat</text:p>
          </table:table-cell>
          <table:table-cell table:style-name="ce3" office:value-type="string" calcext:value-type="string">
            <text:p>Q52837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25];&quot;,ixelles&quot;))" office:value-type="string" office:string-value="https://osm.org/search?query=Rue Paul Lauters,ixelles" calcext:value-type="string">
            <text:p>https://osm.org/search?query=Rue Paul Lauters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Paul Émile Janson</text:p>
          </table:table-cell>
          <table:table-cell table:style-name="ce2" office:value-type="string" calcext:value-type="string">
            <text:p>Paul Émile Jansonstraat</text:p>
          </table:table-cell>
          <table:table-cell table:style-name="ce3" office:value-type="string" calcext:value-type="string">
            <text:p>Q66595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26];&quot;,ixelles&quot;))" office:value-type="string" office:string-value="https://osm.org/search?query=Rue Paul Émile Janson,ixelles" calcext:value-type="string">
            <text:p>https://osm.org/search?query=Rue Paul Émile Janson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Philippe Baucq</text:p>
          </table:table-cell>
          <table:table-cell table:style-name="ce2" office:value-type="string" calcext:value-type="string">
            <text:p>Philippe Baucqstraat</text:p>
          </table:table-cell>
          <table:table-cell table:style-name="ce2" office:value-type="string" calcext:value-type="string">
            <text:p>Q337914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27];&quot;,ixelles&quot;))" office:value-type="string" office:string-value="https://osm.org/search?query=Rue Philippe Baucq,ixelles" calcext:value-type="string">
            <text:p>https://osm.org/search?query=Rue Philippe Baucq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aint-Georges</text:p>
          </table:table-cell>
          <table:table-cell table:style-name="ce2" office:value-type="string" calcext:value-type="string">
            <text:p>Sint-Jor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28];&quot;,ixelles&quot;))" office:value-type="string" office:string-value="https://osm.org/search?query=Rue Saint-Georges,ixelles" calcext:value-type="string">
            <text:p>https://osm.org/search?query=Rue Saint-Georges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imonis</text:p>
          </table:table-cell>
          <table:table-cell table:style-name="ce2" office:value-type="string" calcext:value-type="string">
            <text:p>Simonisstraat</text:p>
          </table:table-cell>
          <table:table-cell table:style-name="ce2" office:value-type="string" calcext:value-type="string">
            <text:p>Q5854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29];&quot;,ixelles&quot;))" office:value-type="string" office:string-value="https://osm.org/search?query=Rue Simonis,ixelles" calcext:value-type="string">
            <text:p>https://osm.org/search?query=Rue Simonis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tanley</text:p>
          </table:table-cell>
          <table:table-cell table:style-name="ce2" office:value-type="string" calcext:value-type="string">
            <text:p>Stanleystraat</text:p>
          </table:table-cell>
          <table:table-cell table:style-name="ce2" office:value-type="string" calcext:value-type="string">
            <text:p>Q17142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30];&quot;,ixelles&quot;))" office:value-type="string" office:string-value="https://osm.org/search?query=Rue Stanley,ixelles" calcext:value-type="string">
            <text:p>https://osm.org/search?query=Rue Stanley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an Eyck</text:p>
          </table:table-cell>
          <table:table-cell table:style-name="ce2" office:value-type="string" calcext:value-type="string">
            <text:p>Van Eyckstraat</text:p>
          </table:table-cell>
          <table:table-cell table:style-name="ce2" office:value-type="string" calcext:value-type="string">
            <text:p>Q10227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31];&quot;,ixelles&quot;))" office:value-type="string" office:string-value="https://osm.org/search?query=Rue Van Eyck,ixelles" calcext:value-type="string">
            <text:p>https://osm.org/search?query=Rue Van Eyck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eydt</text:p>
          </table:table-cell>
          <table:table-cell table:style-name="ce2" office:value-type="string" calcext:value-type="string">
            <text:p>Veydtstraat</text:p>
          </table:table-cell>
          <table:table-cell table:style-name="ce2" office:value-type="string" calcext:value-type="string">
            <text:p>Q8543659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9" table:formula="of:=HYPERLINK(CONCATENATE(&quot;https://osm.org/search?query=&quot;; [.C332];&quot;,ixelles&quot;))" office:value-type="string" office:string-value="https://osm.org/search?query=Rue Veydt,ixelles" calcext:value-type="string">
            <text:p>https://osm.org/search?query=Rue Veydt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Washington</text:p>
          </table:table-cell>
          <table:table-cell table:style-name="ce2" office:value-type="string" calcext:value-type="string">
            <text:p>Washingto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33];&quot;,ixelles&quot;))" office:value-type="string" office:string-value="https://osm.org/search?query=Rue Washington,ixelles" calcext:value-type="string">
            <text:p>https://osm.org/search?query=Rue Washington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Belle Vue</text:p>
          </table:table-cell>
          <table:table-cell table:style-name="ce2" office:value-type="string" calcext:value-type="string">
            <text:p>Bellevu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34];&quot;,ixelles&quot;))" office:value-type="string" office:string-value="https://osm.org/search?query=Rue de Belle Vue,ixelles" calcext:value-type="string">
            <text:p>https://osm.org/search?query=Rue de Belle Vue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Florence</text:p>
          </table:table-cell>
          <table:table-cell table:style-name="ce2" office:value-type="string" calcext:value-type="string">
            <text:p>Florenc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35];&quot;,ixelles&quot;))" office:value-type="string" office:string-value="https://osm.org/search?query=Rue de Florence,ixelles" calcext:value-type="string">
            <text:p>https://osm.org/search?query=Rue de Florence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ivourne</text:p>
          </table:table-cell>
          <table:table-cell table:style-name="ce2" office:value-type="string" calcext:value-type="string">
            <text:p>Livorno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36];&quot;,ixelles&quot;))" office:value-type="string" office:string-value="https://osm.org/search?query=Rue de Livourne,ixelles" calcext:value-type="string">
            <text:p>https://osm.org/search?query=Rue de Livourne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Tenbosch</text:p>
          </table:table-cell>
          <table:table-cell table:style-name="ce2" office:value-type="string" calcext:value-type="string">
            <text:p>Tenbo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37];&quot;,ixelles&quot;))" office:value-type="string" office:string-value="https://osm.org/search?query=Rue de Tenbosch,ixelles" calcext:value-type="string">
            <text:p>https://osm.org/search?query=Rue de Tenbosch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Washington</text:p>
          </table:table-cell>
          <table:table-cell table:style-name="ce2" office:value-type="string" calcext:value-type="string">
            <text:p>Washingto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38];&quot;,ixelles&quot;))" office:value-type="string" office:string-value="https://osm.org/search?query=Rue de Washington,ixelles" calcext:value-type="string">
            <text:p>https://osm.org/search?query=Rue de Washington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Abbaye</text:p>
          </table:table-cell>
          <table:table-cell table:style-name="ce2" office:value-type="string" calcext:value-type="string">
            <text:p>Abd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39];&quot;,ixelles&quot;))" office:value-type="string" office:string-value="https://osm.org/search?query=Rue de l'Abbaye,ixelles" calcext:value-type="string">
            <text:p>https://osm.org/search?query=Rue de l'Abbaye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Amazone</text:p>
          </table:table-cell>
          <table:table-cell table:style-name="ce2" office:value-type="string" calcext:value-type="string">
            <text:p>Amazo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40];&quot;,ixelles&quot;))" office:value-type="string" office:string-value="https://osm.org/search?query=Rue de l'Amazone,ixelles" calcext:value-type="string">
            <text:p>https://osm.org/search?query=Rue de l'Amazone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Esplanade</text:p>
          </table:table-cell>
          <table:table-cell table:style-name="ce2" office:value-type="string" calcext:value-type="string">
            <text:p>Esplana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41];&quot;,ixelles&quot;))" office:value-type="string" office:string-value="https://osm.org/search?query=Rue de l'Esplanade,ixelles" calcext:value-type="string">
            <text:p>https://osm.org/search?query=Rue de l'Esplanade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Vanne</text:p>
          </table:table-cell>
          <table:table-cell table:style-name="ce2" office:value-type="string" calcext:value-type="string">
            <text:p>Verlaa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42];&quot;,ixelles&quot;))" office:value-type="string" office:string-value="https://osm.org/search?query=Rue de la Vanne,ixelles" calcext:value-type="string">
            <text:p>https://osm.org/search?query=Rue de la Vanne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Merisiers</text:p>
          </table:table-cell>
          <table:table-cell table:style-name="ce2" office:value-type="string" calcext:value-type="string">
            <text:p>Kriekenbom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43];&quot;,ixelles&quot;))" office:value-type="string" office:string-value="https://osm.org/search?query=Rue des Merisiers,ixelles" calcext:value-type="string">
            <text:p>https://osm.org/search?query=Rue des Merisiers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Mélèzes</text:p>
          </table:table-cell>
          <table:table-cell table:style-name="ce2" office:value-type="string" calcext:value-type="string">
            <text:p>Lariks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44];&quot;,ixelles&quot;))" office:value-type="string" office:string-value="https://osm.org/search?query=Rue des Mélèzes,ixelles" calcext:value-type="string">
            <text:p>https://osm.org/search?query=Rue des Mélèzes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Bailli</text:p>
          </table:table-cell>
          <table:table-cell table:style-name="ce2" office:value-type="string" calcext:value-type="string">
            <text:p>Baljuw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45];&quot;,ixelles&quot;))" office:value-type="string" office:string-value="https://osm.org/search?query=Rue du Bailli,ixelles" calcext:value-type="string">
            <text:p>https://osm.org/search?query=Rue du Bailli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Châtelain</text:p>
          </table:table-cell>
          <table:table-cell table:style-name="ce2" office:value-type="string" calcext:value-type="string">
            <text:p>Kastelei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46];&quot;,ixelles&quot;))" office:value-type="string" office:string-value="https://osm.org/search?query=Rue du Châtelain,ixelles" calcext:value-type="string">
            <text:p>https://osm.org/search?query=Rue du Châtelain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Germoir</text:p>
          </table:table-cell>
          <table:table-cell table:style-name="ce2" office:value-type="string" calcext:value-type="string">
            <text:p>Mout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47];&quot;,ixelles&quot;))" office:value-type="string" office:string-value="https://osm.org/search?query=Rue du Germoir,ixelles" calcext:value-type="string">
            <text:p>https://osm.org/search?query=Rue du Germoir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Levant</text:p>
          </table:table-cell>
          <table:table-cell table:style-name="ce2" office:value-type="string" calcext:value-type="string">
            <text:p>Levan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48];&quot;,ixelles&quot;))" office:value-type="string" office:string-value="https://osm.org/search?query=Rue du Levant,ixelles" calcext:value-type="string">
            <text:p>https://osm.org/search?query=Rue du Levant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agistrat</text:p>
          </table:table-cell>
          <table:table-cell table:style-name="ce2" office:value-type="string" calcext:value-type="string">
            <text:p>Wethoud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49];&quot;,ixelles&quot;))" office:value-type="string" office:string-value="https://osm.org/search?query=Rue du Magistrat,ixelles" calcext:value-type="string">
            <text:p>https://osm.org/search?query=Rue du Magistrat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ail</text:p>
          </table:table-cell>
          <table:table-cell table:style-name="ce2" office:value-type="string" calcext:value-type="string">
            <text:p>Mal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50];&quot;,ixelles&quot;))" office:value-type="string" office:string-value="https://osm.org/search?query=Rue du Mail,ixelles" calcext:value-type="string">
            <text:p>https://osm.org/search?query=Rue du Mail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onastère</text:p>
          </table:table-cell>
          <table:table-cell table:style-name="ce2" office:value-type="string" calcext:value-type="string">
            <text:p>Muns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51];&quot;,ixelles&quot;))" office:value-type="string" office:string-value="https://osm.org/search?query=Rue du Monastère,ixelles" calcext:value-type="string">
            <text:p>https://osm.org/search?query=Rue du Monastère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Page</text:p>
          </table:table-cell>
          <table:table-cell table:style-name="ce2" office:value-type="string" calcext:value-type="string">
            <text:p>Edelknaa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52];&quot;,ixelles&quot;))" office:value-type="string" office:string-value="https://osm.org/search?query=Rue du Page,ixelles" calcext:value-type="string">
            <text:p>https://osm.org/search?query=Rue du Page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Prévôt</text:p>
          </table:table-cell>
          <table:table-cell table:style-name="ce2" office:value-type="string" calcext:value-type="string">
            <text:p>Provoos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53];&quot;,ixelles&quot;))" office:value-type="string" office:string-value="https://osm.org/search?query=Rue du Prévôt,ixelles" calcext:value-type="string">
            <text:p>https://osm.org/search?query=Rue du Prévôt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Tabellion</text:p>
          </table:table-cell>
          <table:table-cell table:style-name="ce2" office:value-type="string" calcext:value-type="string">
            <text:p>Notar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54];&quot;,ixelles&quot;))" office:value-type="string" office:string-value="https://osm.org/search?query=Rue du Tabellion,ixelles" calcext:value-type="string">
            <text:p>https://osm.org/search?query=Rue du Tabellion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Émile Claus</text:p>
          </table:table-cell>
          <table:table-cell table:style-name="ce2" office:value-type="string" calcext:value-type="string">
            <text:p>Émile Clausstraat</text:p>
          </table:table-cell>
          <table:table-cell table:style-name="ce2" office:value-type="string" calcext:value-type="string">
            <text:p>Q73300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55];&quot;,ixelles&quot;))" office:value-type="string" office:string-value="https://osm.org/search?query=Rue Émile Claus,ixelles" calcext:value-type="string">
            <text:p>https://osm.org/search?query=Rue Émile Claus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Albert Devèze</text:p>
          </table:table-cell>
          <table:table-cell table:style-name="ce2" office:value-type="string" calcext:value-type="string">
            <text:p>Albert Devèzesquare</text:p>
          </table:table-cell>
          <table:table-cell table:style-name="ce3" office:value-type="string" calcext:value-type="string">
            <text:p>Q45769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56];&quot;,ixelles&quot;))" office:value-type="string" office:string-value="https://osm.org/search?query=Square Albert Devèze,ixelles" calcext:value-type="string">
            <text:p>https://osm.org/search?query=Square Albert Devèze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Albert Verhaeren</text:p>
          </table:table-cell>
          <table:table-cell table:style-name="ce2" office:value-type="string" calcext:value-type="string">
            <text:p>Albert Verhaerensquare</text:p>
          </table:table-cell>
          <table:table-cell table:style-name="ce3" office:value-type="string" calcext:value-type="string">
            <text:p>Q8542632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57];&quot;,ixelles&quot;))" office:value-type="string" office:string-value="https://osm.org/search?query=Square Albert Verhaeren,ixelles" calcext:value-type="string">
            <text:p>https://osm.org/search?query=Square Albert Verhaeren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Henri Michaux</text:p>
          </table:table-cell>
          <table:table-cell table:style-name="ce2" office:value-type="string" calcext:value-type="string">
            <text:p>Henri Michauxsquare</text:p>
          </table:table-cell>
          <table:table-cell table:style-name="ce3" office:value-type="string" calcext:value-type="string">
            <text:p>Q16078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58];&quot;,ixelles&quot;))" office:value-type="string" office:string-value="https://osm.org/search?query=Square Henri Michaux,ixelles" calcext:value-type="string">
            <text:p>https://osm.org/search?query=Square Henri Michaux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Léon Jacquet</text:p>
          </table:table-cell>
          <table:table-cell table:style-name="ce2" office:value-type="string" calcext:value-type="string">
            <text:p>Léon Jacquetsquare</text:p>
          </table:table-cell>
          <table:table-cell table:style-name="ce2" office:value-type="string" calcext:value-type="string">
            <text:p>Q8542585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359];&quot;,ixelles&quot;))" office:value-type="string" office:string-value="https://osm.org/search?query=Square Léon Jacquet,ixelles" calcext:value-type="string">
            <text:p>https://osm.org/search?query=Square Léon Jacquet,ixel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du Souvenir</text:p>
          </table:table-cell>
          <table:table-cell table:style-name="ce2" office:value-type="string" calcext:value-type="string">
            <text:p>Gedachtenis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360];&quot;,ixelles&quot;))" office:value-type="string" office:string-value="https://osm.org/search?query=Square du Souvenir,ixelles" calcext:value-type="string">
            <text:p>https://osm.org/search?query=Square du Souvenir,ixelles</text:p>
          </table:table-cell>
          <table:table-cell table:number-columns-repeated="1015"/>
        </table:table-row>
        <table:table-row table:style-name="ro2" table:number-rows-repeated="640">
          <table:table-cell table:number-columns-repeated="5"/>
          <table:table-cell table:content-validation-name="val1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xelles" style:display-name="PageStyle_ixel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74" meta:object-count="0"/>
    <meta:generator>LibreOfficeDev/6.0.5.2$Linux_X86_64 LibreOffice_project/</meta:generator>
  </office:meta>
</office:document-meta>
</file>